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D58A"/>
    </style:style>
    <style:style style:name="ce3" style:family="table-cell" style:parent-style-name="Default" style:data-style-name="N0">
      <style:table-cell-properties fo:background-color="#CCCCCC"/>
    </style:style>
    <style:style style:name="ce4" style:family="table-cell" style:parent-style-name="Default" style:data-style-name="N0">
      <style:table-cell-properties fo:background-color="#ADD58A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1"/>
    <style:style style:name="ce7" style:family="table-cell" style:parent-style-name="Default" style:data-style-name="N0">
      <style:table-cell-properties fo:background-color="#FEDCC6"/>
    </style:style>
    <style:style style:name="co1" style:family="table-column">
      <style:table-column-properties fo:break-before="auto" style:column-width="2.2527380952381cm"/>
    </style:style>
    <style:style style:name="co2" style:family="table-column">
      <style:table-column-properties fo:break-before="auto" style:column-width="2.91797619047619cm"/>
    </style:style>
    <style:style style:name="co3" style:family="table-column">
      <style:table-column-properties fo:break-before="auto" style:column-width="1.9352380952381cm"/>
    </style:style>
    <style:style style:name="ro1" style:family="table-row">
      <style:table-row-properties style:row-height="14.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3" table:visibility="collapse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 table:visibility="collapse"/>
        <table:table-column table:style-name="co1" table:default-cell-style-name="ce5" table:visibility="collapse"/>
        <table:table-column table:style-name="co3" table:number-columns-repeated="16361" table:default-cell-style-name="ce1"/>
        <table:table-row table:style-name="ro1">
          <table:table-cell office:value-type="string" table:style-name="ce1">
            <text:p>field_1</text:p>
          </table:table-cell>
          <table:table-cell office:value-type="string" table:style-name="ce2">
            <text:p>stationNr</text:p>
          </table:table-cell>
          <table:table-cell office:value-type="string" table:style-name="ce1">
            <text:p>GRDC_id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first_year</text:p>
          </table:table-cell>
          <table:table-cell office:value-type="string" table:style-name="ce1">
            <text:p>last_year</text:p>
          </table:table-cell>
          <table:table-cell office:value-type="string" table:style-name="ce1">
            <text:p>number_yea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dataSource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catchment_area_km2</text:p>
          </table:table-cell>
          <table:table-cell office:value-type="string" table:style-name="ce1">
            <text:p>Ups_EFAS_km2</text:p>
          </table:table-cell>
          <table:table-cell office:value-type="string" table:style-name="ce1">
            <text:p>UPS_EFAS</text:p>
          </table:table-cell>
          <table:table-cell office:value-type="string" table:style-name="ce1">
            <text:p>ups_diff%</text:p>
          </table:table-cell>
          <table:table-cell office:value-type="string" table:style-name="ce1">
            <text:p>Area_diff%</text:p>
          </table:table-cell>
          <table:table-cell office:value-type="string" table:style-name="ce3">
            <text:p>lon_to_X</text:p>
          </table:table-cell>
          <table:table-cell office:value-type="string" table:style-name="ce3">
            <text:p>lat_to_Y</text:p>
          </table:table-cell>
          <table:table-cell office:value-type="string" table:style-name="ce1">
            <text:p>shifted_X</text:p>
          </table:table-cell>
          <table:table-cell office:value-type="string" table:style-name="ce1">
            <text:p>shifted_Y</text:p>
          </table:table-cell>
          <table:table-cell office:value-type="string" table:style-name="ce4">
            <text:p>shifted_AoI</text:p>
          </table:table-cell>
          <table:table-cell office:value-type="string" table:style-name="ce1">
            <text:p>shifted_Ups</text:p>
          </table:table-cell>
          <table:table-cell office:value-type="string" table:style-name="ce5">
            <text:p>shifted_ups_diff%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9" table:style-name="ce2">
            <text:p>129</text:p>
          </table:table-cell>
          <table:table-cell office:value-type="float" office:value="6321100" table:style-name="ce1">
            <text:p>6321100</text:p>
          </table:table-cell>
          <table:table-cell office:value-type="float" office:value="51.683999999999997" table:style-name="ce1">
            <text:p>51.684</text:p>
          </table:table-cell>
          <table:table-cell office:value-type="float" office:value="6.1509999999999998" table:style-name="ce1">
            <text:p>6.151</text:p>
          </table:table-cell>
          <table:table-cell office:value-type="float" office:value="1955" table:style-name="ce1">
            <text:p>1955</text:p>
          </table:table-cell>
          <table:table-cell office:value-type="float" office:value="2008" table:style-name="ce1">
            <text:p>200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203" table:style-name="ce1">
            <text:p>1203</text:p>
          </table:table-cell>
          <table:table-cell office:value-type="float" office:value="1225" table:formula="of:=IF(ISNUMBER([.V2]);[.V2];[.N2])" table:style-name="ce1">
            <text:p>1225</text:p>
          </table:table-cell>
          <table:table-cell office:value-type="float" office:value="1225" table:style-name="ce1">
            <text:p>122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2]);[.W2];[.O2])" table:style-name="ce6">
            <text:p>-2</text:p>
          </table:table-cell>
          <table:table-cell office:value-type="float" office:value="4054944" table:style-name="ce3">
            <text:p>4054944</text:p>
          </table:table-cell>
          <table:table-cell office:value-type="float" office:value="3181860" table:style-name="ce3">
            <text:p>3181860</text:p>
          </table:table-cell>
          <table:table-cell office:value-type="float" office:value="4054944" table:style-name="ce1">
            <text:p>4054944</text:p>
          </table:table-cell>
          <table:table-cell office:value-type="float" office:value="3181860" table:style-name="ce1">
            <text:p>3181860</text:p>
          </table:table-cell>
          <table:table-cell office:value-type="float" office:value="20982" table:style-name="ce2">
            <text:p>20982</text:p>
          </table:table-cell>
          <table:table-cell table:style-name="ce1"/>
          <table:table-cell office:value-type="string" office:string-value="" table:formula="of:=IF(ISNUMBER([.V2]);100*([.L2]-[.V2])/[.L2];&quot;&quot;)" table:style-name="ce5"/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0" table:style-name="ce2">
            <text:p>130</text:p>
          </table:table-cell>
          <table:table-cell office:value-type="float" office:value="6321200" table:style-name="ce1">
            <text:p>6321200</text:p>
          </table:table-cell>
          <table:table-cell office:value-type="float" office:value="51.097603999999997" table:style-name="ce1">
            <text:p>51.097604</text:p>
          </table:table-cell>
          <table:table-cell office:value-type="float" office:value="6.1041840000000001" table:style-name="ce1">
            <text:p>6.104184</text:p>
          </table:table-cell>
          <table:table-cell office:value-type="float" office:value="1960" table:style-name="ce1">
            <text:p>1960</text:p>
          </table:table-cell>
          <table:table-cell office:value-type="float" office:value="2012" table:style-name="ce1">
            <text:p>20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105" table:style-name="ce1">
            <text:p>2105</text:p>
          </table:table-cell>
          <table:table-cell office:value-type="float" office:value="2325" table:formula="of:=IF(ISNUMBER([.V3]);[.V3];[.N3])" table:style-name="ce1">
            <text:p>2325</text:p>
          </table:table-cell>
          <table:table-cell office:value-type="float" office:value="2325" table:style-name="ce1">
            <text:p>2325</text:p>
          </table:table-cell>
          <table:table-cell office:value-type="float" office:value="-10" table:style-name="ce1">
            <text:p>-10</text:p>
          </table:table-cell>
          <table:table-cell office:value-type="float" office:value="-10" table:formula="of:=IF(ISNUMBER([.W3]);[.W3];[.O3])" table:style-name="ce6">
            <text:p>-10</text:p>
          </table:table-cell>
          <table:table-cell office:value-type="float" office:value="4048242" table:style-name="ce3">
            <text:p>4048242</text:p>
          </table:table-cell>
          <table:table-cell office:value-type="float" office:value="3116870" table:style-name="ce3">
            <text:p>3116870</text:p>
          </table:table-cell>
          <table:table-cell office:value-type="float" office:value="4048242" table:style-name="ce1">
            <text:p>4048242</text:p>
          </table:table-cell>
          <table:table-cell office:value-type="float" office:value="3116870" table:style-name="ce1">
            <text:p>3116870</text:p>
          </table:table-cell>
          <table:table-cell office:value-type="float" office:value="22331" table:style-name="ce2">
            <text:p>22331</text:p>
          </table:table-cell>
          <table:table-cell table:style-name="ce1"/>
          <table:table-cell office:value-type="string" office:string-value="" table:formula="of:=IF(ISNUMBER([.V3]);100*([.L3]-[.V3])/[.L3];&quot;&quot;)" table:style-name="ce5"/>
          <table:table-cell table:number-columns-repeated="1636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1" table:style-name="ce2">
            <text:p>131</text:p>
          </table:table-cell>
          <table:table-cell office:value-type="float" office:value="6335020" table:style-name="ce1">
            <text:p>6335020</text:p>
          </table:table-cell>
          <table:table-cell office:value-type="float" office:value="51.756917999999999" table:style-name="ce1">
            <text:p>51.756918</text:p>
          </table:table-cell>
          <table:table-cell office:value-type="float" office:value="6.3953949999999997" table:style-name="ce1">
            <text:p>6.395395</text:p>
          </table:table-cell>
          <table:table-cell office:value-type="float" office:value="1814" table:style-name="ce1">
            <text:p>1814</text:p>
          </table:table-cell>
          <table:table-cell office:value-type="float" office:value="2012" table:style-name="ce1">
            <text:p>2012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59300" table:style-name="ce1">
            <text:p>159300</text:p>
          </table:table-cell>
          <table:table-cell office:value-type="float" office:value="159300" table:formula="of:=IF(ISNUMBER([.V4]);[.V4];[.N4])" table:style-name="ce1">
            <text:p>159300</text:p>
          </table:table-cell>
          <table:table-cell office:value-type="float" office:value="159300" table:style-name="ce1">
            <text:p>1593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4]);[.W4];[.O4])" table:style-name="ce6">
            <text:p>0</text:p>
          </table:table-cell>
          <table:table-cell office:value-type="float" office:value="4072222" table:style-name="ce3">
            <text:p>4072222</text:p>
          </table:table-cell>
          <table:table-cell office:value-type="float" office:value="3189101" table:style-name="ce3">
            <text:p>3189101</text:p>
          </table:table-cell>
          <table:table-cell office:value-type="float" office:value="4072222" table:style-name="ce1">
            <text:p>4072222</text:p>
          </table:table-cell>
          <table:table-cell office:value-type="float" office:value="3189101" table:style-name="ce1">
            <text:p>3189101</text:p>
          </table:table-cell>
          <table:table-cell office:value-type="float" office:value="20899" table:style-name="ce2">
            <text:p>20899</text:p>
          </table:table-cell>
          <table:table-cell table:style-name="ce1"/>
          <table:table-cell office:value-type="string" office:string-value="" table:formula="of:=IF(ISNUMBER([.V4]);100*([.L4]-[.V4])/[.L4];&quot;&quot;)" table:style-name="ce5"/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2" table:style-name="ce2">
            <text:p>132</text:p>
          </table:table-cell>
          <table:table-cell office:value-type="float" office:value="6335030" table:style-name="ce1">
            <text:p>6335030</text:p>
          </table:table-cell>
          <table:table-cell office:value-type="float" office:value="51.399749999999997" table:style-name="ce1">
            <text:p>51.39975</text:p>
          </table:table-cell>
          <table:table-cell office:value-type="float" office:value="7.1610339999999999" table:style-name="ce1">
            <text:p>7.161034</text:p>
          </table:table-cell>
          <table:table-cell office:value-type="float" office:value="1960" table:style-name="ce1">
            <text:p>1960</text:p>
          </table:table-cell>
          <table:table-cell office:value-type="float" office:value="2013" table:style-name="ce1">
            <text:p>20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078" table:style-name="ce1">
            <text:p>4078</text:p>
          </table:table-cell>
          <table:table-cell office:value-type="float" office:value="4250" table:formula="of:=IF(ISNUMBER([.V5]);[.V5];[.N5])" table:style-name="ce1">
            <text:p>4250</text:p>
          </table:table-cell>
          <table:table-cell office:value-type="float" office:value="4250" table:style-name="ce1">
            <text:p>4250</text:p>
          </table:table-cell>
          <table:table-cell office:value-type="float" office:value="-4" table:style-name="ce1">
            <text:p>-4</text:p>
          </table:table-cell>
          <table:table-cell office:value-type="float" office:value="-4" table:formula="of:=IF(ISNUMBER([.W5]);[.W5];[.O5])" table:style-name="ce6">
            <text:p>-4</text:p>
          </table:table-cell>
          <table:table-cell office:value-type="float" office:value="4123485" table:style-name="ce3">
            <text:p>4123485</text:p>
          </table:table-cell>
          <table:table-cell office:value-type="float" office:value="3147054" table:style-name="ce3">
            <text:p>3147054</text:p>
          </table:table-cell>
          <table:table-cell office:value-type="float" office:value="4123485" table:style-name="ce1">
            <text:p>4123485</text:p>
          </table:table-cell>
          <table:table-cell office:value-type="float" office:value="3147054" table:style-name="ce1">
            <text:p>3147054</text:p>
          </table:table-cell>
          <table:table-cell office:value-type="float" office:value="21715" table:style-name="ce2">
            <text:p>21715</text:p>
          </table:table-cell>
          <table:table-cell table:style-name="ce1"/>
          <table:table-cell office:value-type="string" office:string-value="" table:formula="of:=IF(ISNUMBER([.V5]);100*([.L5]-[.V5])/[.L5];&quot;&quot;)" table:style-name="ce5"/>
          <table:table-cell table:number-columns-repeated="1636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3" table:style-name="ce2">
            <text:p>133</text:p>
          </table:table-cell>
          <table:table-cell office:value-type="float" office:value="6335031" table:style-name="ce1">
            <text:p>6335031</text:p>
          </table:table-cell>
          <table:table-cell office:value-type="float" office:value="51.435986999999997" table:style-name="ce1">
            <text:p>51.435987</text:p>
          </table:table-cell>
          <table:table-cell office:value-type="float" office:value="7.5810969999999998" table:style-name="ce1">
            <text:p>7.581097</text:p>
          </table:table-cell>
          <table:table-cell office:value-type="float" office:value="1950" table:style-name="ce1">
            <text:p>1950</text:p>
          </table:table-cell>
          <table:table-cell office:value-type="float" office:value="2012" table:style-name="ce1">
            <text:p>20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988" table:style-name="ce1">
            <text:p>1988</text:p>
          </table:table-cell>
          <table:table-cell office:value-type="float" office:value="2050" table:formula="of:=IF(ISNUMBER([.V6]);[.V6];[.N6])" table:style-name="ce1">
            <text:p>2050</text:p>
          </table:table-cell>
          <table:table-cell office:value-type="float" office:value="2050" table:style-name="ce1">
            <text:p>2050</text:p>
          </table:table-cell>
          <table:table-cell office:value-type="float" office:value="-3" table:style-name="ce1">
            <text:p>-3</text:p>
          </table:table-cell>
          <table:table-cell office:value-type="float" office:value="-3" table:formula="of:=IF(ISNUMBER([.W6]);[.W6];[.O6])" table:style-name="ce6">
            <text:p>-3</text:p>
          </table:table-cell>
          <table:table-cell office:value-type="float" office:value="4152830" table:style-name="ce3">
            <text:p>4152830</text:p>
          </table:table-cell>
          <table:table-cell office:value-type="float" office:value="3150032" table:style-name="ce3">
            <text:p>3150032</text:p>
          </table:table-cell>
          <table:table-cell office:value-type="float" office:value="4152830" table:style-name="ce1">
            <text:p>4152830</text:p>
          </table:table-cell>
          <table:table-cell office:value-type="float" office:value="3150032" table:style-name="ce1">
            <text:p>3150032</text:p>
          </table:table-cell>
          <table:table-cell office:value-type="float" office:value="21602" table:style-name="ce2">
            <text:p>21602</text:p>
          </table:table-cell>
          <table:table-cell table:style-name="ce1"/>
          <table:table-cell office:value-type="string" office:string-value="" table:formula="of:=IF(ISNUMBER([.V6]);100*([.L6]-[.V6])/[.L6];&quot;&quot;)" table:style-name="ce5"/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5" table:style-name="ce2">
            <text:p>135</text:p>
          </table:table-cell>
          <table:table-cell office:value-type="float" office:value="6335045" table:style-name="ce1">
            <text:p>6335045</text:p>
          </table:table-cell>
          <table:table-cell office:value-type="float" office:value="50.797901000000003" table:style-name="ce1">
            <text:p>50.797901</text:p>
          </table:table-cell>
          <table:table-cell office:value-type="float" office:value="7.1591680000000002" table:style-name="ce1">
            <text:p>7.159168</text:p>
          </table:table-cell>
          <table:table-cell office:value-type="float" office:value="1964" table:style-name="ce1">
            <text:p>1964</text:p>
          </table:table-cell>
          <table:table-cell office:value-type="float" office:value="2013" table:style-name="ce1">
            <text:p>20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832" table:style-name="ce1">
            <text:p>2832</text:p>
          </table:table-cell>
          <table:table-cell office:value-type="float" office:value="2925" table:formula="of:=IF(ISNUMBER([.V7]);[.V7];[.N7])" table:style-name="ce1">
            <text:p>2925</text:p>
          </table:table-cell>
          <table:table-cell office:value-type="float" office:value="2925" table:style-name="ce1">
            <text:p>2925</text:p>
          </table:table-cell>
          <table:table-cell office:value-type="float" office:value="-3" table:style-name="ce1">
            <text:p>-3</text:p>
          </table:table-cell>
          <table:table-cell office:value-type="float" office:value="-3" table:formula="of:=IF(ISNUMBER([.W7]);[.W7];[.O7])" table:style-name="ce6">
            <text:p>-3</text:p>
          </table:table-cell>
          <table:table-cell office:value-type="float" office:value="4120767" table:style-name="ce3">
            <text:p>4120767</text:p>
          </table:table-cell>
          <table:table-cell office:value-type="float" office:value="3080147" table:style-name="ce3">
            <text:p>3080147</text:p>
          </table:table-cell>
          <table:table-cell office:value-type="float" office:value="4120767" table:style-name="ce1">
            <text:p>4120767</text:p>
          </table:table-cell>
          <table:table-cell office:value-type="float" office:value="3080147" table:style-name="ce1">
            <text:p>3080147</text:p>
          </table:table-cell>
          <table:table-cell office:value-type="float" office:value="22985" table:style-name="ce2">
            <text:p>22985</text:p>
          </table:table-cell>
          <table:table-cell table:style-name="ce1"/>
          <table:table-cell office:value-type="string" office:string-value="" table:formula="of:=IF(ISNUMBER([.V7]);100*([.L7]-[.V7])/[.L7];&quot;&quot;)" table:style-name="ce5"/>
          <table:table-cell table:number-columns-repeated="1636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6" table:style-name="ce2">
            <text:p>136</text:p>
          </table:table-cell>
          <table:table-cell office:value-type="float" office:value="6335050" table:style-name="ce1">
            <text:p>6335050</text:p>
          </table:table-cell>
          <table:table-cell office:value-type="float" office:value="51.225546999999999" table:style-name="ce1">
            <text:p>51.225547</text:p>
          </table:table-cell>
          <table:table-cell office:value-type="float" office:value="6.7701830000000003" table:style-name="ce1">
            <text:p>6.770183</text:p>
          </table:table-cell>
          <table:table-cell office:value-type="float" office:value="1930" table:style-name="ce1">
            <text:p>1930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7680" table:style-name="ce1">
            <text:p>147680</text:p>
          </table:table-cell>
          <table:table-cell office:value-type="float" office:value="147750" table:formula="of:=IF(ISNUMBER([.V8]);[.V8];[.N8])" table:style-name="ce1">
            <text:p>147750</text:p>
          </table:table-cell>
          <table:table-cell office:value-type="float" office:value="225" table:style-name="ce1">
            <text:p>225</text:p>
          </table:table-cell>
          <table:table-cell office:value-type="float" office:value="100" table:style-name="ce1">
            <text:p>100</text:p>
          </table:table-cell>
          <table:table-cell office:value-type="float" office:value="-4.7399783315276271E-2" table:formula="of:=IF(ISNUMBER([.W8]);[.W8];[.O8])" table:style-name="ce6">
            <text:p>0</text:p>
          </table:table-cell>
          <table:table-cell office:value-type="float" office:value="4095458" table:style-name="ce3">
            <text:p>4095458</text:p>
          </table:table-cell>
          <table:table-cell office:value-type="float" office:value="3128819" table:style-name="ce3">
            <text:p>3128819</text:p>
          </table:table-cell>
          <table:table-cell office:value-type="float" office:value="4092500" table:style-name="ce7">
            <text:p>4092500</text:p>
          </table:table-cell>
          <table:table-cell office:value-type="float" office:value="3128819" table:style-name="ce1">
            <text:p>3128819</text:p>
          </table:table-cell>
          <table:table-cell office:value-type="float" office:value="22122" table:style-name="ce2">
            <text:p>22122</text:p>
          </table:table-cell>
          <table:table-cell office:value-type="float" office:value="147750" table:style-name="ce1">
            <text:p>147750</text:p>
          </table:table-cell>
          <table:table-cell office:value-type="float" office:value="-4.7399783315276271E-2" table:formula="of:=IF(ISNUMBER([.V8]);100*([.L8]-[.V8])/[.L8];&quot;&quot;)" table:style-name="ce5">
            <text:p>0.0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7" table:style-name="ce2">
            <text:p>137</text:p>
          </table:table-cell>
          <table:table-cell office:value-type="float" office:value="6335060" table:style-name="ce1">
            <text:p>6335060</text:p>
          </table:table-cell>
          <table:table-cell office:value-type="float" office:value="50.936960999999997" table:style-name="ce1">
            <text:p>50.936961</text:p>
          </table:table-cell>
          <table:table-cell office:value-type="float" office:value="6.9632930000000002" table:style-name="ce1">
            <text:p>6.963293</text:p>
          </table:table-cell>
          <table:table-cell office:value-type="float" office:value="1816" table:style-name="ce1">
            <text:p>1816</text:p>
          </table:table-cell>
          <table:table-cell office:value-type="float" office:value="2013" table:style-name="ce1">
            <text:p>2013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4232" table:style-name="ce1">
            <text:p>144232</text:p>
          </table:table-cell>
          <table:table-cell office:value-type="float" office:value="144325" table:formula="of:=IF(ISNUMBER([.V9]);[.V9];[.N9])" table:style-name="ce1">
            <text:p>144325</text:p>
          </table:table-cell>
          <table:table-cell office:value-type="float" office:value="144325" table:style-name="ce1">
            <text:p>1443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9]);[.W9];[.O9])" table:style-name="ce6">
            <text:p>0</text:p>
          </table:table-cell>
          <table:table-cell office:value-type="float" office:value="4107607" table:style-name="ce3">
            <text:p>4107607</text:p>
          </table:table-cell>
          <table:table-cell office:value-type="float" office:value="3096159" table:style-name="ce3">
            <text:p>3096159</text:p>
          </table:table-cell>
          <table:table-cell office:value-type="float" office:value="4107607" table:style-name="ce1">
            <text:p>4107607</text:p>
          </table:table-cell>
          <table:table-cell office:value-type="float" office:value="3096159" table:style-name="ce1">
            <text:p>3096159</text:p>
          </table:table-cell>
          <table:table-cell office:value-type="float" office:value="22735" table:style-name="ce2">
            <text:p>22735</text:p>
          </table:table-cell>
          <table:table-cell table:style-name="ce1"/>
          <table:table-cell office:value-type="string" office:string-value="" table:formula="of:=IF(ISNUMBER([.V9]);100*([.L9]-[.V9])/[.L9];&quot;&quot;)" table:style-name="ce5"/>
          <table:table-cell table:number-columns-repeated="1636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8" table:style-name="ce2">
            <text:p>138</text:p>
          </table:table-cell>
          <table:table-cell office:value-type="float" office:value="6335070" table:style-name="ce1">
            <text:p>6335070</text:p>
          </table:table-cell>
          <table:table-cell office:value-type="float" office:value="50.443385999999997" table:style-name="ce1">
            <text:p>50.443386</text:p>
          </table:table-cell>
          <table:table-cell office:value-type="float" office:value="7.3920500000000002" table:style-name="ce1">
            <text:p>7.39205</text:p>
          </table:table-cell>
          <table:table-cell office:value-type="float" office:value="1930" table:style-name="ce1">
            <text:p>1930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39549" table:style-name="ce1">
            <text:p>139549</text:p>
          </table:table-cell>
          <table:table-cell office:value-type="float" office:value="139425" table:formula="of:=IF(ISNUMBER([.V10]);[.V10];[.N10])" table:style-name="ce1">
            <text:p>139425</text:p>
          </table:table-cell>
          <table:table-cell office:value-type="float" office:value="139425" table:style-name="ce1">
            <text:p>1394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0]);[.W10];[.O10])" table:style-name="ce6">
            <text:p>0</text:p>
          </table:table-cell>
          <table:table-cell office:value-type="float" office:value="4135780" table:style-name="ce3">
            <text:p>4135780</text:p>
          </table:table-cell>
          <table:table-cell office:value-type="float" office:value="3040122" table:style-name="ce3">
            <text:p>3040122</text:p>
          </table:table-cell>
          <table:table-cell office:value-type="float" office:value="4135780" table:style-name="ce1">
            <text:p>4135780</text:p>
          </table:table-cell>
          <table:table-cell office:value-type="float" office:value="3040122" table:style-name="ce1">
            <text:p>3040122</text:p>
          </table:table-cell>
          <table:table-cell office:value-type="float" office:value="23665" table:style-name="ce2">
            <text:p>23665</text:p>
          </table:table-cell>
          <table:table-cell table:style-name="ce1"/>
          <table:table-cell office:value-type="string" office:string-value="" table:formula="of:=IF(ISNUMBER([.V10]);100*([.L10]-[.V10])/[.L10];&quot;&quot;)" table:style-name="ce5"/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9" table:style-name="ce2">
            <text:p>139</text:p>
          </table:table-cell>
          <table:table-cell office:value-type="float" office:value="6335081" table:style-name="ce1">
            <text:p>6335081</text:p>
          </table:table-cell>
          <table:table-cell office:value-type="float" office:value="51.662965" table:style-name="ce1">
            <text:p>51.662965</text:p>
          </table:table-cell>
          <table:table-cell office:value-type="float" office:value="8.089404" table:style-name="ce1">
            <text:p>8.089404</text:p>
          </table:table-cell>
          <table:table-cell office:value-type="float" office:value="1909" table:style-name="ce1">
            <text:p>1909</text:p>
          </table:table-cell>
          <table:table-cell office:value-type="float" office:value="2012" table:style-name="ce1">
            <text:p>20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005" table:style-name="ce1">
            <text:p>2005</text:p>
          </table:table-cell>
          <table:table-cell office:value-type="float" office:value="2050" table:formula="of:=IF(ISNUMBER([.V11]);[.V11];[.N11])" table:style-name="ce1">
            <text:p>2050</text:p>
          </table:table-cell>
          <table:table-cell office:value-type="float" office:value="2050" table:style-name="ce1">
            <text:p>2050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11]);[.W11];[.O11])" table:style-name="ce6">
            <text:p>-2</text:p>
          </table:table-cell>
          <table:table-cell office:value-type="float" office:value="4188819" table:style-name="ce3">
            <text:p>4188819</text:p>
          </table:table-cell>
          <table:table-cell office:value-type="float" office:value="3174230" table:style-name="ce3">
            <text:p>3174230</text:p>
          </table:table-cell>
          <table:table-cell office:value-type="float" office:value="4188819" table:style-name="ce1">
            <text:p>4188819</text:p>
          </table:table-cell>
          <table:table-cell office:value-type="float" office:value="3174230" table:style-name="ce1">
            <text:p>3174230</text:p>
          </table:table-cell>
          <table:table-cell office:value-type="float" office:value="21205" table:style-name="ce2">
            <text:p>21205</text:p>
          </table:table-cell>
          <table:table-cell table:style-name="ce1"/>
          <table:table-cell office:value-type="string" office:string-value="" table:formula="of:=IF(ISNUMBER([.V11]);100*([.L11]-[.V11])/[.L11];&quot;&quot;)" table:style-name="ce5"/>
          <table:table-cell table:number-columns-repeated="1636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0" table:style-name="ce2">
            <text:p>140</text:p>
          </table:table-cell>
          <table:table-cell office:value-type="float" office:value="6335082" table:style-name="ce1">
            <text:p>6335082</text:p>
          </table:table-cell>
          <table:table-cell office:value-type="float" office:value="51.748832999999998" table:style-name="ce1">
            <text:p>51.748833</text:p>
          </table:table-cell>
          <table:table-cell office:value-type="float" office:value="8.6305350000000001" table:style-name="ce1">
            <text:p>8.630535</text:p>
          </table:table-cell>
          <table:table-cell office:value-type="float" office:value="1955" table:style-name="ce1">
            <text:p>1955</text:p>
          </table:table-cell>
          <table:table-cell office:value-type="float" office:value="2012" table:style-name="ce1">
            <text:p>20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975" table:formula="of:=IF(ISNUMBER([.V12]);[.V12];[.N12])" table:style-name="ce1">
            <text:p>975</text:p>
          </table:table-cell>
          <table:table-cell office:value-type="float" office:value="975" table:style-name="ce1">
            <text:p>975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IF(ISNUMBER([.W12]);[.W12];[.O12])" table:style-name="ce6">
            <text:p>4</text:p>
          </table:table-cell>
          <table:table-cell office:value-type="float" office:value="4226429" table:style-name="ce3">
            <text:p>4226429</text:p>
          </table:table-cell>
          <table:table-cell office:value-type="float" office:value="3182941" table:style-name="ce3">
            <text:p>3182941</text:p>
          </table:table-cell>
          <table:table-cell office:value-type="float" office:value="4226429" table:style-name="ce1">
            <text:p>4226429</text:p>
          </table:table-cell>
          <table:table-cell office:value-type="float" office:value="3182941" table:style-name="ce1">
            <text:p>3182941</text:p>
          </table:table-cell>
          <table:table-cell office:value-type="float" office:value="20992" table:style-name="ce2">
            <text:p>20992</text:p>
          </table:table-cell>
          <table:table-cell table:style-name="ce1"/>
          <table:table-cell office:value-type="string" office:string-value="" table:formula="of:=IF(ISNUMBER([.V12]);100*([.L12]-[.V12])/[.L12];&quot;&quot;)" table:style-name="ce5"/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1" table:style-name="ce2">
            <text:p>141</text:p>
          </table:table-cell>
          <table:table-cell office:value-type="float" office:value="6335083" table:style-name="ce1">
            <text:p>6335083</text:p>
          </table:table-cell>
          <table:table-cell office:value-type="float" office:value="51.745286" table:style-name="ce1">
            <text:p>51.745286</text:p>
          </table:table-cell>
          <table:table-cell office:value-type="float" office:value="7.1869149999999999" table:style-name="ce1">
            <text:p>7.186915</text:p>
          </table:table-cell>
          <table:table-cell office:value-type="float" office:value="1950" table:style-name="ce1">
            <text:p>1950</text:p>
          </table:table-cell>
          <table:table-cell office:value-type="float" office:value="2006" table:style-name="ce1">
            <text:p>200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249" table:style-name="ce1">
            <text:p>4249</text:p>
          </table:table-cell>
          <table:table-cell office:value-type="float" office:value="4225" table:formula="of:=IF(ISNUMBER([.V13]);[.V13];[.N13])" table:style-name="ce1">
            <text:p>4225</text:p>
          </table:table-cell>
          <table:table-cell office:value-type="float" office:value="850" table:style-name="ce1">
            <text:p>850</text:p>
          </table:table-cell>
          <table:table-cell office:value-type="float" office:value="80" table:style-name="ce1">
            <text:p>80</text:p>
          </table:table-cell>
          <table:table-cell office:value-type="float" office:value="0.56483878559661094" table:formula="of:=IF(ISNUMBER([.W13]);[.W13];[.O13])" table:style-name="ce6">
            <text:p>1</text:p>
          </table:table-cell>
          <table:table-cell office:value-type="float" office:value="4126764" table:style-name="ce3">
            <text:p>4126764</text:p>
          </table:table-cell>
          <table:table-cell office:value-type="float" office:value="3185405" table:style-name="ce3">
            <text:p>3185405</text:p>
          </table:table-cell>
          <table:table-cell office:value-type="float" office:value="4126764" table:style-name="ce1">
            <text:p>4126764</text:p>
          </table:table-cell>
          <table:table-cell office:value-type="float" office:value="3182500" table:style-name="ce7">
            <text:p>3182500</text:p>
          </table:table-cell>
          <table:table-cell office:value-type="float" office:value="20986" table:style-name="ce2">
            <text:p>20986</text:p>
          </table:table-cell>
          <table:table-cell office:value-type="float" office:value="4225" table:style-name="ce1">
            <text:p>4225</text:p>
          </table:table-cell>
          <table:table-cell office:value-type="float" office:value="0.56483878559661094" table:formula="of:=IF(ISNUMBER([.V13]);100*([.L13]-[.V13])/[.L13];&quot;&quot;)" table:style-name="ce5">
            <text:p>0.6</text:p>
          </table:table-cell>
          <table:table-cell table:number-columns-repeated="1636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2" table:style-name="ce2">
            <text:p>142</text:p>
          </table:table-cell>
          <table:table-cell office:value-type="float" office:value="6335100" table:style-name="ce1">
            <text:p>6335100</text:p>
          </table:table-cell>
          <table:table-cell office:value-type="float" office:value="50.085444000000003" table:style-name="ce1">
            <text:p>50.085444</text:p>
          </table:table-cell>
          <table:table-cell office:value-type="float" office:value="7.7649670000000004" table:style-name="ce1">
            <text:p>7.764967</text:p>
          </table:table-cell>
          <table:table-cell office:value-type="float" office:value="1930" table:style-name="ce1">
            <text:p>1930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03488" table:style-name="ce1">
            <text:p>103488</text:p>
          </table:table-cell>
          <table:table-cell office:value-type="float" office:value="103575" table:formula="of:=IF(ISNUMBER([.V14]);[.V14];[.N14])" table:style-name="ce1">
            <text:p>103575</text:p>
          </table:table-cell>
          <table:table-cell office:value-type="float" office:value="103575" table:style-name="ce1">
            <text:p>10357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4]);[.W14];[.O14])" table:style-name="ce6">
            <text:p>0</text:p>
          </table:table-cell>
          <table:table-cell office:value-type="float" office:value="4161054" table:style-name="ce3">
            <text:p>4161054</text:p>
          </table:table-cell>
          <table:table-cell office:value-type="float" office:value="2999450" table:style-name="ce3">
            <text:p>2999450</text:p>
          </table:table-cell>
          <table:table-cell office:value-type="float" office:value="4161054" table:style-name="ce1">
            <text:p>4161054</text:p>
          </table:table-cell>
          <table:table-cell office:value-type="float" office:value="2999450" table:style-name="ce1">
            <text:p>2999450</text:p>
          </table:table-cell>
          <table:table-cell office:value-type="float" office:value="24591" table:style-name="ce2">
            <text:p>24591</text:p>
          </table:table-cell>
          <table:table-cell table:style-name="ce1"/>
          <table:table-cell office:value-type="string" office:string-value="" table:formula="of:=IF(ISNUMBER([.V14]);100*([.L14]-[.V14])/[.L14];&quot;&quot;)" table:style-name="ce5"/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3" table:style-name="ce2">
            <text:p>143</text:p>
          </table:table-cell>
          <table:table-cell office:value-type="float" office:value="6335115" table:style-name="ce1">
            <text:p>6335115</text:p>
          </table:table-cell>
          <table:table-cell office:value-type="float" office:value="49.911574999999999" table:style-name="ce1">
            <text:p>49.911575</text:p>
          </table:table-cell>
          <table:table-cell office:value-type="float" office:value="7.9107839999999996" table:style-name="ce1">
            <text:p>7.910784</text:p>
          </table:table-cell>
          <table:table-cell office:value-type="float" office:value="1935" table:style-name="ce1">
            <text:p>1935</text:p>
          </table:table-cell>
          <table:table-cell office:value-type="float" office:value="2012" table:style-name="ce1">
            <text:p>201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013" table:style-name="ce1">
            <text:p>4013</text:p>
          </table:table-cell>
          <table:table-cell office:value-type="float" office:value="4000" table:formula="of:=IF(ISNUMBER([.V15]);[.V15];[.N15])" table:style-name="ce1">
            <text:p>4000</text:p>
          </table:table-cell>
          <table:table-cell office:value-type="float" office:value="4000" table:style-name="ce1">
            <text:p>40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5]);[.W15];[.O15])" table:style-name="ce6">
            <text:p>0</text:p>
          </table:table-cell>
          <table:table-cell office:value-type="float" office:value="4170942" table:style-name="ce3">
            <text:p>4170942</text:p>
          </table:table-cell>
          <table:table-cell office:value-type="float" office:value="2979812" table:style-name="ce3">
            <text:p>2979812</text:p>
          </table:table-cell>
          <table:table-cell office:value-type="float" office:value="4170942" table:style-name="ce1">
            <text:p>4170942</text:p>
          </table:table-cell>
          <table:table-cell office:value-type="float" office:value="2979812" table:style-name="ce1">
            <text:p>2979812</text:p>
          </table:table-cell>
          <table:table-cell office:value-type="float" office:value="25089" table:style-name="ce2">
            <text:p>25089</text:p>
          </table:table-cell>
          <table:table-cell table:style-name="ce1"/>
          <table:table-cell office:value-type="string" office:string-value="" table:formula="of:=IF(ISNUMBER([.V15]);100*([.L15]-[.V15])/[.L15];&quot;&quot;)" table:style-name="ce5"/>
          <table:table-cell table:number-columns-repeated="1636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4" table:style-name="ce2">
            <text:p>144</text:p>
          </table:table-cell>
          <table:table-cell office:value-type="float" office:value="6335116" table:style-name="ce1">
            <text:p>6335116</text:p>
          </table:table-cell>
          <table:table-cell office:value-type="float" office:value="49.779978999999997" table:style-name="ce1">
            <text:p>49.779979</text:p>
          </table:table-cell>
          <table:table-cell office:value-type="float" office:value="7.7203169999999997" table:style-name="ce1">
            <text:p>7.720317</text:p>
          </table:table-cell>
          <table:table-cell office:value-type="float" office:value="1961" table:style-name="ce1">
            <text:p>1961</text:p>
          </table:table-cell>
          <table:table-cell office:value-type="float" office:value="2013" table:style-name="ce1">
            <text:p>20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832" table:style-name="ce1">
            <text:p>2832</text:p>
          </table:table-cell>
          <table:table-cell office:value-type="float" office:value="2850" table:formula="of:=IF(ISNUMBER([.V16]);[.V16];[.N16])" table:style-name="ce1">
            <text:p>2850</text:p>
          </table:table-cell>
          <table:table-cell office:value-type="float" office:value="2850" table:style-name="ce1">
            <text:p>2850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16]);[.W16];[.O16])" table:style-name="ce6">
            <text:p>-1</text:p>
          </table:table-cell>
          <table:table-cell office:value-type="float" office:value="4156818" table:style-name="ce3">
            <text:p>4156818</text:p>
          </table:table-cell>
          <table:table-cell office:value-type="float" office:value="2965590" table:style-name="ce3">
            <text:p>2965590</text:p>
          </table:table-cell>
          <table:table-cell office:value-type="float" office:value="4156818" table:style-name="ce1">
            <text:p>4156818</text:p>
          </table:table-cell>
          <table:table-cell office:value-type="float" office:value="2965590" table:style-name="ce1">
            <text:p>2965590</text:p>
          </table:table-cell>
          <table:table-cell office:value-type="float" office:value="25356" table:style-name="ce2">
            <text:p>25356</text:p>
          </table:table-cell>
          <table:table-cell table:style-name="ce1"/>
          <table:table-cell office:value-type="string" office:string-value="" table:formula="of:=IF(ISNUMBER([.V16]);100*([.L16]-[.V16])/[.L16];&quot;&quot;)" table:style-name="ce5"/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6" table:style-name="ce2">
            <text:p>146</text:p>
          </table:table-cell>
          <table:table-cell office:value-type="float" office:value="6335125" table:style-name="ce1">
            <text:p>6335125</text:p>
          </table:table-cell>
          <table:table-cell office:value-type="float" office:value="48.391719000000002" table:style-name="ce1">
            <text:p>48.391719</text:p>
          </table:table-cell>
          <table:table-cell office:value-type="float" office:value="8.0325600000000001" table:style-name="ce1">
            <text:p>8.03256</text:p>
          </table:table-cell>
          <table:table-cell office:value-type="float" office:value="1914" table:style-name="ce1">
            <text:p>1914</text:p>
          </table:table-cell>
          <table:table-cell office:value-type="float" office:value="2012" table:style-name="ce1">
            <text:p>201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54" table:style-name="ce1">
            <text:p>954</text:p>
          </table:table-cell>
          <table:table-cell office:value-type="float" office:value="975" table:formula="of:=IF(ISNUMBER([.V17]);[.V17];[.N17])" table:style-name="ce1">
            <text:p>975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float" office:value="-2.2012578616352201" table:formula="of:=IF(ISNUMBER([.W17]);[.W17];[.O17])" table:style-name="ce6">
            <text:p>-2</text:p>
          </table:table-cell>
          <table:table-cell office:value-type="float" office:value="4175252" table:style-name="ce3">
            <text:p>4175252</text:p>
          </table:table-cell>
          <table:table-cell office:value-type="float" office:value="2810636" table:style-name="ce3">
            <text:p>2810636</text:p>
          </table:table-cell>
          <table:table-cell office:value-type="float" office:value="4172500" table:style-name="ce7">
            <text:p>4172500</text:p>
          </table:table-cell>
          <table:table-cell office:value-type="float" office:value="2807500" table:style-name="ce7">
            <text:p>2807500</text:p>
          </table:table-cell>
          <table:table-cell office:value-type="float" office:value="30130" table:style-name="ce2">
            <text:p>30130</text:p>
          </table:table-cell>
          <table:table-cell office:value-type="float" office:value="975" table:style-name="ce1">
            <text:p>975</text:p>
          </table:table-cell>
          <table:table-cell office:value-type="float" office:value="-2.2012578616352201" table:formula="of:=IF(ISNUMBER([.V17]);100*([.L17]-[.V17])/[.L17];&quot;&quot;)" table:style-name="ce5">
            <text:p>-2.2</text:p>
          </table:table-cell>
          <table:table-cell table:number-columns-repeated="1636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7" table:style-name="ce2">
            <text:p>147</text:p>
          </table:table-cell>
          <table:table-cell office:value-type="float" office:value="6335150" table:style-name="ce1">
            <text:p>6335150</text:p>
          </table:table-cell>
          <table:table-cell office:value-type="float" office:value="50.003988" table:style-name="ce1">
            <text:p>50.003988</text:p>
          </table:table-cell>
          <table:table-cell office:value-type="float" office:value="8.2753130000000006" table:style-name="ce1">
            <text:p>8.275313</text:p>
          </table:table-cell>
          <table:table-cell office:value-type="float" office:value="1930" table:style-name="ce1">
            <text:p>1930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8206" table:style-name="ce1">
            <text:p>98206</text:p>
          </table:table-cell>
          <table:table-cell office:value-type="float" office:value="98300" table:formula="of:=IF(ISNUMBER([.V18]);[.V18];[.N18])" table:style-name="ce1">
            <text:p>98300</text:p>
          </table:table-cell>
          <table:table-cell office:value-type="float" office:value="98300" table:style-name="ce1">
            <text:p>983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8]);[.W18];[.O18])" table:style-name="ce6">
            <text:p>0</text:p>
          </table:table-cell>
          <table:table-cell office:value-type="float" office:value="4197357" table:style-name="ce3">
            <text:p>4197357</text:p>
          </table:table-cell>
          <table:table-cell office:value-type="float" office:value="2989407" table:style-name="ce3">
            <text:p>2989407</text:p>
          </table:table-cell>
          <table:table-cell office:value-type="float" office:value="4197357" table:style-name="ce1">
            <text:p>4197357</text:p>
          </table:table-cell>
          <table:table-cell office:value-type="float" office:value="2989407" table:style-name="ce1">
            <text:p>2989407</text:p>
          </table:table-cell>
          <table:table-cell office:value-type="float" office:value="24826" table:style-name="ce2">
            <text:p>24826</text:p>
          </table:table-cell>
          <table:table-cell table:style-name="ce1"/>
          <table:table-cell office:value-type="string" office:string-value="" table:formula="of:=IF(ISNUMBER([.V18]);100*([.L18]-[.V18])/[.L18];&quot;&quot;)" table:style-name="ce5"/>
          <table:table-cell table:number-columns-repeated="1636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0" table:style-name="ce2">
            <text:p>150</text:p>
          </table:table-cell>
          <table:table-cell office:value-type="float" office:value="6335170" table:style-name="ce1">
            <text:p>6335170</text:p>
          </table:table-cell>
          <table:table-cell office:value-type="float" office:value="49.323807000000002" table:style-name="ce1">
            <text:p>49.323807</text:p>
          </table:table-cell>
          <table:table-cell office:value-type="float" office:value="8.4487170000000003" table:style-name="ce1">
            <text:p>8.448717</text:p>
          </table:table-cell>
          <table:table-cell office:value-type="float" office:value="1950" table:style-name="ce1">
            <text:p>1950</text:p>
          </table:table-cell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3131" table:style-name="ce1">
            <text:p>53131</text:p>
          </table:table-cell>
          <table:table-cell office:value-type="float" office:value="52850" table:formula="of:=IF(ISNUMBER([.V19]);[.V19];[.N19])" table:style-name="ce1">
            <text:p>52850</text:p>
          </table:table-cell>
          <table:table-cell office:value-type="float" office:value="52850" table:style-name="ce1">
            <text:p>5285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19]);[.W19];[.O19])" table:style-name="ce6">
            <text:p>1</text:p>
          </table:table-cell>
          <table:table-cell office:value-type="float" office:value="4208212" table:style-name="ce3">
            <text:p>4208212</text:p>
          </table:table-cell>
          <table:table-cell office:value-type="float" office:value="2913504" table:style-name="ce3">
            <text:p>2913504</text:p>
          </table:table-cell>
          <table:table-cell office:value-type="float" office:value="4208212" table:style-name="ce1">
            <text:p>4208212</text:p>
          </table:table-cell>
          <table:table-cell office:value-type="float" office:value="2913504" table:style-name="ce1">
            <text:p>2913504</text:p>
          </table:table-cell>
          <table:table-cell office:value-type="float" office:value="26881" table:style-name="ce2">
            <text:p>26881</text:p>
          </table:table-cell>
          <table:table-cell table:style-name="ce1"/>
          <table:table-cell office:value-type="string" office:string-value="" table:formula="of:=IF(ISNUMBER([.V19]);100*([.L19]-[.V19])/[.L19];&quot;&quot;)" table:style-name="ce5"/>
          <table:table-cell table:number-columns-repeated="1636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1" table:style-name="ce2">
            <text:p>151</text:p>
          </table:table-cell>
          <table:table-cell office:value-type="float" office:value="6335180" table:style-name="ce1">
            <text:p>6335180</text:p>
          </table:table-cell>
          <table:table-cell office:value-type="float" office:value="49.641120000000001" table:style-name="ce1">
            <text:p>49.64112</text:p>
          </table:table-cell>
          <table:table-cell office:value-type="float" office:value="8.3760189999999994" table:style-name="ce1">
            <text:p>8.376019</text:p>
          </table:table-cell>
          <table:table-cell office:value-type="float" office:value="1930" table:style-name="ce1">
            <text:p>1930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8827" table:style-name="ce1">
            <text:p>68827</text:p>
          </table:table-cell>
          <table:table-cell office:value-type="float" office:value="68950" table:formula="of:=IF(ISNUMBER([.V20]);[.V20];[.N20])" table:style-name="ce1">
            <text:p>68950</text:p>
          </table:table-cell>
          <table:table-cell office:value-type="float" office:value="68950" table:style-name="ce1">
            <text:p>6895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20]);[.W20];[.O20])" table:style-name="ce6">
            <text:p>0</text:p>
          </table:table-cell>
          <table:table-cell office:value-type="float" office:value="4203694" table:style-name="ce3">
            <text:p>4203694</text:p>
          </table:table-cell>
          <table:table-cell office:value-type="float" office:value="2948896" table:style-name="ce3">
            <text:p>2948896</text:p>
          </table:table-cell>
          <table:table-cell office:value-type="float" office:value="4203694" table:style-name="ce1">
            <text:p>4203694</text:p>
          </table:table-cell>
          <table:table-cell office:value-type="float" office:value="2948896" table:style-name="ce1">
            <text:p>2948896</text:p>
          </table:table-cell>
          <table:table-cell office:value-type="float" office:value="25897" table:style-name="ce2">
            <text:p>25897</text:p>
          </table:table-cell>
          <table:table-cell table:style-name="ce1"/>
          <table:table-cell office:value-type="string" office:string-value="" table:formula="of:=IF(ISNUMBER([.V20]);100*([.L20]-[.V20])/[.L20];&quot;&quot;)" table:style-name="ce5"/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2">
            <text:p>152</text:p>
          </table:table-cell>
          <table:table-cell office:value-type="float" office:value="6335200" table:style-name="ce1">
            <text:p>6335200</text:p>
          </table:table-cell>
          <table:table-cell office:value-type="float" office:value="49.038984999999997" table:style-name="ce1">
            <text:p>49.038985</text:p>
          </table:table-cell>
          <table:table-cell office:value-type="float" office:value="8.3055629999999994" table:style-name="ce1">
            <text:p>8.305563</text:p>
          </table:table-cell>
          <table:table-cell office:value-type="float" office:value="1921" table:style-name="ce1">
            <text:p>1921</text:p>
          </table:table-cell>
          <table:table-cell office:value-type="float" office:value="2013" table:style-name="ce1">
            <text:p>201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0196" table:style-name="ce1">
            <text:p>50196</text:p>
          </table:table-cell>
          <table:table-cell office:value-type="float" office:value="50725" table:formula="of:=IF(ISNUMBER([.V21]);[.V21];[.N21])" table:style-name="ce1">
            <text:p>50725</text:p>
          </table:table-cell>
          <table:table-cell office:value-type="float" office:value="50725" table:style-name="ce1">
            <text:p>5072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21]);[.W21];[.O21])" table:style-name="ce6">
            <text:p>-1</text:p>
          </table:table-cell>
          <table:table-cell office:value-type="float" office:value="4197090" table:style-name="ce3">
            <text:p>4197090</text:p>
          </table:table-cell>
          <table:table-cell office:value-type="float" office:value="2882073" table:style-name="ce3">
            <text:p>2882073</text:p>
          </table:table-cell>
          <table:table-cell office:value-type="float" office:value="4197090" table:style-name="ce1">
            <text:p>4197090</text:p>
          </table:table-cell>
          <table:table-cell office:value-type="float" office:value="2882073" table:style-name="ce1">
            <text:p>2882073</text:p>
          </table:table-cell>
          <table:table-cell office:value-type="float" office:value="27791" table:style-name="ce2">
            <text:p>27791</text:p>
          </table:table-cell>
          <table:table-cell table:style-name="ce1"/>
          <table:table-cell office:value-type="string" office:string-value="" table:formula="of:=IF(ISNUMBER([.V21]);100*([.L21]-[.V21])/[.L21];&quot;&quot;)" table:style-name="ce5"/>
          <table:table-cell table:number-columns-repeated="1636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3" table:style-name="ce2">
            <text:p>153</text:p>
          </table:table-cell>
          <table:table-cell office:value-type="float" office:value="6335240" table:style-name="ce1">
            <text:p>6335240</text:p>
          </table:table-cell>
          <table:table-cell office:value-type="float" office:value="49.716475000000003" table:style-name="ce1">
            <text:p>49.716475</text:p>
          </table:table-cell>
          <table:table-cell office:value-type="float" office:value="9.2245840000000001" table:style-name="ce1">
            <text:p>9.224584</text:p>
          </table:table-cell>
          <table:table-cell office:value-type="float" office:value="1958" table:style-name="ce1">
            <text:p>1958</text:p>
          </table:table-cell>
          <table:table-cell office:value-type="float" office:value="2012" table:style-name="ce1">
            <text:p>20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1505" table:style-name="ce1">
            <text:p>21505</text:p>
          </table:table-cell>
          <table:table-cell office:value-type="float" office:value="21075" table:formula="of:=IF(ISNUMBER([.V22]);[.V22];[.N22])" table:style-name="ce1">
            <text:p>21075</text:p>
          </table:table-cell>
          <table:table-cell office:value-type="float" office:value="21075" table:style-name="ce1">
            <text:p>21075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IF(ISNUMBER([.W22]);[.W22];[.O22])" table:style-name="ce6">
            <text:p>2</text:p>
          </table:table-cell>
          <table:table-cell office:value-type="float" office:value="4265072" table:style-name="ce3">
            <text:p>4265072</text:p>
          </table:table-cell>
          <table:table-cell office:value-type="float" office:value="2956274" table:style-name="ce3">
            <text:p>2956274</text:p>
          </table:table-cell>
          <table:table-cell office:value-type="float" office:value="4265072" table:style-name="ce1">
            <text:p>4265072</text:p>
          </table:table-cell>
          <table:table-cell office:value-type="float" office:value="2956274" table:style-name="ce1">
            <text:p>2956274</text:p>
          </table:table-cell>
          <table:table-cell office:value-type="float" office:value="25644" table:style-name="ce2">
            <text:p>25644</text:p>
          </table:table-cell>
          <table:table-cell table:style-name="ce1"/>
          <table:table-cell office:value-type="string" office:string-value="" table:formula="of:=IF(ISNUMBER([.V22]);100*([.L22]-[.V22])/[.L22];&quot;&quot;)" table:style-name="ce5"/>
          <table:table-cell table:number-columns-repeated="1636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4" table:style-name="ce2">
            <text:p>154</text:p>
          </table:table-cell>
          <table:table-cell office:value-type="float" office:value="6335290" table:style-name="ce1">
            <text:p>6335290</text:p>
          </table:table-cell>
          <table:table-cell office:value-type="float" office:value="49.258277" table:style-name="ce1">
            <text:p>49.258277</text:p>
          </table:table-cell>
          <table:table-cell office:value-type="float" office:value="9.2871129999999997" table:style-name="ce1">
            <text:p>9.287113</text:p>
          </table:table-cell>
          <table:table-cell office:value-type="float" office:value="1911" table:style-name="ce1">
            <text:p>1911</text:p>
          </table:table-cell>
          <table:table-cell office:value-type="float" office:value="2012" table:style-name="ce1">
            <text:p>201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929" table:style-name="ce1">
            <text:p>1929</text:p>
          </table:table-cell>
          <table:table-cell office:value-type="float" office:value="1925" table:formula="of:=IF(ISNUMBER([.V23]);[.V23];[.N23])" table:style-name="ce1">
            <text:p>1925</text:p>
          </table:table-cell>
          <table:table-cell office:value-type="float" office:value="1925" table:style-name="ce1">
            <text:p>19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23]);[.W23];[.O23])" table:style-name="ce6">
            <text:p>0</text:p>
          </table:table-cell>
          <table:table-cell office:value-type="float" office:value="4269096" table:style-name="ce3">
            <text:p>4269096</text:p>
          </table:table-cell>
          <table:table-cell office:value-type="float" office:value="2905280" table:style-name="ce3">
            <text:p>2905280</text:p>
          </table:table-cell>
          <table:table-cell office:value-type="float" office:value="4269096" table:style-name="ce1">
            <text:p>4269096</text:p>
          </table:table-cell>
          <table:table-cell office:value-type="float" office:value="2905280" table:style-name="ce1">
            <text:p>2905280</text:p>
          </table:table-cell>
          <table:table-cell office:value-type="float" office:value="27041" table:style-name="ce2">
            <text:p>27041</text:p>
          </table:table-cell>
          <table:table-cell table:style-name="ce1"/>
          <table:table-cell office:value-type="string" office:string-value="" table:formula="of:=IF(ISNUMBER([.V23]);100*([.L23]-[.V23])/[.L23];&quot;&quot;)" table:style-name="ce5"/>
          <table:table-cell table:number-columns-repeated="1636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5" table:style-name="ce2">
            <text:p>155</text:p>
          </table:table-cell>
          <table:table-cell office:value-type="float" office:value="6335291" table:style-name="ce1">
            <text:p>6335291</text:p>
          </table:table-cell>
          <table:table-cell office:value-type="float" office:value="49.001551999999997" table:style-name="ce1">
            <text:p>49.001552</text:p>
          </table:table-cell>
          <table:table-cell office:value-type="float" office:value="9.7681979999999999" table:style-name="ce1">
            <text:p>9.768198</text:p>
          </table:table-cell>
          <table:table-cell office:value-type="float" office:value="1911" table:style-name="ce1">
            <text:p>1911</text:p>
          </table:table-cell>
          <table:table-cell office:value-type="float" office:value="2013" table:style-name="ce1">
            <text:p>2013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26" table:style-name="ce1">
            <text:p>726</text:p>
          </table:table-cell>
          <table:table-cell office:value-type="float" office:value="800" table:formula="of:=IF(ISNUMBER([.V24]);[.V24];[.N24])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-10" table:style-name="ce1">
            <text:p>-10</text:p>
          </table:table-cell>
          <table:table-cell office:value-type="float" office:value="-10" table:formula="of:=IF(ISNUMBER([.W24]);[.W24];[.O24])" table:style-name="ce6">
            <text:p>-10</text:p>
          </table:table-cell>
          <table:table-cell office:value-type="float" office:value="4304034" table:style-name="ce3">
            <text:p>4304034</text:p>
          </table:table-cell>
          <table:table-cell office:value-type="float" office:value="2876512" table:style-name="ce3">
            <text:p>2876512</text:p>
          </table:table-cell>
          <table:table-cell office:value-type="float" office:value="4304034" table:style-name="ce1">
            <text:p>4304034</text:p>
          </table:table-cell>
          <table:table-cell office:value-type="float" office:value="2876512" table:style-name="ce1">
            <text:p>2876512</text:p>
          </table:table-cell>
          <table:table-cell office:value-type="float" office:value="27944" table:style-name="ce2">
            <text:p>27944</text:p>
          </table:table-cell>
          <table:table-cell table:style-name="ce1"/>
          <table:table-cell office:value-type="string" office:string-value="" table:formula="of:=IF(ISNUMBER([.V24]);100*([.L24]-[.V24])/[.L24];&quot;&quot;)" table:style-name="ce5"/>
          <table:table-cell table:number-columns-repeated="1636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6" table:style-name="ce2">
            <text:p>156</text:p>
          </table:table-cell>
          <table:table-cell office:value-type="float" office:value="6335300" table:style-name="ce1">
            <text:p>6335300</text:p>
          </table:table-cell>
          <table:table-cell office:value-type="float" office:value="49.234982000000002" table:style-name="ce1">
            <text:p>49.234982</text:p>
          </table:table-cell>
          <table:table-cell office:value-type="float" office:value="9.3321529999999999" table:style-name="ce1">
            <text:p>9.332153</text:p>
          </table:table-cell>
          <table:table-cell office:value-type="float" office:value="1941" table:style-name="ce1">
            <text:p>1941</text:p>
          </table:table-cell>
          <table:table-cell office:value-type="float" office:value="2010" table:style-name="ce1">
            <text:p>201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10" table:style-name="ce1">
            <text:p>1410</text:p>
          </table:table-cell>
          <table:table-cell office:value-type="float" office:value="1725" table:formula="of:=IF(ISNUMBER([.V25]);[.V25];[.N25])" table:style-name="ce1">
            <text:p>1725</text:p>
          </table:table-cell>
          <table:table-cell office:value-type="float" office:value="1900" table:style-name="ce1">
            <text:p>1900</text:p>
          </table:table-cell>
          <table:table-cell office:value-type="float" office:value="-35" table:style-name="ce1">
            <text:p>-35</text:p>
          </table:table-cell>
          <table:table-cell office:value-type="float" office:value="-22.340425531914892" table:formula="of:=IF(ISNUMBER([.W25]);[.W25];[.O25])" table:style-name="ce6">
            <text:p>-22</text:p>
          </table:table-cell>
          <table:table-cell office:value-type="float" office:value="4272352" table:style-name="ce3">
            <text:p>4272352</text:p>
          </table:table-cell>
          <table:table-cell office:value-type="float" office:value="2902659" table:style-name="ce3">
            <text:p>2902659</text:p>
          </table:table-cell>
          <table:table-cell office:value-type="float" office:value="4272352" table:style-name="ce1">
            <text:p>4272352</text:p>
          </table:table-cell>
          <table:table-cell office:value-type="float" office:value="2907500" table:style-name="ce7">
            <text:p>2907500</text:p>
          </table:table-cell>
          <table:table-cell office:value-type="float" office:value="27042" table:style-name="ce2">
            <text:p>27042</text:p>
          </table:table-cell>
          <table:table-cell office:value-type="float" office:value="1725" table:style-name="ce1">
            <text:p>1725</text:p>
          </table:table-cell>
          <table:table-cell office:value-type="float" office:value="-22.340425531914892" table:formula="of:=IF(ISNUMBER([.V25]);100*([.L25]-[.V25])/[.L25];&quot;&quot;)" table:style-name="ce5">
            <text:p>-22.3</text:p>
          </table:table-cell>
          <table:table-cell table:number-columns-repeated="1636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7" table:style-name="ce2">
            <text:p>157</text:p>
          </table:table-cell>
          <table:table-cell office:value-type="float" office:value="6335301" table:style-name="ce1">
            <text:p>6335301</text:p>
          </table:table-cell>
          <table:table-cell office:value-type="float" office:value="50.031196000000001" table:style-name="ce1">
            <text:p>50.031196</text:p>
          </table:table-cell>
          <table:table-cell office:value-type="float" office:value="10.220815" table:style-name="ce1">
            <text:p>10.220815</text:p>
          </table:table-cell>
          <table:table-cell office:value-type="float" office:value="1844" table:style-name="ce1">
            <text:p>1844</text:p>
          </table:table-cell>
          <table:table-cell office:value-type="float" office:value="2013" table:style-name="ce1">
            <text:p>20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2715" table:style-name="ce1">
            <text:p>12715</text:p>
          </table:table-cell>
          <table:table-cell office:value-type="float" office:value="12650" table:formula="of:=IF(ISNUMBER([.V26]);[.V26];[.N26])" table:style-name="ce1">
            <text:p>12650</text:p>
          </table:table-cell>
          <table:table-cell office:value-type="float" office:value="12650" table:style-name="ce1">
            <text:p>1265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26]);[.W26];[.O26])" table:style-name="ce6">
            <text:p>1</text:p>
          </table:table-cell>
          <table:table-cell office:value-type="float" office:value="4336823" table:style-name="ce3">
            <text:p>4336823</text:p>
          </table:table-cell>
          <table:table-cell office:value-type="float" office:value="2991004" table:style-name="ce3">
            <text:p>2991004</text:p>
          </table:table-cell>
          <table:table-cell office:value-type="float" office:value="4336823" table:style-name="ce1">
            <text:p>4336823</text:p>
          </table:table-cell>
          <table:table-cell office:value-type="float" office:value="2991004" table:style-name="ce1">
            <text:p>2991004</text:p>
          </table:table-cell>
          <table:table-cell office:value-type="float" office:value="24714" table:style-name="ce2">
            <text:p>24714</text:p>
          </table:table-cell>
          <table:table-cell table:style-name="ce1"/>
          <table:table-cell office:value-type="string" office:string-value="" table:formula="of:=IF(ISNUMBER([.V26]);100*([.L26]-[.V26])/[.L26];&quot;&quot;)" table:style-name="ce5"/>
          <table:table-cell table:number-columns-repeated="1636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6335302" table:style-name="ce1">
            <text:p>6335302</text:p>
          </table:table-cell>
          <table:table-cell office:value-type="float" office:value="50.009995000000004" table:style-name="ce1">
            <text:p>50.009995</text:p>
          </table:table-cell>
          <table:table-cell office:value-type="float" office:value="9.6038650000000008" table:style-name="ce1">
            <text:p>9.603865</text:p>
          </table:table-cell>
          <table:table-cell office:value-type="float" office:value="1964" table:style-name="ce1">
            <text:p>1964</text:p>
          </table:table-cell>
          <table:table-cell office:value-type="float" office:value="2013" table:style-name="ce1">
            <text:p>20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7914" table:style-name="ce1">
            <text:p>17914</text:p>
          </table:table-cell>
          <table:table-cell office:value-type="float" office:value="18225" table:formula="of:=IF(ISNUMBER([.V27]);[.V27];[.N27])" table:style-name="ce1">
            <text:p>18225</text:p>
          </table:table-cell>
          <table:table-cell office:value-type="float" office:value="18225" table:style-name="ce1">
            <text:p>1822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27]);[.W27];[.O27])" table:style-name="ce6">
            <text:p>-2</text:p>
          </table:table-cell>
          <table:table-cell office:value-type="float" office:value="4292602" table:style-name="ce3">
            <text:p>4292602</text:p>
          </table:table-cell>
          <table:table-cell office:value-type="float" office:value="2988699" table:style-name="ce3">
            <text:p>2988699</text:p>
          </table:table-cell>
          <table:table-cell office:value-type="float" office:value="4292602" table:style-name="ce1">
            <text:p>4292602</text:p>
          </table:table-cell>
          <table:table-cell office:value-type="float" office:value="2988699" table:style-name="ce1">
            <text:p>2988699</text:p>
          </table:table-cell>
          <table:table-cell office:value-type="float" office:value="24830" table:style-name="ce2">
            <text:p>24830</text:p>
          </table:table-cell>
          <table:table-cell table:style-name="ce1"/>
          <table:table-cell office:value-type="string" office:string-value="" table:formula="of:=IF(ISNUMBER([.V27]);100*([.L27]-[.V27])/[.L27];&quot;&quot;)" table:style-name="ce5"/>
          <table:table-cell table:number-columns-repeated="1636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9" table:style-name="ce2">
            <text:p>159</text:p>
          </table:table-cell>
          <table:table-cell office:value-type="float" office:value="6335304" table:style-name="ce1">
            <text:p>6335304</text:p>
          </table:table-cell>
          <table:table-cell office:value-type="float" office:value="50.105772999999999" table:style-name="ce1">
            <text:p>50.105773</text:p>
          </table:table-cell>
          <table:table-cell office:value-type="float" office:value="8.7149859999999997" table:style-name="ce1">
            <text:p>8.714986</text:p>
          </table:table-cell>
          <table:table-cell office:value-type="float" office:value="1963" table:style-name="ce1">
            <text:p>1963</text:p>
          </table:table-cell>
          <table:table-cell office:value-type="float" office:value="2012" table:style-name="ce1">
            <text:p>20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4764" table:style-name="ce1">
            <text:p>24764</text:p>
          </table:table-cell>
          <table:table-cell office:value-type="float" office:value="24700" table:formula="of:=IF(ISNUMBER([.V28]);[.V28];[.N28])" table:style-name="ce1">
            <text:p>24700</text:p>
          </table:table-cell>
          <table:table-cell office:value-type="float" office:value="24700" table:style-name="ce1">
            <text:p>247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28]);[.W28];[.O28])" table:style-name="ce6">
            <text:p>0</text:p>
          </table:table-cell>
          <table:table-cell office:value-type="float" office:value="4229068" table:style-name="ce3">
            <text:p>4229068</text:p>
          </table:table-cell>
          <table:table-cell office:value-type="float" office:value="3000080" table:style-name="ce3">
            <text:p>3000080</text:p>
          </table:table-cell>
          <table:table-cell office:value-type="float" office:value="4229068" table:style-name="ce1">
            <text:p>4229068</text:p>
          </table:table-cell>
          <table:table-cell office:value-type="float" office:value="3000080" table:style-name="ce1">
            <text:p>3000080</text:p>
          </table:table-cell>
          <table:table-cell office:value-type="float" office:value="24466" table:style-name="ce2">
            <text:p>24466</text:p>
          </table:table-cell>
          <table:table-cell table:style-name="ce1"/>
          <table:table-cell office:value-type="string" office:string-value="" table:formula="of:=IF(ISNUMBER([.V28]);100*([.L28]-[.V28])/[.L28];&quot;&quot;)" table:style-name="ce5"/>
          <table:table-cell table:number-columns-repeated="1636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1" table:style-name="ce2">
            <text:p>161</text:p>
          </table:table-cell>
          <table:table-cell office:value-type="float" office:value="6335350" table:style-name="ce1">
            <text:p>6335350</text:p>
          </table:table-cell>
          <table:table-cell office:value-type="float" office:value="50.545161999999998" table:style-name="ce1">
            <text:p>50.545162</text:p>
          </table:table-cell>
          <table:table-cell office:value-type="float" office:value="8.3552479999999996" table:style-name="ce1">
            <text:p>8.355248</text:p>
          </table:table-cell>
          <table:table-cell office:value-type="float" office:value="1935" table:style-name="ce1">
            <text:p>1935</text:p>
          </table:table-cell>
          <table:table-cell office:value-type="float" office:value="2013" table:style-name="ce1">
            <text:p>201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571" table:style-name="ce1">
            <text:p>3571</text:p>
          </table:table-cell>
          <table:table-cell office:value-type="float" office:value="3675" table:formula="of:=IF(ISNUMBER([.V29]);[.V29];[.N29])" table:style-name="ce1">
            <text:p>3675</text:p>
          </table:table-cell>
          <table:table-cell office:value-type="float" office:value="3675" table:style-name="ce1">
            <text:p>3675</text:p>
          </table:table-cell>
          <table:table-cell office:value-type="float" office:value="-3" table:style-name="ce1">
            <text:p>-3</text:p>
          </table:table-cell>
          <table:table-cell office:value-type="float" office:value="-3" table:formula="of:=IF(ISNUMBER([.W29]);[.W29];[.O29])" table:style-name="ce6">
            <text:p>-3</text:p>
          </table:table-cell>
          <table:table-cell office:value-type="float" office:value="4204422" table:style-name="ce3">
            <text:p>4204422</text:p>
          </table:table-cell>
          <table:table-cell office:value-type="float" office:value="3049455" table:style-name="ce3">
            <text:p>3049455</text:p>
          </table:table-cell>
          <table:table-cell office:value-type="float" office:value="4204422" table:style-name="ce1">
            <text:p>4204422</text:p>
          </table:table-cell>
          <table:table-cell office:value-type="float" office:value="3049455" table:style-name="ce1">
            <text:p>3049455</text:p>
          </table:table-cell>
          <table:table-cell office:value-type="float" office:value="23590" table:style-name="ce2">
            <text:p>23590</text:p>
          </table:table-cell>
          <table:table-cell table:style-name="ce1"/>
          <table:table-cell office:value-type="string" office:string-value="" table:formula="of:=IF(ISNUMBER([.V29]);100*([.L29]-[.V29])/[.L29];&quot;&quot;)" table:style-name="ce5"/>
          <table:table-cell table:number-columns-repeated="1636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2" table:style-name="ce2">
            <text:p>162</text:p>
          </table:table-cell>
          <table:table-cell office:value-type="float" office:value="6335351" table:style-name="ce1">
            <text:p>6335351</text:p>
          </table:table-cell>
          <table:table-cell office:value-type="float" office:value="50.798715999999999" table:style-name="ce1">
            <text:p>50.798716</text:p>
          </table:table-cell>
          <table:table-cell office:value-type="float" office:value="8.7644889999999993" table:style-name="ce1">
            <text:p>8.764489</text:p>
          </table:table-cell>
          <table:table-cell office:value-type="float" office:value="1955" table:style-name="ce1">
            <text:p>1955</text:p>
          </table:table-cell>
          <table:table-cell office:value-type="float" office:value="2013" table:style-name="ce1">
            <text:p>20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667" table:style-name="ce1">
            <text:p>1667</text:p>
          </table:table-cell>
          <table:table-cell office:value-type="float" office:value="1725" table:formula="of:=IF(ISNUMBER([.V30]);[.V30];[.N30])" table:style-name="ce1">
            <text:p>1725</text:p>
          </table:table-cell>
          <table:table-cell office:value-type="float" office:value="1725" table:style-name="ce1">
            <text:p>1725</text:p>
          </table:table-cell>
          <table:table-cell office:value-type="float" office:value="-3" table:style-name="ce1">
            <text:p>-3</text:p>
          </table:table-cell>
          <table:table-cell office:value-type="float" office:value="-3" table:formula="of:=IF(ISNUMBER([.W30]);[.W30];[.O30])" table:style-name="ce6">
            <text:p>-3</text:p>
          </table:table-cell>
          <table:table-cell office:value-type="float" office:value="4233897" table:style-name="ce3">
            <text:p>4233897</text:p>
          </table:table-cell>
          <table:table-cell office:value-type="float" office:value="3077086" table:style-name="ce3">
            <text:p>3077086</text:p>
          </table:table-cell>
          <table:table-cell office:value-type="float" office:value="4233897" table:style-name="ce1">
            <text:p>4233897</text:p>
          </table:table-cell>
          <table:table-cell office:value-type="float" office:value="3077086" table:style-name="ce1">
            <text:p>3077086</text:p>
          </table:table-cell>
          <table:table-cell office:value-type="float" office:value="23073" table:style-name="ce2">
            <text:p>23073</text:p>
          </table:table-cell>
          <table:table-cell table:style-name="ce1"/>
          <table:table-cell office:value-type="string" office:string-value="" table:formula="of:=IF(ISNUMBER([.V30]);100*([.L30]-[.V30])/[.L30];&quot;&quot;)" table:style-name="ce5"/>
          <table:table-cell table:number-columns-repeated="1636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5" table:style-name="ce2">
            <text:p>165</text:p>
          </table:table-cell>
          <table:table-cell office:value-type="float" office:value="6335410" table:style-name="ce1">
            <text:p>6335410</text:p>
          </table:table-cell>
          <table:table-cell office:value-type="float" office:value="47.623305999999999" table:style-name="ce1">
            <text:p>47.623306</text:p>
          </table:table-cell>
          <table:table-cell office:value-type="float" office:value="8.325545" table:style-name="ce1">
            <text:p>8.325545</text:p>
          </table:table-cell>
          <table:table-cell office:value-type="float" office:value="1912" table:style-name="ce1">
            <text:p>1912</text:p>
          </table:table-cell>
          <table:table-cell office:value-type="float" office:value="2012" table:style-name="ce1">
            <text:p>201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27.13" table:style-name="ce1">
            <text:p>627.13</text:p>
          </table:table-cell>
          <table:table-cell office:value-type="float" office:value="700" table:formula="of:=IF(ISNUMBER([.V31]);[.V31];[.N31])" table:style-name="ce1">
            <text:p>700</text:p>
          </table:table-cell>
          <table:table-cell office:value-type="float" office:value="700" table:style-name="ce1">
            <text:p>700</text:p>
          </table:table-cell>
          <table:table-cell office:value-type="float" office:value="-12" table:style-name="ce1">
            <text:p>-12</text:p>
          </table:table-cell>
          <table:table-cell office:value-type="float" office:value="-12" table:formula="of:=IF(ISNUMBER([.W31]);[.W31];[.O31])" table:style-name="ce6">
            <text:p>-12</text:p>
          </table:table-cell>
          <table:table-cell office:value-type="float" office:value="4195067" table:style-name="ce3">
            <text:p>4195067</text:p>
          </table:table-cell>
          <table:table-cell office:value-type="float" office:value="2724724" table:style-name="ce3">
            <text:p>2724724</text:p>
          </table:table-cell>
          <table:table-cell office:value-type="float" office:value="4195067" table:style-name="ce1">
            <text:p>4195067</text:p>
          </table:table-cell>
          <table:table-cell office:value-type="float" office:value="2724724" table:style-name="ce1">
            <text:p>2724724</text:p>
          </table:table-cell>
          <table:table-cell office:value-type="float" office:value="32255" table:style-name="ce2">
            <text:p>32255</text:p>
          </table:table-cell>
          <table:table-cell table:style-name="ce1"/>
          <table:table-cell office:value-type="string" office:string-value="" table:formula="of:=IF(ISNUMBER([.V31]);100*([.L31]-[.V31])/[.L31];&quot;&quot;)" table:style-name="ce5"/>
          <table:table-cell table:number-columns-repeated="1636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7" table:style-name="ce2">
            <text:p>167</text:p>
          </table:table-cell>
          <table:table-cell office:value-type="float" office:value="6335460" table:style-name="ce1">
            <text:p>6335460</text:p>
          </table:table-cell>
          <table:table-cell office:value-type="float" office:value="47.672576999999997" table:style-name="ce1">
            <text:p>47.672577</text:p>
          </table:table-cell>
          <table:table-cell office:value-type="float" office:value="9.5348769999999998" table:style-name="ce1">
            <text:p>9.534877</text:p>
          </table:table-cell>
          <table:table-cell office:value-type="float" office:value="1919" table:style-name="ce1">
            <text:p>1919</text:p>
          </table:table-cell>
          <table:table-cell office:value-type="float" office:value="2012" table:style-name="ce1">
            <text:p>201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82.01" table:style-name="ce1">
            <text:p>782.01</text:p>
          </table:table-cell>
          <table:table-cell office:value-type="float" office:value="800" table:formula="of:=IF(ISNUMBER([.V32]);[.V32];[.N32])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32]);[.W32];[.O32])" table:style-name="ce6">
            <text:p>-2</text:p>
          </table:table-cell>
          <table:table-cell office:value-type="float" office:value="4286049" table:style-name="ce3">
            <text:p>4286049</text:p>
          </table:table-cell>
          <table:table-cell office:value-type="float" office:value="2728883" table:style-name="ce3">
            <text:p>2728883</text:p>
          </table:table-cell>
          <table:table-cell office:value-type="float" office:value="4286049" table:style-name="ce1">
            <text:p>4286049</text:p>
          </table:table-cell>
          <table:table-cell office:value-type="float" office:value="2728883" table:style-name="ce1">
            <text:p>2728883</text:p>
          </table:table-cell>
          <table:table-cell office:value-type="float" office:value="32110" table:style-name="ce2">
            <text:p>32110</text:p>
          </table:table-cell>
          <table:table-cell table:style-name="ce1"/>
          <table:table-cell office:value-type="string" office:string-value="" table:formula="of:=IF(ISNUMBER([.V32]);100*([.L32]-[.V32])/[.L32];&quot;&quot;)" table:style-name="ce5"/>
          <table:table-cell table:number-columns-repeated="1636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0" table:style-name="ce2">
            <text:p>170</text:p>
          </table:table-cell>
          <table:table-cell office:value-type="float" office:value="6335500" table:style-name="ce1">
            <text:p>6335500</text:p>
          </table:table-cell>
          <table:table-cell office:value-type="float" office:value="49.795999999999999" table:style-name="ce1">
            <text:p>49.796</text:p>
          </table:table-cell>
          <table:table-cell office:value-type="float" office:value="9.9260000000000002" table:style-name="ce1">
            <text:p>9.926</text:p>
          </table:table-cell>
          <table:table-cell office:value-type="float" office:value="1823" table:style-name="ce1">
            <text:p>1823</text:p>
          </table:table-cell>
          <table:table-cell office:value-type="float" office:value="2013" table:style-name="ce1">
            <text:p>2013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031" table:style-name="ce1">
            <text:p>14031</text:p>
          </table:table-cell>
          <table:table-cell office:value-type="float" office:value="13925" table:formula="of:=IF(ISNUMBER([.V33]);[.V33];[.N33])" table:style-name="ce1">
            <text:p>13925</text:p>
          </table:table-cell>
          <table:table-cell office:value-type="float" office:value="13925" table:style-name="ce1">
            <text:p>1392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33]);[.W33];[.O33])" table:style-name="ce6">
            <text:p>1</text:p>
          </table:table-cell>
          <table:table-cell office:value-type="float" office:value="4315671" table:style-name="ce3">
            <text:p>4315671</text:p>
          </table:table-cell>
          <table:table-cell office:value-type="float" office:value="2964826" table:style-name="ce3">
            <text:p>2964826</text:p>
          </table:table-cell>
          <table:table-cell office:value-type="float" office:value="4315671" table:style-name="ce1">
            <text:p>4315671</text:p>
          </table:table-cell>
          <table:table-cell office:value-type="float" office:value="2964826" table:style-name="ce1">
            <text:p>2964826</text:p>
          </table:table-cell>
          <table:table-cell office:value-type="float" office:value="25505" table:style-name="ce2">
            <text:p>25505</text:p>
          </table:table-cell>
          <table:table-cell table:style-name="ce1"/>
          <table:table-cell office:value-type="string" office:string-value="" table:formula="of:=IF(ISNUMBER([.V33]);100*([.L33]-[.V33])/[.L33];&quot;&quot;)" table:style-name="ce5"/>
          <table:table-cell table:number-columns-repeated="1636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1" table:style-name="ce2">
            <text:p>171</text:p>
          </table:table-cell>
          <table:table-cell office:value-type="float" office:value="6335520" table:style-name="ce1">
            <text:p>6335520</text:p>
          </table:table-cell>
          <table:table-cell office:value-type="float" office:value="49.625874000000003" table:style-name="ce1">
            <text:p>49.625874</text:p>
          </table:table-cell>
          <table:table-cell office:value-type="float" office:value="9.6657419999999998" table:style-name="ce1">
            <text:p>9.665742</text:p>
          </table:table-cell>
          <table:table-cell office:value-type="float" office:value="1947" table:style-name="ce1">
            <text:p>1947</text:p>
          </table:table-cell>
          <table:table-cell office:value-type="float" office:value="2013" table:style-name="ce1">
            <text:p>201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584" table:style-name="ce1">
            <text:p>1584</text:p>
          </table:table-cell>
          <table:table-cell office:value-type="float" office:value="1575" table:formula="of:=IF(ISNUMBER([.V34]);[.V34];[.N34])" table:style-name="ce1">
            <text:p>1575</text:p>
          </table:table-cell>
          <table:table-cell office:value-type="float" office:value="1575" table:style-name="ce1">
            <text:p>157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34]);[.W34];[.O34])" table:style-name="ce6">
            <text:p>1</text:p>
          </table:table-cell>
          <table:table-cell office:value-type="float" office:value="4296846" table:style-name="ce3">
            <text:p>4296846</text:p>
          </table:table-cell>
          <table:table-cell office:value-type="float" office:value="2945959" table:style-name="ce3">
            <text:p>2945959</text:p>
          </table:table-cell>
          <table:table-cell office:value-type="float" office:value="4296846" table:style-name="ce1">
            <text:p>4296846</text:p>
          </table:table-cell>
          <table:table-cell office:value-type="float" office:value="2945959" table:style-name="ce1">
            <text:p>2945959</text:p>
          </table:table-cell>
          <table:table-cell office:value-type="float" office:value="25898" table:style-name="ce2">
            <text:p>25898</text:p>
          </table:table-cell>
          <table:table-cell table:style-name="ce1"/>
          <table:table-cell office:value-type="string" office:string-value="" table:formula="of:=IF(ISNUMBER([.V34]);100*([.L34]-[.V34])/[.L34];&quot;&quot;)" table:style-name="ce5"/>
          <table:table-cell table:number-columns-repeated="1636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2" table:style-name="ce2">
            <text:p>172</text:p>
          </table:table-cell>
          <table:table-cell office:value-type="float" office:value="6335521" table:style-name="ce1">
            <text:p>6335521</text:p>
          </table:table-cell>
          <table:table-cell office:value-type="float" office:value="49.4925" table:style-name="ce1">
            <text:p>49.4925</text:p>
          </table:table-cell>
          <table:table-cell office:value-type="float" office:value="9.7736110000000007" table:style-name="ce1">
            <text:p>9.773611</text:p>
          </table:table-cell>
          <table:table-cell office:value-type="float" office:value="1929" table:style-name="ce1">
            <text:p>1929</text:p>
          </table:table-cell>
          <table:table-cell office:value-type="float" office:value="2011" table:style-name="ce1">
            <text:p>201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013" table:style-name="ce1">
            <text:p>1013</text:p>
          </table:table-cell>
          <table:table-cell office:value-type="float" office:value="1050" table:formula="of:=IF(ISNUMBER([.V35]);[.V35];[.N35])" table:style-name="ce1">
            <text:p>1050</text:p>
          </table:table-cell>
          <table:table-cell office:value-type="float" office:value="1050" table:style-name="ce1">
            <text:p>1050</text:p>
          </table:table-cell>
          <table:table-cell office:value-type="float" office:value="-4" table:style-name="ce1">
            <text:p>-4</text:p>
          </table:table-cell>
          <table:table-cell office:value-type="float" office:value="-4" table:formula="of:=IF(ISNUMBER([.W35]);[.W35];[.O35])" table:style-name="ce6">
            <text:p>-4</text:p>
          </table:table-cell>
          <table:table-cell office:value-type="float" office:value="4304596" table:style-name="ce3">
            <text:p>4304596</text:p>
          </table:table-cell>
          <table:table-cell office:value-type="float" office:value="2931098" table:style-name="ce3">
            <text:p>2931098</text:p>
          </table:table-cell>
          <table:table-cell office:value-type="float" office:value="4304596" table:style-name="ce1">
            <text:p>4304596</text:p>
          </table:table-cell>
          <table:table-cell office:value-type="float" office:value="2931098" table:style-name="ce1">
            <text:p>2931098</text:p>
          </table:table-cell>
          <table:table-cell office:value-type="float" office:value="26289" table:style-name="ce2">
            <text:p>26289</text:p>
          </table:table-cell>
          <table:table-cell table:style-name="ce1"/>
          <table:table-cell office:value-type="string" office:string-value="" table:formula="of:=IF(ISNUMBER([.V35]);100*([.L35]-[.V35])/[.L35];&quot;&quot;)" table:style-name="ce5"/>
          <table:table-cell table:number-columns-repeated="1636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3" table:style-name="ce2">
            <text:p>173</text:p>
          </table:table-cell>
          <table:table-cell office:value-type="float" office:value="6335530" table:style-name="ce1">
            <text:p>6335530</text:p>
          </table:table-cell>
          <table:table-cell office:value-type="float" office:value="49.834192000000002" table:style-name="ce1">
            <text:p>49.834192</text:p>
          </table:table-cell>
          <table:table-cell office:value-type="float" office:value="10.941274999999999" table:style-name="ce1">
            <text:p>10.941275</text:p>
          </table:table-cell>
          <table:table-cell office:value-type="float" office:value="1922" table:style-name="ce1">
            <text:p>1922</text:p>
          </table:table-cell>
          <table:table-cell office:value-type="float" office:value="2012" table:style-name="ce1">
            <text:p>201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005" table:style-name="ce1">
            <text:p>7005</text:p>
          </table:table-cell>
          <table:table-cell office:value-type="float" office:value="6975" table:formula="of:=IF(ISNUMBER([.V36]);[.V36];[.N36])" table:style-name="ce1">
            <text:p>6975</text:p>
          </table:table-cell>
          <table:table-cell office:value-type="float" office:value="325" table:style-name="ce1">
            <text:p>325</text:p>
          </table:table-cell>
          <table:table-cell office:value-type="float" office:value="95" table:style-name="ce1">
            <text:p>95</text:p>
          </table:table-cell>
          <table:table-cell office:value-type="float" office:value="0.42826552462526768" table:formula="of:=IF(ISNUMBER([.W36]);[.W36];[.O36])" table:style-name="ce6">
            <text:p>0</text:p>
          </table:table-cell>
          <table:table-cell office:value-type="float" office:value="4388724" table:style-name="ce3">
            <text:p>4388724</text:p>
          </table:table-cell>
          <table:table-cell office:value-type="float" office:value="2969504" table:style-name="ce3">
            <text:p>2969504</text:p>
          </table:table-cell>
          <table:table-cell office:value-type="float" office:value="4392500" table:style-name="ce7">
            <text:p>4392500</text:p>
          </table:table-cell>
          <table:table-cell office:value-type="float" office:value="2969504" table:style-name="ce1">
            <text:p>2969504</text:p>
          </table:table-cell>
          <table:table-cell office:value-type="float" office:value="25366" table:style-name="ce2">
            <text:p>25366</text:p>
          </table:table-cell>
          <table:table-cell office:value-type="float" office:value="6975" table:style-name="ce1">
            <text:p>6975</text:p>
          </table:table-cell>
          <table:table-cell office:value-type="float" office:value="0.42826552462526768" table:formula="of:=IF(ISNUMBER([.V36]);100*([.L36]-[.V36])/[.L36];&quot;&quot;)" table:style-name="ce5">
            <text:p>0.4</text:p>
          </table:table-cell>
          <table:table-cell table:number-columns-repeated="1636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5" table:style-name="ce2">
            <text:p>175</text:p>
          </table:table-cell>
          <table:table-cell office:value-type="float" office:value="6335600" table:style-name="ce1">
            <text:p>6335600</text:p>
          </table:table-cell>
          <table:table-cell office:value-type="float" office:value="49.438248999999999" table:style-name="ce1">
            <text:p>49.438249</text:p>
          </table:table-cell>
          <table:table-cell office:value-type="float" office:value="9.0050319999999999" table:style-name="ce1">
            <text:p>9.005032</text:p>
          </table:table-cell>
          <table:table-cell office:value-type="float" office:value="1950" table:style-name="ce1">
            <text:p>1950</text:p>
          </table:table-cell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2710" table:style-name="ce1">
            <text:p>12710</text:p>
          </table:table-cell>
          <table:table-cell office:value-type="float" office:value="12975" table:formula="of:=IF(ISNUMBER([.V37]);[.V37];[.N37])" table:style-name="ce1">
            <text:p>12975</text:p>
          </table:table-cell>
          <table:table-cell office:value-type="float" office:value="12975" table:style-name="ce1">
            <text:p>1297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37]);[.W37];[.O37])" table:style-name="ce6">
            <text:p>-2</text:p>
          </table:table-cell>
          <table:table-cell office:value-type="float" office:value="4248825" table:style-name="ce3">
            <text:p>4248825</text:p>
          </table:table-cell>
          <table:table-cell office:value-type="float" office:value="2925529" table:style-name="ce3">
            <text:p>2925529</text:p>
          </table:table-cell>
          <table:table-cell office:value-type="float" office:value="4248825" table:style-name="ce1">
            <text:p>4248825</text:p>
          </table:table-cell>
          <table:table-cell office:value-type="float" office:value="2925529" table:style-name="ce1">
            <text:p>2925529</text:p>
          </table:table-cell>
          <table:table-cell office:value-type="float" office:value="26444" table:style-name="ce2">
            <text:p>26444</text:p>
          </table:table-cell>
          <table:table-cell table:style-name="ce1"/>
          <table:table-cell office:value-type="string" office:string-value="" table:formula="of:=IF(ISNUMBER([.V37]);100*([.L37]-[.V37])/[.L37];&quot;&quot;)" table:style-name="ce5"/>
          <table:table-cell table:number-columns-repeated="1636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6" table:style-name="ce2">
            <text:p>176</text:p>
          </table:table-cell>
          <table:table-cell office:value-type="float" office:value="6335601" table:style-name="ce1">
            <text:p>6335601</text:p>
          </table:table-cell>
          <table:table-cell office:value-type="float" office:value="49.073397" table:style-name="ce1">
            <text:p>49.073397</text:p>
          </table:table-cell>
          <table:table-cell office:value-type="float" office:value="9.1456660000000003" table:style-name="ce1">
            <text:p>9.145666</text:p>
          </table:table-cell>
          <table:table-cell office:value-type="float" office:value="1948" table:style-name="ce1">
            <text:p>1948</text:p>
          </table:table-cell>
          <table:table-cell office:value-type="float" office:value="2012" table:style-name="ce1">
            <text:p>201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916" table:style-name="ce1">
            <text:p>7916</text:p>
          </table:table-cell>
          <table:table-cell office:value-type="float" office:value="8075" table:formula="of:=IF(ISNUMBER([.V38]);[.V38];[.N38])" table:style-name="ce1">
            <text:p>8075</text:p>
          </table:table-cell>
          <table:table-cell office:value-type="float" office:value="8075" table:style-name="ce1">
            <text:p>807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38]);[.W38];[.O38])" table:style-name="ce6">
            <text:p>-2</text:p>
          </table:table-cell>
          <table:table-cell office:value-type="float" office:value="4258563" table:style-name="ce3">
            <text:p>4258563</text:p>
          </table:table-cell>
          <table:table-cell office:value-type="float" office:value="2884835" table:style-name="ce3">
            <text:p>2884835</text:p>
          </table:table-cell>
          <table:table-cell office:value-type="float" office:value="4258563" table:style-name="ce1">
            <text:p>4258563</text:p>
          </table:table-cell>
          <table:table-cell office:value-type="float" office:value="2884835" table:style-name="ce1">
            <text:p>2884835</text:p>
          </table:table-cell>
          <table:table-cell office:value-type="float" office:value="27792" table:style-name="ce2">
            <text:p>27792</text:p>
          </table:table-cell>
          <table:table-cell table:style-name="ce1"/>
          <table:table-cell office:value-type="string" office:string-value="" table:formula="of:=IF(ISNUMBER([.V38]);100*([.L38]-[.V38])/[.L38];&quot;&quot;)" table:style-name="ce5"/>
          <table:table-cell table:number-columns-repeated="1636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7" table:style-name="ce2">
            <text:p>177</text:p>
          </table:table-cell>
          <table:table-cell office:value-type="float" office:value="6335602" table:style-name="ce1">
            <text:p>6335602</text:p>
          </table:table-cell>
          <table:table-cell office:value-type="float" office:value="48.707000000000001" table:style-name="ce1">
            <text:p>48.707</text:p>
          </table:table-cell>
          <table:table-cell office:value-type="float" office:value="9.4190000000000005" table:style-name="ce1">
            <text:p>9.419</text:p>
          </table:table-cell>
          <table:table-cell office:value-type="float" office:value="1918" table:style-name="ce1">
            <text:p>1918</text:p>
          </table:table-cell>
          <table:table-cell office:value-type="float" office:value="2010" table:style-name="ce1">
            <text:p>201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995" table:style-name="ce1">
            <text:p>3995</text:p>
          </table:table-cell>
          <table:table-cell office:value-type="float" office:value="3975" table:formula="of:=IF(ISNUMBER([.V39]);[.V39];[.N39])" table:style-name="ce1">
            <text:p>3975</text:p>
          </table:table-cell>
          <table:table-cell office:value-type="float" office:value="3975" table:style-name="ce1">
            <text:p>397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39]);[.W39];[.O39])" table:style-name="ce6">
            <text:p>1</text:p>
          </table:table-cell>
          <table:table-cell office:value-type="float" office:value="4278224" table:style-name="ce3">
            <text:p>4278224</text:p>
          </table:table-cell>
          <table:table-cell office:value-type="float" office:value="2843908" table:style-name="ce3">
            <text:p>2843908</text:p>
          </table:table-cell>
          <table:table-cell office:value-type="float" office:value="4278224" table:style-name="ce1">
            <text:p>4278224</text:p>
          </table:table-cell>
          <table:table-cell office:value-type="float" office:value="2843908" table:style-name="ce1">
            <text:p>2843908</text:p>
          </table:table-cell>
          <table:table-cell office:value-type="float" office:value="29170" table:style-name="ce2">
            <text:p>29170</text:p>
          </table:table-cell>
          <table:table-cell table:style-name="ce1"/>
          <table:table-cell office:value-type="string" office:string-value="" table:formula="of:=IF(ISNUMBER([.V39]);100*([.L39]-[.V39])/[.L39];&quot;&quot;)" table:style-name="ce5"/>
          <table:table-cell table:number-columns-repeated="1636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3" table:style-name="ce2">
            <text:p>183</text:p>
          </table:table-cell>
          <table:table-cell office:value-type="float" office:value="6335660" table:style-name="ce1">
            <text:p>6335660</text:p>
          </table:table-cell>
          <table:table-cell office:value-type="float" office:value="48.897061999999998" table:style-name="ce1">
            <text:p>48.897062</text:p>
          </table:table-cell>
          <table:table-cell office:value-type="float" office:value="8.7295029999999993" table:style-name="ce1">
            <text:p>8.729503</text:p>
          </table:table-cell>
          <table:table-cell office:value-type="float" office:value="1946" table:style-name="ce1">
            <text:p>1946</text:p>
          </table:table-cell>
          <table:table-cell office:value-type="float" office:value="2013" table:style-name="ce1">
            <text:p>201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76" table:style-name="ce1">
            <text:p>1476</text:p>
          </table:table-cell>
          <table:table-cell office:value-type="float" office:value="1550" table:formula="of:=IF(ISNUMBER([.V40]);[.V40];[.N40])" table:style-name="ce1">
            <text:p>1550</text:p>
          </table:table-cell>
          <table:table-cell office:value-type="float" office:value="1550" table:style-name="ce1">
            <text:p>1550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40]);[.W40];[.O40])" table:style-name="ce6">
            <text:p>-5</text:p>
          </table:table-cell>
          <table:table-cell office:value-type="float" office:value="4227821" table:style-name="ce3">
            <text:p>4227821</text:p>
          </table:table-cell>
          <table:table-cell office:value-type="float" office:value="2865672" table:style-name="ce3">
            <text:p>2865672</text:p>
          </table:table-cell>
          <table:table-cell office:value-type="float" office:value="4227821" table:style-name="ce1">
            <text:p>4227821</text:p>
          </table:table-cell>
          <table:table-cell office:value-type="float" office:value="2865672" table:style-name="ce1">
            <text:p>2865672</text:p>
          </table:table-cell>
          <table:table-cell office:value-type="float" office:value="28280" table:style-name="ce2">
            <text:p>28280</text:p>
          </table:table-cell>
          <table:table-cell table:style-name="ce1"/>
          <table:table-cell office:value-type="string" office:string-value="" table:formula="of:=IF(ISNUMBER([.V40]);100*([.L40]-[.V40])/[.L40];&quot;&quot;)" table:style-name="ce5"/>
          <table:table-cell table:number-columns-repeated="1636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5" table:style-name="ce2">
            <text:p>185</text:p>
          </table:table-cell>
          <table:table-cell office:value-type="float" office:value="6335681" table:style-name="ce1">
            <text:p>6335681</text:p>
          </table:table-cell>
          <table:table-cell office:value-type="float" office:value="49.268549" table:style-name="ce1">
            <text:p>49.268549</text:p>
          </table:table-cell>
          <table:table-cell office:value-type="float" office:value="9.2199410000000004" table:style-name="ce1">
            <text:p>9.219941</text:p>
          </table:table-cell>
          <table:table-cell office:value-type="float" office:value="1924" table:style-name="ce1">
            <text:p>1924</text:p>
          </table:table-cell>
          <table:table-cell office:value-type="float" office:value="2013" table:style-name="ce1">
            <text:p>20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825" table:style-name="ce1">
            <text:p>1825</text:p>
          </table:table-cell>
          <table:table-cell office:value-type="float" office:value="1850" table:formula="of:=IF(ISNUMBER([.V41]);[.V41];[.N41])" table:style-name="ce1">
            <text:p>1850</text:p>
          </table:table-cell>
          <table:table-cell office:value-type="float" office:value="1850" table:style-name="ce1">
            <text:p>1850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41]);[.W41];[.O41])" table:style-name="ce6">
            <text:p>-1</text:p>
          </table:table-cell>
          <table:table-cell office:value-type="float" office:value="4264217" table:style-name="ce3">
            <text:p>4264217</text:p>
          </table:table-cell>
          <table:table-cell office:value-type="float" office:value="2906472" table:style-name="ce3">
            <text:p>2906472</text:p>
          </table:table-cell>
          <table:table-cell office:value-type="float" office:value="4264217" table:style-name="ce1">
            <text:p>4264217</text:p>
          </table:table-cell>
          <table:table-cell office:value-type="float" office:value="2906472" table:style-name="ce1">
            <text:p>2906472</text:p>
          </table:table-cell>
          <table:table-cell office:value-type="float" office:value="27040" table:style-name="ce2">
            <text:p>27040</text:p>
          </table:table-cell>
          <table:table-cell table:style-name="ce1"/>
          <table:table-cell office:value-type="string" office:string-value="" table:formula="of:=IF(ISNUMBER([.V41]);100*([.L41]-[.V41])/[.L41];&quot;&quot;)" table:style-name="ce5"/>
          <table:table-cell table:number-columns-repeated="1636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6" table:style-name="ce2">
            <text:p>186</text:p>
          </table:table-cell>
          <table:table-cell office:value-type="float" office:value="6335690" table:style-name="ce1">
            <text:p>6335690</text:p>
          </table:table-cell>
          <table:table-cell office:value-type="float" office:value="48.847360000000002" table:style-name="ce1">
            <text:p>48.84736</text:p>
          </table:table-cell>
          <table:table-cell office:value-type="float" office:value="9.3158159999999999" table:style-name="ce1">
            <text:p>9.315816</text:p>
          </table:table-cell>
          <table:table-cell office:value-type="float" office:value="1922" table:style-name="ce1">
            <text:p>1922</text:p>
          </table:table-cell>
          <table:table-cell office:value-type="float" office:value="2013" table:style-name="ce1">
            <text:p>201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69" table:style-name="ce1">
            <text:p>569</text:p>
          </table:table-cell>
          <table:table-cell office:value-type="float" office:value="600" table:formula="of:=IF(ISNUMBER([.V42]);[.V42];[.N42])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42]);[.W42];[.O42])" table:style-name="ce6">
            <text:p>-5</text:p>
          </table:table-cell>
          <table:table-cell office:value-type="float" office:value="4270769" table:style-name="ce3">
            <text:p>4270769</text:p>
          </table:table-cell>
          <table:table-cell office:value-type="float" office:value="2859576" table:style-name="ce3">
            <text:p>2859576</text:p>
          </table:table-cell>
          <table:table-cell office:value-type="float" office:value="4270769" table:style-name="ce1">
            <text:p>4270769</text:p>
          </table:table-cell>
          <table:table-cell office:value-type="float" office:value="2859576" table:style-name="ce1">
            <text:p>2859576</text:p>
          </table:table-cell>
          <table:table-cell office:value-type="float" office:value="28631" table:style-name="ce2">
            <text:p>28631</text:p>
          </table:table-cell>
          <table:table-cell table:style-name="ce1"/>
          <table:table-cell office:value-type="string" office:string-value="" table:formula="of:=IF(ISNUMBER([.V42]);100*([.L42]-[.V42])/[.L42];&quot;&quot;)" table:style-name="ce5"/>
          <table:table-cell table:number-columns-repeated="1636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9" table:style-name="ce2">
            <text:p>189</text:p>
          </table:table-cell>
          <table:table-cell office:value-type="float" office:value="6335800" table:style-name="ce1">
            <text:p>6335800</text:p>
          </table:table-cell>
          <table:table-cell office:value-type="float" office:value="49.951163000000001" table:style-name="ce1">
            <text:p>49.951163</text:p>
          </table:table-cell>
          <table:table-cell office:value-type="float" office:value="10.873488" table:style-name="ce1">
            <text:p>10.873488</text:p>
          </table:table-cell>
          <table:table-cell office:value-type="float" office:value="1930" table:style-name="ce1">
            <text:p>1930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251" table:style-name="ce1">
            <text:p>4251</text:p>
          </table:table-cell>
          <table:table-cell office:value-type="float" office:value="4375" table:formula="of:=IF(ISNUMBER([.V43]);[.V43];[.N43])" table:style-name="ce1">
            <text:p>4375</text:p>
          </table:table-cell>
          <table:table-cell office:value-type="float" office:value="4375" table:style-name="ce1">
            <text:p>4375</text:p>
          </table:table-cell>
          <table:table-cell office:value-type="float" office:value="-3" table:style-name="ce1">
            <text:p>-3</text:p>
          </table:table-cell>
          <table:table-cell office:value-type="float" office:value="-3" table:formula="of:=IF(ISNUMBER([.W43]);[.W43];[.O43])" table:style-name="ce6">
            <text:p>-3</text:p>
          </table:table-cell>
          <table:table-cell office:value-type="float" office:value="4383695" table:style-name="ce3">
            <text:p>4383695</text:p>
          </table:table-cell>
          <table:table-cell office:value-type="float" office:value="2982452" table:style-name="ce3">
            <text:p>2982452</text:p>
          </table:table-cell>
          <table:table-cell office:value-type="float" office:value="4383695" table:style-name="ce1">
            <text:p>4383695</text:p>
          </table:table-cell>
          <table:table-cell office:value-type="float" office:value="2982452" table:style-name="ce1">
            <text:p>2982452</text:p>
          </table:table-cell>
          <table:table-cell office:value-type="float" office:value="24978" table:style-name="ce2">
            <text:p>24978</text:p>
          </table:table-cell>
          <table:table-cell table:style-name="ce1"/>
          <table:table-cell office:value-type="string" office:string-value="" table:formula="of:=IF(ISNUMBER([.V43]);100*([.L43]-[.V43])/[.L43];&quot;&quot;)" table:style-name="ce5"/>
          <table:table-cell table:number-columns-repeated="1636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2" table:style-name="ce2">
            <text:p>192</text:p>
          </table:table-cell>
          <table:table-cell office:value-type="float" office:value="6336050" table:style-name="ce1">
            <text:p>6336050</text:p>
          </table:table-cell>
          <table:table-cell office:value-type="float" office:value="50.143351000000003" table:style-name="ce1">
            <text:p>50.143351</text:p>
          </table:table-cell>
          <table:table-cell office:value-type="float" office:value="7.1682759999999996" table:style-name="ce1">
            <text:p>7.168276</text:p>
          </table:table-cell>
          <table:table-cell office:value-type="float" office:value="1900" table:style-name="ce1">
            <text:p>1900</text:p>
          </table:table-cell>
          <table:table-cell office:value-type="float" office:value="2012" table:style-name="ce1">
            <text:p>201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7088" table:style-name="ce1">
            <text:p>27088</text:p>
          </table:table-cell>
          <table:table-cell office:value-type="float" office:value="27000" table:formula="of:=IF(ISNUMBER([.V44]);[.V44];[.N44])" table:style-name="ce1">
            <text:p>27000</text:p>
          </table:table-cell>
          <table:table-cell office:value-type="float" office:value="27000" table:style-name="ce1">
            <text:p>270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44]);[.W44];[.O44])" table:style-name="ce6">
            <text:p>0</text:p>
          </table:table-cell>
          <table:table-cell office:value-type="float" office:value="4118620" table:style-name="ce3">
            <text:p>4118620</text:p>
          </table:table-cell>
          <table:table-cell office:value-type="float" office:value="3007361" table:style-name="ce3">
            <text:p>3007361</text:p>
          </table:table-cell>
          <table:table-cell office:value-type="float" office:value="4118620" table:style-name="ce1">
            <text:p>4118620</text:p>
          </table:table-cell>
          <table:table-cell office:value-type="float" office:value="3007361" table:style-name="ce1">
            <text:p>3007361</text:p>
          </table:table-cell>
          <table:table-cell office:value-type="float" office:value="24349" table:style-name="ce2">
            <text:p>24349</text:p>
          </table:table-cell>
          <table:table-cell table:style-name="ce1"/>
          <table:table-cell office:value-type="string" office:string-value="" table:formula="of:=IF(ISNUMBER([.V44]);100*([.L44]-[.V44])/[.L44];&quot;&quot;)" table:style-name="ce5"/>
          <table:table-cell table:number-columns-repeated="1636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2">
            <text:p>193</text:p>
          </table:table-cell>
          <table:table-cell office:value-type="float" office:value="6336500" table:style-name="ce1">
            <text:p>6336500</text:p>
          </table:table-cell>
          <table:table-cell office:value-type="float" office:value="49.732188999999998" table:style-name="ce1">
            <text:p>49.732189</text:p>
          </table:table-cell>
          <table:table-cell office:value-type="float" office:value="6.6268529999999997" table:style-name="ce1">
            <text:p>6.626853</text:p>
          </table:table-cell>
          <table:table-cell office:value-type="float" office:value="1930" table:style-name="ce1">
            <text:p>1930</text:p>
          </table:table-cell>
          <table:table-cell office:value-type="float" office:value="2011" table:style-name="ce1">
            <text:p>201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3857" table:style-name="ce1">
            <text:p>23857</text:p>
          </table:table-cell>
          <table:table-cell office:value-type="float" office:value="23650" table:formula="of:=IF(ISNUMBER([.V45]);[.V45];[.N45])" table:style-name="ce1">
            <text:p>23650</text:p>
          </table:table-cell>
          <table:table-cell office:value-type="float" office:value="23650" table:style-name="ce1">
            <text:p>2365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45]);[.W45];[.O45])" table:style-name="ce6">
            <text:p>1</text:p>
          </table:table-cell>
          <table:table-cell office:value-type="float" office:value="4077880" table:style-name="ce3">
            <text:p>4077880</text:p>
          </table:table-cell>
          <table:table-cell office:value-type="float" office:value="2963310" table:style-name="ce3">
            <text:p>2963310</text:p>
          </table:table-cell>
          <table:table-cell office:value-type="float" office:value="4077880" table:style-name="ce1">
            <text:p>4077880</text:p>
          </table:table-cell>
          <table:table-cell office:value-type="float" office:value="2963310" table:style-name="ce1">
            <text:p>2963310</text:p>
          </table:table-cell>
          <table:table-cell office:value-type="float" office:value="25491" table:style-name="ce2">
            <text:p>25491</text:p>
          </table:table-cell>
          <table:table-cell table:style-name="ce1"/>
          <table:table-cell office:value-type="string" office:string-value="" table:formula="of:=IF(ISNUMBER([.V45]);100*([.L45]-[.V45])/[.L45];&quot;&quot;)" table:style-name="ce5"/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4" table:style-name="ce2">
            <text:p>194</text:p>
          </table:table-cell>
          <table:table-cell office:value-type="float" office:value="6336900" table:style-name="ce1">
            <text:p>6336900</text:p>
          </table:table-cell>
          <table:table-cell office:value-type="float" office:value="49.408926999999998" table:style-name="ce1">
            <text:p>49.408927</text:p>
          </table:table-cell>
          <table:table-cell office:value-type="float" office:value="6.6484220000000001" table:style-name="ce1">
            <text:p>6.648422</text:p>
          </table:table-cell>
          <table:table-cell office:value-type="float" office:value="1952" table:style-name="ce1">
            <text:p>1952</text:p>
          </table:table-cell>
          <table:table-cell office:value-type="float" office:value="2013" table:style-name="ce1">
            <text:p>20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983" table:style-name="ce1">
            <text:p>6983</text:p>
          </table:table-cell>
          <table:table-cell office:value-type="float" office:value="6925" table:formula="of:=IF(ISNUMBER([.V46]);[.V46];[.N46])" table:style-name="ce1">
            <text:p>6925</text:p>
          </table:table-cell>
          <table:table-cell office:value-type="float" office:value="6925" table:style-name="ce1">
            <text:p>692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46]);[.W46];[.O46])" table:style-name="ce6">
            <text:p>1</text:p>
          </table:table-cell>
          <table:table-cell office:value-type="float" office:value="4077820" table:style-name="ce3">
            <text:p>4077820</text:p>
          </table:table-cell>
          <table:table-cell office:value-type="float" office:value="2927322" table:style-name="ce3">
            <text:p>2927322</text:p>
          </table:table-cell>
          <table:table-cell office:value-type="float" office:value="4077820" table:style-name="ce1">
            <text:p>4077820</text:p>
          </table:table-cell>
          <table:table-cell office:value-type="float" office:value="2927322" table:style-name="ce1">
            <text:p>2927322</text:p>
          </table:table-cell>
          <table:table-cell office:value-type="float" office:value="26437" table:style-name="ce2">
            <text:p>26437</text:p>
          </table:table-cell>
          <table:table-cell table:style-name="ce1"/>
          <table:table-cell office:value-type="string" office:string-value="" table:formula="of:=IF(ISNUMBER([.V46]);100*([.L46]-[.V46])/[.L46];&quot;&quot;)" table:style-name="ce5"/>
          <table:table-cell table:number-columns-repeated="1636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5" table:style-name="ce2">
            <text:p>195</text:p>
          </table:table-cell>
          <table:table-cell office:value-type="float" office:value="6337050" table:style-name="ce1">
            <text:p>6337050</text:p>
          </table:table-cell>
          <table:table-cell office:value-type="float" office:value="52.828493000000002" table:style-name="ce1">
            <text:p>52.828493</text:p>
          </table:table-cell>
          <table:table-cell office:value-type="float" office:value="8.4736150000000006" table:style-name="ce1">
            <text:p>8.473615</text:p>
          </table:table-cell>
          <table:table-cell office:value-type="float" office:value="1957" table:style-name="ce1">
            <text:p>1957</text:p>
          </table:table-cell>
          <table:table-cell office:value-type="float" office:value="2012" table:style-name="ce1">
            <text:p>20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313" table:style-name="ce1">
            <text:p>1313</text:p>
          </table:table-cell>
          <table:table-cell office:value-type="float" office:value="1300" table:formula="of:=IF(ISNUMBER([.V47]);[.V47];[.N47])" table:style-name="ce1">
            <text:p>1300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47]);[.W47];[.O47])" table:style-name="ce6">
            <text:p>1</text:p>
          </table:table-cell>
          <table:table-cell office:value-type="float" office:value="4218122" table:style-name="ce3">
            <text:p>4218122</text:p>
          </table:table-cell>
          <table:table-cell office:value-type="float" office:value="3303269" table:style-name="ce3">
            <text:p>3303269</text:p>
          </table:table-cell>
          <table:table-cell office:value-type="float" office:value="4218122" table:style-name="ce1">
            <text:p>4218122</text:p>
          </table:table-cell>
          <table:table-cell office:value-type="float" office:value="3303269" table:style-name="ce1">
            <text:p>3303269</text:p>
          </table:table-cell>
          <table:table-cell office:value-type="float" office:value="18567" table:style-name="ce2">
            <text:p>18567</text:p>
          </table:table-cell>
          <table:table-cell table:style-name="ce1"/>
          <table:table-cell office:value-type="string" office:string-value="" table:formula="of:=IF(ISNUMBER([.V47]);100*([.L47]-[.V47])/[.L47];&quot;&quot;)" table:style-name="ce5"/>
          <table:table-cell table:number-columns-repeated="1636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7" table:style-name="ce2">
            <text:p>197</text:p>
          </table:table-cell>
          <table:table-cell office:value-type="float" office:value="6337100" table:style-name="ce1">
            <text:p>6337100</text:p>
          </table:table-cell>
          <table:table-cell office:value-type="float" office:value="52.176000000000002" table:style-name="ce1">
            <text:p>52.176</text:p>
          </table:table-cell>
          <table:table-cell office:value-type="float" office:value="8.8620000000000001" table:style-name="ce1">
            <text:p>8.862</text:p>
          </table:table-cell>
          <table:table-cell office:value-type="float" office:value="1820" table:style-name="ce1">
            <text:p>1820</text:p>
          </table:table-cell>
          <table:table-cell office:value-type="float" office:value="2013" table:style-name="ce1">
            <text:p>2013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7618" table:style-name="ce1">
            <text:p>17618</text:p>
          </table:table-cell>
          <table:table-cell office:value-type="float" office:value="17825" table:formula="of:=IF(ISNUMBER([.V48]);[.V48];[.N48])" table:style-name="ce1">
            <text:p>17825</text:p>
          </table:table-cell>
          <table:table-cell office:value-type="float" office:value="17825" table:style-name="ce1">
            <text:p>1782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48]);[.W48];[.O48])" table:style-name="ce6">
            <text:p>-1</text:p>
          </table:table-cell>
          <table:table-cell office:value-type="float" office:value="4243155" table:style-name="ce3">
            <text:p>4243155</text:p>
          </table:table-cell>
          <table:table-cell office:value-type="float" office:value="3230191" table:style-name="ce3">
            <text:p>3230191</text:p>
          </table:table-cell>
          <table:table-cell office:value-type="float" office:value="4243155" table:style-name="ce1">
            <text:p>4243155</text:p>
          </table:table-cell>
          <table:table-cell office:value-type="float" office:value="3230191" table:style-name="ce1">
            <text:p>3230191</text:p>
          </table:table-cell>
          <table:table-cell office:value-type="float" office:value="19988" table:style-name="ce2">
            <text:p>19988</text:p>
          </table:table-cell>
          <table:table-cell table:style-name="ce1"/>
          <table:table-cell office:value-type="string" office:string-value="" table:formula="of:=IF(ISNUMBER([.V48]);100*([.L48]-[.V48])/[.L48];&quot;&quot;)" table:style-name="ce5"/>
          <table:table-cell table:number-columns-repeated="1636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8" table:style-name="ce2">
            <text:p>198</text:p>
          </table:table-cell>
          <table:table-cell office:value-type="float" office:value="6337200" table:style-name="ce1">
            <text:p>6337200</text:p>
          </table:table-cell>
          <table:table-cell office:value-type="float" office:value="52.963999999999999" table:style-name="ce1">
            <text:p>52.964</text:p>
          </table:table-cell>
          <table:table-cell office:value-type="float" office:value="9.125" table:style-name="ce1">
            <text:p>9.125</text:p>
          </table:table-cell>
          <table:table-cell office:value-type="float" office:value="1857" table:style-name="ce1">
            <text:p>1857</text:p>
          </table:table-cell>
          <table:table-cell office:value-type="float" office:value="2011" table:style-name="ce1">
            <text:p>2011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7720" table:style-name="ce1">
            <text:p>37720</text:p>
          </table:table-cell>
          <table:table-cell office:value-type="float" office:value="38650" table:formula="of:=IF(ISNUMBER([.V49]);[.V49];[.N49])" table:style-name="ce1">
            <text:p>38650</text:p>
          </table:table-cell>
          <table:table-cell office:value-type="float" office:value="38650" table:style-name="ce1">
            <text:p>38650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49]);[.W49];[.O49])" table:style-name="ce6">
            <text:p>-2</text:p>
          </table:table-cell>
          <table:table-cell office:value-type="float" office:value="4262205" table:style-name="ce3">
            <text:p>4262205</text:p>
          </table:table-cell>
          <table:table-cell office:value-type="float" office:value="3317622" table:style-name="ce3">
            <text:p>3317622</text:p>
          </table:table-cell>
          <table:table-cell office:value-type="float" office:value="4262205" table:style-name="ce1">
            <text:p>4262205</text:p>
          </table:table-cell>
          <table:table-cell office:value-type="float" office:value="3317622" table:style-name="ce1">
            <text:p>3317622</text:p>
          </table:table-cell>
          <table:table-cell office:value-type="float" office:value="18236" table:style-name="ce2">
            <text:p>18236</text:p>
          </table:table-cell>
          <table:table-cell table:style-name="ce1"/>
          <table:table-cell office:value-type="string" office:string-value="" table:formula="of:=IF(ISNUMBER([.V49]);100*([.L49]-[.V49])/[.L49];&quot;&quot;)" table:style-name="ce5"/>
          <table:table-cell table:number-columns-repeated="1636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9" table:style-name="ce2">
            <text:p>199</text:p>
          </table:table-cell>
          <table:table-cell office:value-type="float" office:value="6337250" table:style-name="ce1">
            <text:p>6337250</text:p>
          </table:table-cell>
          <table:table-cell office:value-type="float" office:value="52.789000000000001" table:style-name="ce1">
            <text:p>52.789</text:p>
          </table:table-cell>
          <table:table-cell office:value-type="float" office:value="9.3829999999999991" table:style-name="ce1">
            <text:p>9.383</text:p>
          </table:table-cell>
          <table:table-cell office:value-type="float" office:value="1940" table:style-name="ce1">
            <text:p>1940</text:p>
          </table:table-cell>
          <table:table-cell office:value-type="float" office:value="2012" table:style-name="ce1">
            <text:p>201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730" table:style-name="ce1">
            <text:p>14730</text:p>
          </table:table-cell>
          <table:table-cell office:value-type="float" office:value="15800" table:formula="of:=IF(ISNUMBER([.V50]);[.V50];[.N50])" table:style-name="ce1">
            <text:p>15800</text:p>
          </table:table-cell>
          <table:table-cell office:value-type="float" office:value="15800" table:style-name="ce1">
            <text:p>15800</text:p>
          </table:table-cell>
          <table:table-cell office:value-type="float" office:value="-7" table:style-name="ce1">
            <text:p>-7</text:p>
          </table:table-cell>
          <table:table-cell office:value-type="float" office:value="-7" table:formula="of:=IF(ISNUMBER([.W50]);[.W50];[.O50])" table:style-name="ce6">
            <text:p>-7</text:p>
          </table:table-cell>
          <table:table-cell office:value-type="float" office:value="4279374" table:style-name="ce3">
            <text:p>4279374</text:p>
          </table:table-cell>
          <table:table-cell office:value-type="float" office:value="3297971" table:style-name="ce3">
            <text:p>3297971</text:p>
          </table:table-cell>
          <table:table-cell office:value-type="float" office:value="4279374" table:style-name="ce1">
            <text:p>4279374</text:p>
          </table:table-cell>
          <table:table-cell office:value-type="float" office:value="3297971" table:style-name="ce1">
            <text:p>3297971</text:p>
          </table:table-cell>
          <table:table-cell office:value-type="float" office:value="18692" table:style-name="ce2">
            <text:p>18692</text:p>
          </table:table-cell>
          <table:table-cell table:style-name="ce1"/>
          <table:table-cell office:value-type="string" office:string-value="" table:formula="of:=IF(ISNUMBER([.V50]);100*([.L50]-[.V50])/[.L50];&quot;&quot;)" table:style-name="ce5"/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2">
            <text:p>204</text:p>
          </table:table-cell>
          <table:table-cell office:value-type="float" office:value="6337400" table:style-name="ce1">
            <text:p>6337400</text:p>
          </table:table-cell>
          <table:table-cell office:value-type="float" office:value="51.426000000000002" table:style-name="ce1">
            <text:p>51.426</text:p>
          </table:table-cell>
          <table:table-cell office:value-type="float" office:value="9.641" table:style-name="ce1">
            <text:p>9.641</text:p>
          </table:table-cell>
          <table:table-cell office:value-type="float" office:value="1831" table:style-name="ce1">
            <text:p>1831</text:p>
          </table:table-cell>
          <table:table-cell office:value-type="float" office:value="2012" table:style-name="ce1">
            <text:p>2012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2442" table:style-name="ce1">
            <text:p>12442</text:p>
          </table:table-cell>
          <table:table-cell office:value-type="float" office:value="12575" table:formula="of:=IF(ISNUMBER([.V51]);[.V51];[.N51])" table:style-name="ce1">
            <text:p>12575</text:p>
          </table:table-cell>
          <table:table-cell office:value-type="float" office:value="12575" table:style-name="ce1">
            <text:p>1257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51]);[.W51];[.O51])" table:style-name="ce6">
            <text:p>-1</text:p>
          </table:table-cell>
          <table:table-cell office:value-type="float" office:value="4296031" table:style-name="ce3">
            <text:p>4296031</text:p>
          </table:table-cell>
          <table:table-cell office:value-type="float" office:value="3146197" table:style-name="ce3">
            <text:p>3146197</text:p>
          </table:table-cell>
          <table:table-cell office:value-type="float" office:value="4296031" table:style-name="ce1">
            <text:p>4296031</text:p>
          </table:table-cell>
          <table:table-cell office:value-type="float" office:value="3146197" table:style-name="ce1">
            <text:p>3146197</text:p>
          </table:table-cell>
          <table:table-cell office:value-type="float" office:value="21724" table:style-name="ce2">
            <text:p>21724</text:p>
          </table:table-cell>
          <table:table-cell table:style-name="ce1"/>
          <table:table-cell office:value-type="string" office:string-value="" table:formula="of:=IF(ISNUMBER([.V51]);100*([.L51]-[.V51])/[.L51];&quot;&quot;)" table:style-name="ce5"/>
          <table:table-cell table:number-columns-repeated="1636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6" table:style-name="ce2">
            <text:p>206</text:p>
          </table:table-cell>
          <table:table-cell office:value-type="float" office:value="6337500" table:style-name="ce1">
            <text:p>6337500</text:p>
          </table:table-cell>
          <table:table-cell office:value-type="float" office:value="51.856873999999998" table:style-name="ce1">
            <text:p>51.856874</text:p>
          </table:table-cell>
          <table:table-cell office:value-type="float" office:value="9.9399320000000007" table:style-name="ce1">
            <text:p>9.939932</text:p>
          </table:table-cell>
          <table:table-cell office:value-type="float" office:value="1940" table:style-name="ce1">
            <text:p>1940</text:p>
          </table:table-cell>
          <table:table-cell office:value-type="float" office:value="2008" table:style-name="ce1">
            <text:p>200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916" table:style-name="ce1">
            <text:p>2916</text:p>
          </table:table-cell>
          <table:table-cell office:value-type="float" office:value="2875" table:formula="of:=IF(ISNUMBER([.V52]);[.V52];[.N52])" table:style-name="ce1">
            <text:p>2875</text:p>
          </table:table-cell>
          <table:table-cell office:value-type="float" office:value="2875" table:style-name="ce1">
            <text:p>287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52]);[.W52];[.O52])" table:style-name="ce6">
            <text:p>1</text:p>
          </table:table-cell>
          <table:table-cell office:value-type="float" office:value="4316862" table:style-name="ce3">
            <text:p>4316862</text:p>
          </table:table-cell>
          <table:table-cell office:value-type="float" office:value="3194077" table:style-name="ce3">
            <text:p>3194077</text:p>
          </table:table-cell>
          <table:table-cell office:value-type="float" office:value="4316862" table:style-name="ce1">
            <text:p>4316862</text:p>
          </table:table-cell>
          <table:table-cell office:value-type="float" office:value="3194077" table:style-name="ce1">
            <text:p>3194077</text:p>
          </table:table-cell>
          <table:table-cell office:value-type="float" office:value="20814" table:style-name="ce2">
            <text:p>20814</text:p>
          </table:table-cell>
          <table:table-cell table:style-name="ce1"/>
          <table:table-cell office:value-type="string" office:string-value="" table:formula="of:=IF(ISNUMBER([.V52]);100*([.L52]-[.V52])/[.L52];&quot;&quot;)" table:style-name="ce5"/>
          <table:table-cell table:number-columns-repeated="1636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7" table:style-name="ce2">
            <text:p>207</text:p>
          </table:table-cell>
          <table:table-cell office:value-type="float" office:value="6337501" table:style-name="ce1">
            <text:p>6337501</text:p>
          </table:table-cell>
          <table:table-cell office:value-type="float" office:value="52.682000000000002" table:style-name="ce1">
            <text:p>52.682</text:p>
          </table:table-cell>
          <table:table-cell office:value-type="float" office:value="9.7040000000000006" table:style-name="ce1">
            <text:p>9.704</text:p>
          </table:table-cell>
          <table:table-cell office:value-type="float" office:value="1940" table:style-name="ce1">
            <text:p>1940</text:p>
          </table:table-cell>
          <table:table-cell office:value-type="float" office:value="2013" table:style-name="ce1">
            <text:p>20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209" table:style-name="ce1">
            <text:p>7209</text:p>
          </table:table-cell>
          <table:table-cell office:value-type="float" office:value="7850" table:formula="of:=IF(ISNUMBER([.V53]);[.V53];[.N53])" table:style-name="ce1">
            <text:p>7850</text:p>
          </table:table-cell>
          <table:table-cell office:value-type="float" office:value="7850" table:style-name="ce1">
            <text:p>7850</text:p>
          </table:table-cell>
          <table:table-cell office:value-type="float" office:value="-9" table:style-name="ce1">
            <text:p>-9</text:p>
          </table:table-cell>
          <table:table-cell office:value-type="float" office:value="-9" table:formula="of:=IF(ISNUMBER([.W53]);[.W53];[.O53])" table:style-name="ce6">
            <text:p>-9</text:p>
          </table:table-cell>
          <table:table-cell office:value-type="float" office:value="4300981" table:style-name="ce3">
            <text:p>4300981</text:p>
          </table:table-cell>
          <table:table-cell office:value-type="float" office:value="3285929" table:style-name="ce3">
            <text:p>3285929</text:p>
          </table:table-cell>
          <table:table-cell office:value-type="float" office:value="4300981" table:style-name="ce1">
            <text:p>4300981</text:p>
          </table:table-cell>
          <table:table-cell office:value-type="float" office:value="3285929" table:style-name="ce1">
            <text:p>3285929</text:p>
          </table:table-cell>
          <table:table-cell office:value-type="float" office:value="18933" table:style-name="ce2">
            <text:p>18933</text:p>
          </table:table-cell>
          <table:table-cell table:style-name="ce1"/>
          <table:table-cell office:value-type="string" office:string-value="" table:formula="of:=IF(ISNUMBER([.V53]);100*([.L53]-[.V53])/[.L53];&quot;&quot;)" table:style-name="ce5"/>
          <table:table-cell table:number-columns-repeated="1636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8" table:style-name="ce2">
            <text:p>208</text:p>
          </table:table-cell>
          <table:table-cell office:value-type="float" office:value="6337502" table:style-name="ce1">
            <text:p>6337502</text:p>
          </table:table-cell>
          <table:table-cell office:value-type="float" office:value="52.622" table:style-name="ce1">
            <text:p>52.622</text:p>
          </table:table-cell>
          <table:table-cell office:value-type="float" office:value="10.063000000000001" table:style-name="ce1">
            <text:p>10.063</text:p>
          </table:table-cell>
          <table:table-cell office:value-type="float" office:value="1890" table:style-name="ce1">
            <text:p>1890</text:p>
          </table:table-cell>
          <table:table-cell office:value-type="float" office:value="2013" table:style-name="ce1">
            <text:p>201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374" table:style-name="ce1">
            <text:p>4374</text:p>
          </table:table-cell>
          <table:table-cell office:value-type="float" office:value="4675" table:formula="of:=IF(ISNUMBER([.V54]);[.V54];[.N54])" table:style-name="ce1">
            <text:p>4675</text:p>
          </table:table-cell>
          <table:table-cell office:value-type="float" office:value="6375" table:style-name="ce1">
            <text:p>6375</text:p>
          </table:table-cell>
          <table:table-cell office:value-type="float" office:value="-46" table:style-name="ce1">
            <text:p>-46</text:p>
          </table:table-cell>
          <table:table-cell office:value-type="float" office:value="-6.881572930955647" table:formula="of:=IF(ISNUMBER([.W54]);[.W54];[.O54])" table:style-name="ce6">
            <text:p>-7</text:p>
          </table:table-cell>
          <table:table-cell office:value-type="float" office:value="4325267" table:style-name="ce3">
            <text:p>4325267</text:p>
          </table:table-cell>
          <table:table-cell office:value-type="float" office:value="3279213" table:style-name="ce3">
            <text:p>3279213</text:p>
          </table:table-cell>
          <table:table-cell office:value-type="float" office:value="4332500" table:style-name="ce7">
            <text:p>4332500</text:p>
          </table:table-cell>
          <table:table-cell office:value-type="float" office:value="3279213" table:style-name="ce1">
            <text:p>3279213</text:p>
          </table:table-cell>
          <table:table-cell office:value-type="float" office:value="19130" table:style-name="ce2">
            <text:p>19130</text:p>
          </table:table-cell>
          <table:table-cell office:value-type="float" office:value="4675" table:style-name="ce1">
            <text:p>4675</text:p>
          </table:table-cell>
          <table:table-cell office:value-type="float" office:value="-6.881572930955647" table:formula="of:=IF(ISNUMBER([.V54]);100*([.L54]-[.V54])/[.L54];&quot;&quot;)" table:style-name="ce5">
            <text:p>-6.9</text:p>
          </table:table-cell>
          <table:table-cell table:number-columns-repeated="1636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9" table:style-name="ce2">
            <text:p>209</text:p>
          </table:table-cell>
          <table:table-cell office:value-type="float" office:value="6337504" table:style-name="ce1">
            <text:p>6337504</text:p>
          </table:table-cell>
          <table:table-cell office:value-type="float" office:value="51.155678999999999" table:style-name="ce1">
            <text:p>51.155679</text:p>
          </table:table-cell>
          <table:table-cell office:value-type="float" office:value="8.8981820000000003" table:style-name="ce1">
            <text:p>8.898182</text:p>
          </table:table-cell>
          <table:table-cell office:value-type="float" office:value="1930" table:style-name="ce1">
            <text:p>1930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202" table:style-name="ce1">
            <text:p>1202</text:p>
          </table:table-cell>
          <table:table-cell office:value-type="float" office:value="1250" table:formula="of:=IF(ISNUMBER([.V55]);[.V55];[.N55])" table:style-name="ce1">
            <text:p>1250</text:p>
          </table:table-cell>
          <table:table-cell office:value-type="float" office:value="1250" table:style-name="ce1">
            <text:p>1250</text:p>
          </table:table-cell>
          <table:table-cell office:value-type="float" office:value="-4" table:style-name="ce1">
            <text:p>-4</text:p>
          </table:table-cell>
          <table:table-cell office:value-type="float" office:value="-4" table:formula="of:=IF(ISNUMBER([.W55]);[.W55];[.O55])" table:style-name="ce6">
            <text:p>-4</text:p>
          </table:table-cell>
          <table:table-cell office:value-type="float" office:value="4243917" table:style-name="ce3">
            <text:p>4243917</text:p>
          </table:table-cell>
          <table:table-cell office:value-type="float" office:value="3116642" table:style-name="ce3">
            <text:p>3116642</text:p>
          </table:table-cell>
          <table:table-cell office:value-type="float" office:value="4243917" table:style-name="ce1">
            <text:p>4243917</text:p>
          </table:table-cell>
          <table:table-cell office:value-type="float" office:value="3116642" table:style-name="ce1">
            <text:p>3116642</text:p>
          </table:table-cell>
          <table:table-cell office:value-type="float" office:value="22341" table:style-name="ce2">
            <text:p>22341</text:p>
          </table:table-cell>
          <table:table-cell table:style-name="ce1"/>
          <table:table-cell office:value-type="string" office:string-value="" table:formula="of:=IF(ISNUMBER([.V55]);100*([.L55]-[.V55])/[.L55];&quot;&quot;)" table:style-name="ce5"/>
          <table:table-cell table:number-columns-repeated="1636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0" table:style-name="ce2">
            <text:p>210</text:p>
          </table:table-cell>
          <table:table-cell office:value-type="float" office:value="6337505" table:style-name="ce1">
            <text:p>6337505</text:p>
          </table:table-cell>
          <table:table-cell office:value-type="float" office:value="51.167717000000003" table:style-name="ce1">
            <text:p>51.167717</text:p>
          </table:table-cell>
          <table:table-cell office:value-type="float" office:value="9.0872229999999998" table:style-name="ce1">
            <text:p>9.087223</text:p>
          </table:table-cell>
          <table:table-cell office:value-type="float" office:value="1940" table:style-name="ce1">
            <text:p>1940</text:p>
          </table:table-cell>
          <table:table-cell office:value-type="float" office:value="2013" table:style-name="ce1">
            <text:p>20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52" table:style-name="ce1">
            <text:p>1452</text:p>
          </table:table-cell>
          <table:table-cell office:value-type="float" office:value="1525" table:formula="of:=IF(ISNUMBER([.V56]);[.V56];[.N56])" table:style-name="ce1">
            <text:p>1525</text:p>
          </table:table-cell>
          <table:table-cell office:value-type="float" office:value="1525" table:style-name="ce1">
            <text:p>1525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56]);[.W56];[.O56])" table:style-name="ce6">
            <text:p>-5</text:p>
          </table:table-cell>
          <table:table-cell office:value-type="float" office:value="4257158" table:style-name="ce3">
            <text:p>4257158</text:p>
          </table:table-cell>
          <table:table-cell office:value-type="float" office:value="3117799" table:style-name="ce3">
            <text:p>3117799</text:p>
          </table:table-cell>
          <table:table-cell office:value-type="float" office:value="4257158" table:style-name="ce1">
            <text:p>4257158</text:p>
          </table:table-cell>
          <table:table-cell office:value-type="float" office:value="3117799" table:style-name="ce1">
            <text:p>3117799</text:p>
          </table:table-cell>
          <table:table-cell office:value-type="float" office:value="22344" table:style-name="ce2">
            <text:p>22344</text:p>
          </table:table-cell>
          <table:table-cell table:style-name="ce1"/>
          <table:table-cell office:value-type="string" office:string-value="" table:formula="of:=IF(ISNUMBER([.V56]);100*([.L56]-[.V56])/[.L56];&quot;&quot;)" table:style-name="ce5"/>
          <table:table-cell table:number-columns-repeated="1636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2" table:style-name="ce2">
            <text:p>212</text:p>
          </table:table-cell>
          <table:table-cell office:value-type="float" office:value="6337507" table:style-name="ce1">
            <text:p>6337507</text:p>
          </table:table-cell>
          <table:table-cell office:value-type="float" office:value="51.226999999999997" table:style-name="ce1">
            <text:p>51.227</text:p>
          </table:table-cell>
          <table:table-cell office:value-type="float" office:value="9.4689999999999994" table:style-name="ce1">
            <text:p>9.469</text:p>
          </table:table-cell>
          <table:table-cell office:value-type="float" office:value="1920" table:style-name="ce1">
            <text:p>1920</text:p>
          </table:table-cell>
          <table:table-cell office:value-type="float" office:value="2013" table:style-name="ce1">
            <text:p>201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366" table:style-name="ce1">
            <text:p>6366</text:p>
          </table:table-cell>
          <table:table-cell office:value-type="float" office:value="6425" table:formula="of:=IF(ISNUMBER([.V57]);[.V57];[.N57])" table:style-name="ce1">
            <text:p>6425</text:p>
          </table:table-cell>
          <table:table-cell office:value-type="float" office:value="6425" table:style-name="ce1">
            <text:p>642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57]);[.W57];[.O57])" table:style-name="ce6">
            <text:p>-1</text:p>
          </table:table-cell>
          <table:table-cell office:value-type="float" office:value="4283907" table:style-name="ce3">
            <text:p>4283907</text:p>
          </table:table-cell>
          <table:table-cell office:value-type="float" office:value="3124131" table:style-name="ce3">
            <text:p>3124131</text:p>
          </table:table-cell>
          <table:table-cell office:value-type="float" office:value="4283907" table:style-name="ce1">
            <text:p>4283907</text:p>
          </table:table-cell>
          <table:table-cell office:value-type="float" office:value="3124131" table:style-name="ce1">
            <text:p>3124131</text:p>
          </table:table-cell>
          <table:table-cell office:value-type="float" office:value="22236" table:style-name="ce2">
            <text:p>22236</text:p>
          </table:table-cell>
          <table:table-cell table:style-name="ce1"/>
          <table:table-cell office:value-type="string" office:string-value="" table:formula="of:=IF(ISNUMBER([.V57]);100*([.L57]-[.V57])/[.L57];&quot;&quot;)" table:style-name="ce5"/>
          <table:table-cell table:number-columns-repeated="1636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3" table:style-name="ce2">
            <text:p>213</text:p>
          </table:table-cell>
          <table:table-cell office:value-type="float" office:value="6337508" table:style-name="ce1">
            <text:p>6337508</text:p>
          </table:table-cell>
          <table:table-cell office:value-type="float" office:value="51.003999999999998" table:style-name="ce1">
            <text:p>51.004</text:p>
          </table:table-cell>
          <table:table-cell office:value-type="float" office:value="9.7200000000000006" table:style-name="ce1">
            <text:p>9.72</text:p>
          </table:table-cell>
          <table:table-cell office:value-type="float" office:value="1920" table:style-name="ce1">
            <text:p>1920</text:p>
          </table:table-cell>
          <table:table-cell office:value-type="float" office:value="2013" table:style-name="ce1">
            <text:p>201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523" table:style-name="ce1">
            <text:p>2523</text:p>
          </table:table-cell>
          <table:table-cell office:value-type="float" office:value="2550" table:formula="of:=IF(ISNUMBER([.V58]);[.V58];[.N58])" table:style-name="ce1">
            <text:p>2550</text:p>
          </table:table-cell>
          <table:table-cell office:value-type="float" office:value="2550" table:style-name="ce1">
            <text:p>2550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58]);[.W58];[.O58])" table:style-name="ce6">
            <text:p>-1</text:p>
          </table:table-cell>
          <table:table-cell office:value-type="float" office:value="4301346" table:style-name="ce3">
            <text:p>4301346</text:p>
          </table:table-cell>
          <table:table-cell office:value-type="float" office:value="3099225" table:style-name="ce3">
            <text:p>3099225</text:p>
          </table:table-cell>
          <table:table-cell office:value-type="float" office:value="4301346" table:style-name="ce1">
            <text:p>4301346</text:p>
          </table:table-cell>
          <table:table-cell office:value-type="float" office:value="3099225" table:style-name="ce1">
            <text:p>3099225</text:p>
          </table:table-cell>
          <table:table-cell office:value-type="float" office:value="22739" table:style-name="ce2">
            <text:p>22739</text:p>
          </table:table-cell>
          <table:table-cell table:style-name="ce1"/>
          <table:table-cell office:value-type="string" office:string-value="" table:formula="of:=IF(ISNUMBER([.V58]);100*([.L58]-[.V58])/[.L58];&quot;&quot;)" table:style-name="ce5"/>
          <table:table-cell table:number-columns-repeated="1636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4" table:style-name="ce2">
            <text:p>214</text:p>
          </table:table-cell>
          <table:table-cell office:value-type="float" office:value="6337509" table:style-name="ce1">
            <text:p>6337509</text:p>
          </table:table-cell>
          <table:table-cell office:value-type="float" office:value="52.387999999999998" table:style-name="ce1">
            <text:p>52.388</text:p>
          </table:table-cell>
          <table:table-cell office:value-type="float" office:value="9.6760000000000002" table:style-name="ce1">
            <text:p>9.676</text:p>
          </table:table-cell>
          <table:table-cell office:value-type="float" office:value="1940" table:style-name="ce1">
            <text:p>1940</text:p>
          </table:table-cell>
          <table:table-cell office:value-type="float" office:value="2013" table:style-name="ce1">
            <text:p>20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304" table:style-name="ce1">
            <text:p>5304</text:p>
          </table:table-cell>
          <table:table-cell office:value-type="float" office:value="5300" table:formula="of:=IF(ISNUMBER([.V59]);[.V59];[.N59])" table:style-name="ce1">
            <text:p>5300</text:p>
          </table:table-cell>
          <table:table-cell office:value-type="float" office:value="5300" table:style-name="ce1">
            <text:p>53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59]);[.W59];[.O59])" table:style-name="ce6">
            <text:p>0</text:p>
          </table:table-cell>
          <table:table-cell office:value-type="float" office:value="4298941" table:style-name="ce3">
            <text:p>4298941</text:p>
          </table:table-cell>
          <table:table-cell office:value-type="float" office:value="3253222" table:style-name="ce3">
            <text:p>3253222</text:p>
          </table:table-cell>
          <table:table-cell office:value-type="float" office:value="4298941" table:style-name="ce1">
            <text:p>4298941</text:p>
          </table:table-cell>
          <table:table-cell office:value-type="float" office:value="3253222" table:style-name="ce1">
            <text:p>3253222</text:p>
          </table:table-cell>
          <table:table-cell office:value-type="float" office:value="19601" table:style-name="ce2">
            <text:p>19601</text:p>
          </table:table-cell>
          <table:table-cell table:style-name="ce1"/>
          <table:table-cell office:value-type="string" office:string-value="" table:formula="of:=IF(ISNUMBER([.V59]);100*([.L59]-[.V59])/[.L59];&quot;&quot;)" table:style-name="ce5"/>
          <table:table-cell table:number-columns-repeated="1636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5" table:style-name="ce2">
            <text:p>215</text:p>
          </table:table-cell>
          <table:table-cell office:value-type="float" office:value="6337510" table:style-name="ce1">
            <text:p>6337510</text:p>
          </table:table-cell>
          <table:table-cell office:value-type="float" office:value="52.683" table:style-name="ce1">
            <text:p>52.683</text:p>
          </table:table-cell>
          <table:table-cell office:value-type="float" office:value="9.6039999999999992" table:style-name="ce1">
            <text:p>9.604</text:p>
          </table:table-cell>
          <table:table-cell office:value-type="float" office:value="1940" table:style-name="ce1">
            <text:p>1940</text:p>
          </table:table-cell>
          <table:table-cell office:value-type="float" office:value="2013" table:style-name="ce1">
            <text:p>20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443" table:style-name="ce1">
            <text:p>6443</text:p>
          </table:table-cell>
          <table:table-cell office:value-type="float" office:value="6575" table:formula="of:=IF(ISNUMBER([.V60]);[.V60];[.N60])" table:style-name="ce1">
            <text:p>6575</text:p>
          </table:table-cell>
          <table:table-cell office:value-type="float" office:value="6575" table:style-name="ce1">
            <text:p>657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60]);[.W60];[.O60])" table:style-name="ce6">
            <text:p>-2</text:p>
          </table:table-cell>
          <table:table-cell office:value-type="float" office:value="4294219" table:style-name="ce3">
            <text:p>4294219</text:p>
          </table:table-cell>
          <table:table-cell office:value-type="float" office:value="3286072" table:style-name="ce3">
            <text:p>3286072</text:p>
          </table:table-cell>
          <table:table-cell office:value-type="float" office:value="4294219" table:style-name="ce1">
            <text:p>4294219</text:p>
          </table:table-cell>
          <table:table-cell office:value-type="float" office:value="3286072" table:style-name="ce1">
            <text:p>3286072</text:p>
          </table:table-cell>
          <table:table-cell office:value-type="float" office:value="18931" table:style-name="ce2">
            <text:p>18931</text:p>
          </table:table-cell>
          <table:table-cell table:style-name="ce1"/>
          <table:table-cell office:value-type="string" office:string-value="" table:formula="of:=IF(ISNUMBER([.V60]);100*([.L60]-[.V60])/[.L60];&quot;&quot;)" table:style-name="ce5"/>
          <table:table-cell table:number-columns-repeated="1636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6" table:style-name="ce2">
            <text:p>216</text:p>
          </table:table-cell>
          <table:table-cell office:value-type="float" office:value="6337511" table:style-name="ce1">
            <text:p>6337511</text:p>
          </table:table-cell>
          <table:table-cell office:value-type="float" office:value="51.270924999999998" table:style-name="ce1">
            <text:p>51.270925</text:p>
          </table:table-cell>
          <table:table-cell office:value-type="float" office:value="9.9748330000000003" table:style-name="ce1">
            <text:p>9.974833</text:p>
          </table:table-cell>
          <table:table-cell office:value-type="float" office:value="1941" table:style-name="ce1">
            <text:p>1941</text:p>
          </table:table-cell>
          <table:table-cell office:value-type="float" office:value="2013" table:style-name="ce1">
            <text:p>201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166" table:style-name="ce1">
            <text:p>5166</text:p>
          </table:table-cell>
          <table:table-cell office:value-type="float" office:value="5275" table:formula="of:=IF(ISNUMBER([.V61]);[.V61];[.N61])" table:style-name="ce1">
            <text:p>5275</text:p>
          </table:table-cell>
          <table:table-cell office:value-type="float" office:value="5275" table:style-name="ce1">
            <text:p>527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61]);[.W61];[.O61])" table:style-name="ce6">
            <text:p>-2</text:p>
          </table:table-cell>
          <table:table-cell office:value-type="float" office:value="4319244" table:style-name="ce3">
            <text:p>4319244</text:p>
          </table:table-cell>
          <table:table-cell office:value-type="float" office:value="3128883" table:style-name="ce3">
            <text:p>3128883</text:p>
          </table:table-cell>
          <table:table-cell office:value-type="float" office:value="4319244" table:style-name="ce1">
            <text:p>4319244</text:p>
          </table:table-cell>
          <table:table-cell office:value-type="float" office:value="3128883" table:style-name="ce1">
            <text:p>3128883</text:p>
          </table:table-cell>
          <table:table-cell office:value-type="float" office:value="22129" table:style-name="ce2">
            <text:p>22129</text:p>
          </table:table-cell>
          <table:table-cell table:style-name="ce1"/>
          <table:table-cell office:value-type="string" office:string-value="" table:formula="of:=IF(ISNUMBER([.V61]);100*([.L61]-[.V61])/[.L61];&quot;&quot;)" table:style-name="ce5"/>
          <table:table-cell table:number-columns-repeated="1636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17" table:style-name="ce2">
            <text:p>217</text:p>
          </table:table-cell>
          <table:table-cell office:value-type="float" office:value="6337512" table:style-name="ce1">
            <text:p>6337512</text:p>
          </table:table-cell>
          <table:table-cell office:value-type="float" office:value="51.125" table:style-name="ce1">
            <text:p>51.125</text:p>
          </table:table-cell>
          <table:table-cell office:value-type="float" office:value="10.196999999999999" table:style-name="ce1">
            <text:p>10.197</text:p>
          </table:table-cell>
          <table:table-cell office:value-type="float" office:value="1950" table:style-name="ce1">
            <text:p>1950</text:p>
          </table:table-cell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302" table:style-name="ce1">
            <text:p>4302</text:p>
          </table:table-cell>
          <table:table-cell office:value-type="float" office:value="4400" table:formula="of:=IF(ISNUMBER([.V62]);[.V62];[.N62])" table:style-name="ce1">
            <text:p>4400</text:p>
          </table:table-cell>
          <table:table-cell office:value-type="float" office:value="4400" table:style-name="ce1">
            <text:p>4400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62]);[.W62];[.O62])" table:style-name="ce6">
            <text:p>-2</text:p>
          </table:table-cell>
          <table:table-cell office:value-type="float" office:value="4334792" table:style-name="ce3">
            <text:p>4334792</text:p>
          </table:table-cell>
          <table:table-cell office:value-type="float" office:value="3112667" table:style-name="ce3">
            <text:p>3112667</text:p>
          </table:table-cell>
          <table:table-cell office:value-type="float" office:value="4334792" table:style-name="ce1">
            <text:p>4334792</text:p>
          </table:table-cell>
          <table:table-cell office:value-type="float" office:value="3112667" table:style-name="ce1">
            <text:p>3112667</text:p>
          </table:table-cell>
          <table:table-cell office:value-type="float" office:value="22456" table:style-name="ce2">
            <text:p>22456</text:p>
          </table:table-cell>
          <table:table-cell table:style-name="ce1"/>
          <table:table-cell office:value-type="string" office:string-value="" table:formula="of:=IF(ISNUMBER([.V62]);100*([.L62]-[.V62])/[.L62];&quot;&quot;)" table:style-name="ce5"/>
          <table:table-cell table:number-columns-repeated="1636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8" table:style-name="ce2">
            <text:p>218</text:p>
          </table:table-cell>
          <table:table-cell office:value-type="float" office:value="6337513" table:style-name="ce1">
            <text:p>6337513</text:p>
          </table:table-cell>
          <table:table-cell office:value-type="float" office:value="51.408000000000001" table:style-name="ce1">
            <text:p>51.408</text:p>
          </table:table-cell>
          <table:table-cell office:value-type="float" office:value="9.7089999999999996" table:style-name="ce1">
            <text:p>9.709</text:p>
          </table:table-cell>
          <table:table-cell office:value-type="float" office:value="1940" table:style-name="ce1">
            <text:p>1940</text:p>
          </table:table-cell>
          <table:table-cell office:value-type="float" office:value="2013" table:style-name="ce1">
            <text:p>20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487" table:style-name="ce1">
            <text:p>5487</text:p>
          </table:table-cell>
          <table:table-cell office:value-type="float" office:value="5575" table:formula="of:=IF(ISNUMBER([.V63]);[.V63];[.N63])" table:style-name="ce1">
            <text:p>5575</text:p>
          </table:table-cell>
          <table:table-cell office:value-type="float" office:value="5575" table:style-name="ce1">
            <text:p>557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63]);[.W63];[.O63])" table:style-name="ce6">
            <text:p>-2</text:p>
          </table:table-cell>
          <table:table-cell office:value-type="float" office:value="4300752" table:style-name="ce3">
            <text:p>4300752</text:p>
          </table:table-cell>
          <table:table-cell office:value-type="float" office:value="3144173" table:style-name="ce3">
            <text:p>3144173</text:p>
          </table:table-cell>
          <table:table-cell office:value-type="float" office:value="4300752" table:style-name="ce1">
            <text:p>4300752</text:p>
          </table:table-cell>
          <table:table-cell office:value-type="float" office:value="3144173" table:style-name="ce1">
            <text:p>3144173</text:p>
          </table:table-cell>
          <table:table-cell office:value-type="float" office:value="21837" table:style-name="ce2">
            <text:p>21837</text:p>
          </table:table-cell>
          <table:table-cell table:style-name="ce1"/>
          <table:table-cell office:value-type="string" office:string-value="" table:formula="of:=IF(ISNUMBER([.V63]);100*([.L63]-[.V63])/[.L63];&quot;&quot;)" table:style-name="ce5"/>
          <table:table-cell table:number-columns-repeated="1636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9" table:style-name="ce2">
            <text:p>219</text:p>
          </table:table-cell>
          <table:table-cell office:value-type="float" office:value="6337514" table:style-name="ce1">
            <text:p>6337514</text:p>
          </table:table-cell>
          <table:table-cell office:value-type="float" office:value="51.972999999999999" table:style-name="ce1">
            <text:p>51.973</text:p>
          </table:table-cell>
          <table:table-cell office:value-type="float" office:value="9.516" table:style-name="ce1">
            <text:p>9.516</text:p>
          </table:table-cell>
          <table:table-cell office:value-type="float" office:value="1839" table:style-name="ce1">
            <text:p>1839</text:p>
          </table:table-cell>
          <table:table-cell office:value-type="float" office:value="2013" table:style-name="ce1">
            <text:p>2013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5924" table:style-name="ce1">
            <text:p>15924</text:p>
          </table:table-cell>
          <table:table-cell office:value-type="float" office:value="16175" table:formula="of:=IF(ISNUMBER([.V64]);[.V64];[.N64])" table:style-name="ce1">
            <text:p>16175</text:p>
          </table:table-cell>
          <table:table-cell office:value-type="float" office:value="16175" table:style-name="ce1">
            <text:p>1617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64]);[.W64];[.O64])" table:style-name="ce6">
            <text:p>-2</text:p>
          </table:table-cell>
          <table:table-cell office:value-type="float" office:value="4287740" table:style-name="ce3">
            <text:p>4287740</text:p>
          </table:table-cell>
          <table:table-cell office:value-type="float" office:value="3207106" table:style-name="ce3">
            <text:p>3207106</text:p>
          </table:table-cell>
          <table:table-cell office:value-type="float" office:value="4287740" table:style-name="ce1">
            <text:p>4287740</text:p>
          </table:table-cell>
          <table:table-cell office:value-type="float" office:value="3207106" table:style-name="ce1">
            <text:p>3207106</text:p>
          </table:table-cell>
          <table:table-cell office:value-type="float" office:value="20484" table:style-name="ce2">
            <text:p>20484</text:p>
          </table:table-cell>
          <table:table-cell table:style-name="ce1"/>
          <table:table-cell office:value-type="string" office:string-value="" table:formula="of:=IF(ISNUMBER([.V64]);100*([.L64]-[.V64])/[.L64];&quot;&quot;)" table:style-name="ce5"/>
          <table:table-cell table:number-columns-repeated="1636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20" table:style-name="ce2">
            <text:p>220</text:p>
          </table:table-cell>
          <table:table-cell office:value-type="float" office:value="6337515" table:style-name="ce1">
            <text:p>6337515</text:p>
          </table:table-cell>
          <table:table-cell office:value-type="float" office:value="52.851999999999997" table:style-name="ce1">
            <text:p>52.852</text:p>
          </table:table-cell>
          <table:table-cell office:value-type="float" office:value="9.2110000000000003" table:style-name="ce1">
            <text:p>9.211</text:p>
          </table:table-cell>
          <table:table-cell office:value-type="float" office:value="1953" table:style-name="ce1">
            <text:p>1953</text:p>
          </table:table-cell>
          <table:table-cell office:value-type="float" office:value="2013" table:style-name="ce1">
            <text:p>20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2110" table:style-name="ce1">
            <text:p>22110</text:p>
          </table:table-cell>
          <table:table-cell office:value-type="float" office:value="22325" table:formula="of:=IF(ISNUMBER([.V65]);[.V65];[.N65])" table:style-name="ce1">
            <text:p>22325</text:p>
          </table:table-cell>
          <table:table-cell office:value-type="float" office:value="22325" table:style-name="ce1">
            <text:p>2232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65]);[.W65];[.O65])" table:style-name="ce6">
            <text:p>-1</text:p>
          </table:table-cell>
          <table:table-cell office:value-type="float" office:value="4267847" table:style-name="ce3">
            <text:p>4267847</text:p>
          </table:table-cell>
          <table:table-cell office:value-type="float" office:value="3305094" table:style-name="ce3">
            <text:p>3305094</text:p>
          </table:table-cell>
          <table:table-cell office:value-type="float" office:value="4267847" table:style-name="ce1">
            <text:p>4267847</text:p>
          </table:table-cell>
          <table:table-cell office:value-type="float" office:value="3305094" table:style-name="ce1">
            <text:p>3305094</text:p>
          </table:table-cell>
          <table:table-cell office:value-type="float" office:value="18444" table:style-name="ce2">
            <text:p>18444</text:p>
          </table:table-cell>
          <table:table-cell table:style-name="ce1"/>
          <table:table-cell office:value-type="string" office:string-value="" table:formula="of:=IF(ISNUMBER([.V65]);100*([.L65]-[.V65])/[.L65];&quot;&quot;)" table:style-name="ce5"/>
          <table:table-cell table:number-columns-repeated="1636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21" table:style-name="ce2">
            <text:p>221</text:p>
          </table:table-cell>
          <table:table-cell office:value-type="float" office:value="6337516" table:style-name="ce1">
            <text:p>6337516</text:p>
          </table:table-cell>
          <table:table-cell office:value-type="float" office:value="51.648000000000003" table:style-name="ce1">
            <text:p>51.648</text:p>
          </table:table-cell>
          <table:table-cell office:value-type="float" office:value="9.4380000000000006" table:style-name="ce1">
            <text:p>9.438</text:p>
          </table:table-cell>
          <table:table-cell office:value-type="float" office:value="1940" table:style-name="ce1">
            <text:p>1940</text:p>
          </table:table-cell>
          <table:table-cell office:value-type="float" office:value="2013" table:style-name="ce1">
            <text:p>20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794" table:style-name="ce1">
            <text:p>14794</text:p>
          </table:table-cell>
          <table:table-cell office:value-type="float" office:value="14975" table:formula="of:=IF(ISNUMBER([.V66]);[.V66];[.N66])" table:style-name="ce1">
            <text:p>14975</text:p>
          </table:table-cell>
          <table:table-cell office:value-type="float" office:value="14975" table:style-name="ce1">
            <text:p>1497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66]);[.W66];[.O66])" table:style-name="ce6">
            <text:p>-1</text:p>
          </table:table-cell>
          <table:table-cell office:value-type="float" office:value="4282101" table:style-name="ce3">
            <text:p>4282101</text:p>
          </table:table-cell>
          <table:table-cell office:value-type="float" office:value="3170985" table:style-name="ce3">
            <text:p>3170985</text:p>
          </table:table-cell>
          <table:table-cell office:value-type="float" office:value="4282101" table:style-name="ce1">
            <text:p>4282101</text:p>
          </table:table-cell>
          <table:table-cell office:value-type="float" office:value="3170985" table:style-name="ce1">
            <text:p>3170985</text:p>
          </table:table-cell>
          <table:table-cell office:value-type="float" office:value="21212" table:style-name="ce2">
            <text:p>21212</text:p>
          </table:table-cell>
          <table:table-cell table:style-name="ce1"/>
          <table:table-cell office:value-type="string" office:string-value="" table:formula="of:=IF(ISNUMBER([.V66]);100*([.L66]-[.V66])/[.L66];&quot;&quot;)" table:style-name="ce5"/>
          <table:table-cell table:number-columns-repeated="1636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22" table:style-name="ce2">
            <text:p>222</text:p>
          </table:table-cell>
          <table:table-cell office:value-type="float" office:value="6337517" table:style-name="ce1">
            <text:p>6337517</text:p>
          </table:table-cell>
          <table:table-cell office:value-type="float" office:value="52.594000000000001" table:style-name="ce1">
            <text:p>52.594</text:p>
          </table:table-cell>
          <table:table-cell office:value-type="float" office:value="9.1129999999999995" table:style-name="ce1">
            <text:p>9.113</text:p>
          </table:table-cell>
          <table:table-cell office:value-type="float" office:value="1953" table:style-name="ce1">
            <text:p>1953</text:p>
          </table:table-cell>
          <table:table-cell office:value-type="float" office:value="2013" table:style-name="ce1">
            <text:p>20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9910" table:style-name="ce1">
            <text:p>19910</text:p>
          </table:table-cell>
          <table:table-cell office:value-type="float" office:value="21925" table:formula="of:=IF(ISNUMBER([.V67]);[.V67];[.N67])" table:style-name="ce1">
            <text:p>21925</text:p>
          </table:table-cell>
          <table:table-cell office:value-type="float" office:value="21925" table:style-name="ce1">
            <text:p>21925</text:p>
          </table:table-cell>
          <table:table-cell office:value-type="float" office:value="-10" table:style-name="ce1">
            <text:p>-10</text:p>
          </table:table-cell>
          <table:table-cell office:value-type="float" office:value="-10" table:formula="of:=IF(ISNUMBER([.W67]);[.W67];[.O67])" table:style-name="ce6">
            <text:p>-10</text:p>
          </table:table-cell>
          <table:table-cell office:value-type="float" office:value="4260892" table:style-name="ce3">
            <text:p>4260892</text:p>
          </table:table-cell>
          <table:table-cell office:value-type="float" office:value="3276462" table:style-name="ce3">
            <text:p>3276462</text:p>
          </table:table-cell>
          <table:table-cell office:value-type="float" office:value="4260892" table:style-name="ce1">
            <text:p>4260892</text:p>
          </table:table-cell>
          <table:table-cell office:value-type="float" office:value="3276462" table:style-name="ce1">
            <text:p>3276462</text:p>
          </table:table-cell>
          <table:table-cell office:value-type="float" office:value="19127" table:style-name="ce2">
            <text:p>19127</text:p>
          </table:table-cell>
          <table:table-cell table:style-name="ce1"/>
          <table:table-cell office:value-type="string" office:string-value="" table:formula="of:=IF(ISNUMBER([.V67]);100*([.L67]-[.V67])/[.L67];&quot;&quot;)" table:style-name="ce5"/>
          <table:table-cell table:number-columns-repeated="1636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23" table:style-name="ce2">
            <text:p>223</text:p>
          </table:table-cell>
          <table:table-cell office:value-type="float" office:value="6337518" table:style-name="ce1">
            <text:p>6337518</text:p>
          </table:table-cell>
          <table:table-cell office:value-type="float" office:value="52.249000000000002" table:style-name="ce1">
            <text:p>52.249</text:p>
          </table:table-cell>
          <table:table-cell office:value-type="float" office:value="8.9220000000000006" table:style-name="ce1">
            <text:p>8.922</text:p>
          </table:table-cell>
          <table:table-cell office:value-type="float" office:value="1935" table:style-name="ce1">
            <text:p>1935</text:p>
          </table:table-cell>
          <table:table-cell office:value-type="float" office:value="2013" table:style-name="ce1">
            <text:p>201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9162" table:style-name="ce1">
            <text:p>19162</text:p>
          </table:table-cell>
          <table:table-cell office:value-type="float" office:value="19450" table:formula="of:=IF(ISNUMBER([.V68]);[.V68];[.N68])" table:style-name="ce1">
            <text:p>19450</text:p>
          </table:table-cell>
          <table:table-cell office:value-type="float" office:value="19450" table:style-name="ce1">
            <text:p>19450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68]);[.W68];[.O68])" table:style-name="ce6">
            <text:p>-2</text:p>
          </table:table-cell>
          <table:table-cell office:value-type="float" office:value="4247379" table:style-name="ce3">
            <text:p>4247379</text:p>
          </table:table-cell>
          <table:table-cell office:value-type="float" office:value="3238251" table:style-name="ce3">
            <text:p>3238251</text:p>
          </table:table-cell>
          <table:table-cell office:value-type="float" office:value="4247379" table:style-name="ce1">
            <text:p>4247379</text:p>
          </table:table-cell>
          <table:table-cell office:value-type="float" office:value="3238251" table:style-name="ce1">
            <text:p>3238251</text:p>
          </table:table-cell>
          <table:table-cell office:value-type="float" office:value="19898" table:style-name="ce2">
            <text:p>19898</text:p>
          </table:table-cell>
          <table:table-cell table:style-name="ce1"/>
          <table:table-cell office:value-type="string" office:string-value="" table:formula="of:=IF(ISNUMBER([.V68]);100*([.L68]-[.V68])/[.L68];&quot;&quot;)" table:style-name="ce5"/>
          <table:table-cell table:number-columns-repeated="1636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24" table:style-name="ce2">
            <text:p>224</text:p>
          </table:table-cell>
          <table:table-cell office:value-type="float" office:value="6337519" table:style-name="ce1">
            <text:p>6337519</text:p>
          </table:table-cell>
          <table:table-cell office:value-type="float" office:value="51.625" table:style-name="ce1">
            <text:p>51.625</text:p>
          </table:table-cell>
          <table:table-cell office:value-type="float" office:value="9.52" table:style-name="ce1">
            <text:p>9.52</text:p>
          </table:table-cell>
          <table:table-cell office:value-type="float" office:value="1940" table:style-name="ce1">
            <text:p>1940</text:p>
          </table:table-cell>
          <table:table-cell office:value-type="float" office:value="2013" table:style-name="ce1">
            <text:p>20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2996" table:style-name="ce1">
            <text:p>12996</text:p>
          </table:table-cell>
          <table:table-cell office:value-type="float" office:value="13075" table:formula="of:=IF(ISNUMBER([.V69]);[.V69];[.N69])" table:style-name="ce1">
            <text:p>13075</text:p>
          </table:table-cell>
          <table:table-cell office:value-type="float" office:value="13075" table:style-name="ce1">
            <text:p>1307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69]);[.W69];[.O69])" table:style-name="ce6">
            <text:p>-1</text:p>
          </table:table-cell>
          <table:table-cell office:value-type="float" office:value="4287760" table:style-name="ce3">
            <text:p>4287760</text:p>
          </table:table-cell>
          <table:table-cell office:value-type="float" office:value="3168385" table:style-name="ce3">
            <text:p>3168385</text:p>
          </table:table-cell>
          <table:table-cell office:value-type="float" office:value="4287760" table:style-name="ce1">
            <text:p>4287760</text:p>
          </table:table-cell>
          <table:table-cell office:value-type="float" office:value="3168385" table:style-name="ce1">
            <text:p>3168385</text:p>
          </table:table-cell>
          <table:table-cell office:value-type="float" office:value="21303" table:style-name="ce2">
            <text:p>21303</text:p>
          </table:table-cell>
          <table:table-cell table:style-name="ce1"/>
          <table:table-cell office:value-type="string" office:string-value="" table:formula="of:=IF(ISNUMBER([.V69]);100*([.L69]-[.V69])/[.L69];&quot;&quot;)" table:style-name="ce5"/>
          <table:table-cell table:number-columns-repeated="1636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30" table:style-name="ce2">
            <text:p>230</text:p>
          </table:table-cell>
          <table:table-cell office:value-type="float" office:value="6337601" table:style-name="ce1">
            <text:p>6337601</text:p>
          </table:table-cell>
          <table:table-cell office:value-type="float" office:value="51.082442999999998" table:style-name="ce1">
            <text:p>51.082443</text:p>
          </table:table-cell>
          <table:table-cell office:value-type="float" office:value="9.3349569999999993" table:style-name="ce1">
            <text:p>9.334957</text:p>
          </table:table-cell>
          <table:table-cell office:value-type="float" office:value="1957" table:style-name="ce1">
            <text:p>1957</text:p>
          </table:table-cell>
          <table:table-cell office:value-type="float" office:value="2011" table:style-name="ce1">
            <text:p>20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86.1" table:style-name="ce1">
            <text:p>986.1</text:p>
          </table:table-cell>
          <table:table-cell office:value-type="float" office:value="975" table:formula="of:=IF(ISNUMBER([.V70]);[.V70];[.N70])" table:style-name="ce1">
            <text:p>975</text:p>
          </table:table-cell>
          <table:table-cell office:value-type="float" office:value="975" table:style-name="ce1">
            <text:p>97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70]);[.W70];[.O70])" table:style-name="ce6">
            <text:p>1</text:p>
          </table:table-cell>
          <table:table-cell office:value-type="float" office:value="4274398" table:style-name="ce3">
            <text:p>4274398</text:p>
          </table:table-cell>
          <table:table-cell office:value-type="float" office:value="3108126" table:style-name="ce3">
            <text:p>3108126</text:p>
          </table:table-cell>
          <table:table-cell office:value-type="float" office:value="4274398" table:style-name="ce1">
            <text:p>4274398</text:p>
          </table:table-cell>
          <table:table-cell office:value-type="float" office:value="3108126" table:style-name="ce1">
            <text:p>3108126</text:p>
          </table:table-cell>
          <table:table-cell office:value-type="float" office:value="22558" table:style-name="ce2">
            <text:p>22558</text:p>
          </table:table-cell>
          <table:table-cell table:style-name="ce1"/>
          <table:table-cell office:value-type="string" office:string-value="" table:formula="of:=IF(ISNUMBER([.V70]);100*([.L70]-[.V70])/[.L70];&quot;&quot;)" table:style-name="ce5"/>
          <table:table-cell table:number-columns-repeated="1636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31" table:style-name="ce2">
            <text:p>231</text:p>
          </table:table-cell>
          <table:table-cell office:value-type="float" office:value="6337610" table:style-name="ce1">
            <text:p>6337610</text:p>
          </table:table-cell>
          <table:table-cell office:value-type="float" office:value="50.570435000000003" table:style-name="ce1">
            <text:p>50.570435</text:p>
          </table:table-cell>
          <table:table-cell office:value-type="float" office:value="10.417230999999999" table:style-name="ce1">
            <text:p>10.417231</text:p>
          </table:table-cell>
          <table:table-cell office:value-type="float" office:value="1918" table:style-name="ce1">
            <text:p>1918</text:p>
          </table:table-cell>
          <table:table-cell office:value-type="float" office:value="2013" table:style-name="ce1">
            <text:p>2013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170" table:style-name="ce1">
            <text:p>1170</text:p>
          </table:table-cell>
          <table:table-cell office:value-type="float" office:value="1250" table:formula="of:=IF(ISNUMBER([.V71]);[.V71];[.N71])" table:style-name="ce1">
            <text:p>1250</text:p>
          </table:table-cell>
          <table:table-cell office:value-type="float" office:value="1250" table:style-name="ce1">
            <text:p>1250</text:p>
          </table:table-cell>
          <table:table-cell office:value-type="float" office:value="-7" table:style-name="ce1">
            <text:p>-7</text:p>
          </table:table-cell>
          <table:table-cell office:value-type="float" office:value="-7" table:formula="of:=IF(ISNUMBER([.W71]);[.W71];[.O71])" table:style-name="ce6">
            <text:p>-7</text:p>
          </table:table-cell>
          <table:table-cell office:value-type="float" office:value="4350560" table:style-name="ce3">
            <text:p>4350560</text:p>
          </table:table-cell>
          <table:table-cell office:value-type="float" office:value="3051042" table:style-name="ce3">
            <text:p>3051042</text:p>
          </table:table-cell>
          <table:table-cell office:value-type="float" office:value="4350560" table:style-name="ce1">
            <text:p>4350560</text:p>
          </table:table-cell>
          <table:table-cell office:value-type="float" office:value="3051042" table:style-name="ce1">
            <text:p>3051042</text:p>
          </table:table-cell>
          <table:table-cell office:value-type="float" office:value="23505" table:style-name="ce2">
            <text:p>23505</text:p>
          </table:table-cell>
          <table:table-cell table:style-name="ce1"/>
          <table:table-cell office:value-type="string" office:string-value="" table:formula="of:=IF(ISNUMBER([.V71]);100*([.L71]-[.V71])/[.L71];&quot;&quot;)" table:style-name="ce5"/>
          <table:table-cell table:number-columns-repeated="1636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32" table:style-name="ce2">
            <text:p>232</text:p>
          </table:table-cell>
          <table:table-cell office:value-type="float" office:value="6338100" table:style-name="ce1">
            <text:p>6338100</text:p>
          </table:table-cell>
          <table:table-cell office:value-type="float" office:value="52.74" table:style-name="ce1">
            <text:p>52.74</text:p>
          </table:table-cell>
          <table:table-cell office:value-type="float" office:value="7.24" table:style-name="ce1">
            <text:p>7.24</text:p>
          </table:table-cell>
          <table:table-cell office:value-type="float" office:value="1940" table:style-name="ce1">
            <text:p>1940</text:p>
          </table:table-cell>
          <table:table-cell office:value-type="float" office:value="2013" table:style-name="ce1">
            <text:p>201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8369" table:style-name="ce1">
            <text:p>8369</text:p>
          </table:table-cell>
          <table:table-cell office:value-type="float" office:value="8525" table:formula="of:=IF(ISNUMBER([.V72]);[.V72];[.N72])" table:style-name="ce1">
            <text:p>8525</text:p>
          </table:table-cell>
          <table:table-cell office:value-type="float" office:value="8525" table:style-name="ce1">
            <text:p>852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72]);[.W72];[.O72])" table:style-name="ce6">
            <text:p>-2</text:p>
          </table:table-cell>
          <table:table-cell office:value-type="float" office:value="4134635" table:style-name="ce3">
            <text:p>4134635</text:p>
          </table:table-cell>
          <table:table-cell office:value-type="float" office:value="3295880" table:style-name="ce3">
            <text:p>3295880</text:p>
          </table:table-cell>
          <table:table-cell office:value-type="float" office:value="4134635" table:style-name="ce1">
            <text:p>4134635</text:p>
          </table:table-cell>
          <table:table-cell office:value-type="float" office:value="3295880" table:style-name="ce1">
            <text:p>3295880</text:p>
          </table:table-cell>
          <table:table-cell office:value-type="float" office:value="18687" table:style-name="ce2">
            <text:p>18687</text:p>
          </table:table-cell>
          <table:table-cell table:style-name="ce1"/>
          <table:table-cell office:value-type="string" office:string-value="" table:formula="of:=IF(ISNUMBER([.V72]);100*([.L72]-[.V72])/[.L72];&quot;&quot;)" table:style-name="ce5"/>
          <table:table-cell table:number-columns-repeated="1636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33" table:style-name="ce2">
            <text:p>233</text:p>
          </table:table-cell>
          <table:table-cell office:value-type="float" office:value="6338110" table:style-name="ce1">
            <text:p>6338110</text:p>
          </table:table-cell>
          <table:table-cell office:value-type="float" office:value="52.595595000000003" table:style-name="ce1">
            <text:p>52.595595</text:p>
          </table:table-cell>
          <table:table-cell office:value-type="float" office:value="7.2485200000000001" table:style-name="ce1">
            <text:p>7.24852</text:p>
          </table:table-cell>
          <table:table-cell office:value-type="float" office:value="1964" table:style-name="ce1">
            <text:p>1964</text:p>
          </table:table-cell>
          <table:table-cell office:value-type="float" office:value="2013" table:style-name="ce1">
            <text:p>20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981" table:style-name="ce1">
            <text:p>4981</text:p>
          </table:table-cell>
          <table:table-cell office:value-type="float" office:value="4900" table:formula="of:=IF(ISNUMBER([.V73]);[.V73];[.N73])" table:style-name="ce1">
            <text:p>4900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IF(ISNUMBER([.W73]);[.W73];[.O73])" table:style-name="ce6">
            <text:p>2</text:p>
          </table:table-cell>
          <table:table-cell office:value-type="float" office:value="4134599" table:style-name="ce3">
            <text:p>4134599</text:p>
          </table:table-cell>
          <table:table-cell office:value-type="float" office:value="3279799" table:style-name="ce3">
            <text:p>3279799</text:p>
          </table:table-cell>
          <table:table-cell office:value-type="float" office:value="4134599" table:style-name="ce1">
            <text:p>4134599</text:p>
          </table:table-cell>
          <table:table-cell office:value-type="float" office:value="3279799" table:style-name="ce1">
            <text:p>3279799</text:p>
          </table:table-cell>
          <table:table-cell office:value-type="float" office:value="19119" table:style-name="ce2">
            <text:p>19119</text:p>
          </table:table-cell>
          <table:table-cell table:style-name="ce1"/>
          <table:table-cell office:value-type="string" office:string-value="" table:formula="of:=IF(ISNUMBER([.V73]);100*([.L73]-[.V73])/[.L73];&quot;&quot;)" table:style-name="ce5"/>
          <table:table-cell table:number-columns-repeated="1636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34" table:style-name="ce2">
            <text:p>234</text:p>
          </table:table-cell>
          <table:table-cell office:value-type="float" office:value="6338120" table:style-name="ce1">
            <text:p>6338120</text:p>
          </table:table-cell>
          <table:table-cell office:value-type="float" office:value="52.094000000000001" table:style-name="ce1">
            <text:p>52.094</text:p>
          </table:table-cell>
          <table:table-cell office:value-type="float" office:value="7.6029999999999998" table:style-name="ce1">
            <text:p>7.603</text:p>
          </table:table-cell>
          <table:table-cell office:value-type="float" office:value="1900" table:style-name="ce1">
            <text:p>1900</text:p>
          </table:table-cell>
          <table:table-cell office:value-type="float" office:value="2012" table:style-name="ce1">
            <text:p>201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842" table:style-name="ce1">
            <text:p>2842</text:p>
          </table:table-cell>
          <table:table-cell office:value-type="float" office:value="2925" table:formula="of:=IF(ISNUMBER([.V74]);[.V74];[.N74])" table:style-name="ce1">
            <text:p>2925</text:p>
          </table:table-cell>
          <table:table-cell office:value-type="float" office:value="2925" table:style-name="ce1">
            <text:p>2925</text:p>
          </table:table-cell>
          <table:table-cell office:value-type="float" office:value="-3" table:style-name="ce1">
            <text:p>-3</text:p>
          </table:table-cell>
          <table:table-cell office:value-type="float" office:value="-3" table:formula="of:=IF(ISNUMBER([.W74]);[.W74];[.O74])" table:style-name="ce6">
            <text:p>-3</text:p>
          </table:table-cell>
          <table:table-cell office:value-type="float" office:value="4156758" table:style-name="ce3">
            <text:p>4156758</text:p>
          </table:table-cell>
          <table:table-cell office:value-type="float" office:value="3223161" table:style-name="ce3">
            <text:p>3223161</text:p>
          </table:table-cell>
          <table:table-cell office:value-type="float" office:value="4156758" table:style-name="ce1">
            <text:p>4156758</text:p>
          </table:table-cell>
          <table:table-cell office:value-type="float" office:value="3223161" table:style-name="ce1">
            <text:p>3223161</text:p>
          </table:table-cell>
          <table:table-cell office:value-type="float" office:value="20185" table:style-name="ce2">
            <text:p>20185</text:p>
          </table:table-cell>
          <table:table-cell table:style-name="ce1"/>
          <table:table-cell office:value-type="string" office:string-value="" table:formula="of:=IF(ISNUMBER([.V74]);100*([.L74]-[.V74])/[.L74];&quot;&quot;)" table:style-name="ce5"/>
          <table:table-cell table:number-columns-repeated="1636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5" table:style-name="ce2">
            <text:p>235</text:p>
          </table:table-cell>
          <table:table-cell office:value-type="float" office:value="6338130" table:style-name="ce1">
            <text:p>6338130</text:p>
          </table:table-cell>
          <table:table-cell office:value-type="float" office:value="52.287999999999997" table:style-name="ce1">
            <text:p>52.288</text:p>
          </table:table-cell>
          <table:table-cell office:value-type="float" office:value="7.4340000000000002" table:style-name="ce1">
            <text:p>7.434</text:p>
          </table:table-cell>
          <table:table-cell office:value-type="float" office:value="1930" table:style-name="ce1">
            <text:p>1930</text:p>
          </table:table-cell>
          <table:table-cell office:value-type="float" office:value="2012" table:style-name="ce1">
            <text:p>201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740" table:style-name="ce1">
            <text:p>3740</text:p>
          </table:table-cell>
          <table:table-cell office:value-type="float" office:value="3725" table:formula="of:=IF(ISNUMBER([.V75]);[.V75];[.N75])" table:style-name="ce1">
            <text:p>3725</text:p>
          </table:table-cell>
          <table:table-cell office:value-type="float" office:value="3725" table:style-name="ce1">
            <text:p>37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75]);[.W75];[.O75])" table:style-name="ce6">
            <text:p>0</text:p>
          </table:table-cell>
          <table:table-cell office:value-type="float" office:value="4145946" table:style-name="ce3">
            <text:p>4145946</text:p>
          </table:table-cell>
          <table:table-cell office:value-type="float" office:value="3245130" table:style-name="ce3">
            <text:p>3245130</text:p>
          </table:table-cell>
          <table:table-cell office:value-type="float" office:value="4145946" table:style-name="ce1">
            <text:p>4145946</text:p>
          </table:table-cell>
          <table:table-cell office:value-type="float" office:value="3245130" table:style-name="ce1">
            <text:p>3245130</text:p>
          </table:table-cell>
          <table:table-cell office:value-type="float" office:value="19697" table:style-name="ce2">
            <text:p>19697</text:p>
          </table:table-cell>
          <table:table-cell table:style-name="ce1"/>
          <table:table-cell office:value-type="string" office:string-value="" table:formula="of:=IF(ISNUMBER([.V75]);100*([.L75]-[.V75])/[.L75];&quot;&quot;)" table:style-name="ce5"/>
          <table:table-cell table:number-columns-repeated="1636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36" table:style-name="ce2">
            <text:p>236</text:p>
          </table:table-cell>
          <table:table-cell office:value-type="float" office:value="6338150" table:style-name="ce1">
            <text:p>6338150</text:p>
          </table:table-cell>
          <table:table-cell office:value-type="float" office:value="51.972620999999997" table:style-name="ce1">
            <text:p>51.972621</text:p>
          </table:table-cell>
          <table:table-cell office:value-type="float" office:value="7.8983730000000003" table:style-name="ce1">
            <text:p>7.898373</text:p>
          </table:table-cell>
          <table:table-cell office:value-type="float" office:value="1953" table:style-name="ce1">
            <text:p>1953</text:p>
          </table:table-cell>
          <table:table-cell office:value-type="float" office:value="2012" table:style-name="ce1">
            <text:p>20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99" table:style-name="ce1">
            <text:p>1499</text:p>
          </table:table-cell>
          <table:table-cell office:value-type="float" office:value="1575" table:formula="of:=IF(ISNUMBER([.V76]);[.V76];[.N76])" table:style-name="ce1">
            <text:p>1575</text:p>
          </table:table-cell>
          <table:table-cell office:value-type="float" office:value="1575" table:style-name="ce1">
            <text:p>1575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76]);[.W76];[.O76])" table:style-name="ce6">
            <text:p>-5</text:p>
          </table:table-cell>
          <table:table-cell office:value-type="float" office:value="4176600" table:style-name="ce3">
            <text:p>4176600</text:p>
          </table:table-cell>
          <table:table-cell office:value-type="float" office:value="3209035" table:style-name="ce3">
            <text:p>3209035</text:p>
          </table:table-cell>
          <table:table-cell office:value-type="float" office:value="4176600" table:style-name="ce1">
            <text:p>4176600</text:p>
          </table:table-cell>
          <table:table-cell office:value-type="float" office:value="3209035" table:style-name="ce1">
            <text:p>3209035</text:p>
          </table:table-cell>
          <table:table-cell office:value-type="float" office:value="20475" table:style-name="ce2">
            <text:p>20475</text:p>
          </table:table-cell>
          <table:table-cell table:style-name="ce1"/>
          <table:table-cell office:value-type="string" office:string-value="" table:formula="of:=IF(ISNUMBER([.V76]);100*([.L76]-[.V76])/[.L76];&quot;&quot;)" table:style-name="ce5"/>
          <table:table-cell table:number-columns-repeated="1636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37" table:style-name="ce2">
            <text:p>237</text:p>
          </table:table-cell>
          <table:table-cell office:value-type="float" office:value="6338160" table:style-name="ce1">
            <text:p>6338160</text:p>
          </table:table-cell>
          <table:table-cell office:value-type="float" office:value="52.69462" table:style-name="ce1">
            <text:p>52.69462</text:p>
          </table:table-cell>
          <table:table-cell office:value-type="float" office:value="7.3471659999999996" table:style-name="ce1">
            <text:p>7.347166</text:p>
          </table:table-cell>
          <table:table-cell office:value-type="float" office:value="1956" table:style-name="ce1">
            <text:p>1956</text:p>
          </table:table-cell>
          <table:table-cell office:value-type="float" office:value="2012" table:style-name="ce1">
            <text:p>20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968" table:style-name="ce1">
            <text:p>2968</text:p>
          </table:table-cell>
          <table:table-cell office:value-type="float" office:value="3150" table:formula="of:=IF(ISNUMBER([.V77]);[.V77];[.N77])" table:style-name="ce1">
            <text:p>3150</text:p>
          </table:table-cell>
          <table:table-cell office:value-type="float" office:value="3150" table:style-name="ce1">
            <text:p>3150</text:p>
          </table:table-cell>
          <table:table-cell office:value-type="float" office:value="-6" table:style-name="ce1">
            <text:p>-6</text:p>
          </table:table-cell>
          <table:table-cell office:value-type="float" office:value="-6" table:formula="of:=IF(ISNUMBER([.W77]);[.W77];[.O77])" table:style-name="ce6">
            <text:p>-6</text:p>
          </table:table-cell>
          <table:table-cell office:value-type="float" office:value="4141682" table:style-name="ce3">
            <text:p>4141682</text:p>
          </table:table-cell>
          <table:table-cell office:value-type="float" office:value="3290563" table:style-name="ce3">
            <text:p>3290563</text:p>
          </table:table-cell>
          <table:table-cell office:value-type="float" office:value="4141682" table:style-name="ce1">
            <text:p>4141682</text:p>
          </table:table-cell>
          <table:table-cell office:value-type="float" office:value="3290563" table:style-name="ce1">
            <text:p>3290563</text:p>
          </table:table-cell>
          <table:table-cell office:value-type="float" office:value="18808" table:style-name="ce2">
            <text:p>18808</text:p>
          </table:table-cell>
          <table:table-cell table:style-name="ce1"/>
          <table:table-cell office:value-type="string" office:string-value="" table:formula="of:=IF(ISNUMBER([.V77]);100*([.L77]-[.V77])/[.L77];&quot;&quot;)" table:style-name="ce5"/>
          <table:table-cell table:number-columns-repeated="1636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38" table:style-name="ce2">
            <text:p>238</text:p>
          </table:table-cell>
          <table:table-cell office:value-type="float" office:value="6338161" table:style-name="ce1">
            <text:p>6338161</text:p>
          </table:table-cell>
          <table:table-cell office:value-type="float" office:value="52.682623999999997" table:style-name="ce1">
            <text:p>52.682624</text:p>
          </table:table-cell>
          <table:table-cell office:value-type="float" office:value="7.602417" table:style-name="ce1">
            <text:p>7.602417</text:p>
          </table:table-cell>
          <table:table-cell office:value-type="float" office:value="1937" table:style-name="ce1">
            <text:p>1937</text:p>
          </table:table-cell>
          <table:table-cell office:value-type="float" office:value="2012" table:style-name="ce1">
            <text:p>201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218" table:style-name="ce1">
            <text:p>2218</text:p>
          </table:table-cell>
          <table:table-cell office:value-type="float" office:value="2425" table:formula="of:=IF(ISNUMBER([.V78]);[.V78];[.N78])" table:style-name="ce1">
            <text:p>2425</text:p>
          </table:table-cell>
          <table:table-cell office:value-type="float" office:value="2575" table:style-name="ce1">
            <text:p>2575</text:p>
          </table:table-cell>
          <table:table-cell office:value-type="float" office:value="-16" table:style-name="ce1">
            <text:p>-16</text:p>
          </table:table-cell>
          <table:table-cell office:value-type="float" office:value="-9.3327321911632097" table:formula="of:=IF(ISNUMBER([.W78]);[.W78];[.O78])" table:style-name="ce6">
            <text:p>-9</text:p>
          </table:table-cell>
          <table:table-cell office:value-type="float" office:value="4158884" table:style-name="ce3">
            <text:p>4158884</text:p>
          </table:table-cell>
          <table:table-cell office:value-type="float" office:value="3288630" table:style-name="ce3">
            <text:p>3288630</text:p>
          </table:table-cell>
          <table:table-cell office:value-type="float" office:value="4162500" table:style-name="ce7">
            <text:p>4162500</text:p>
          </table:table-cell>
          <table:table-cell office:value-type="float" office:value="3288630" table:style-name="ce1">
            <text:p>3288630</text:p>
          </table:table-cell>
          <table:table-cell office:value-type="float" office:value="18923" table:style-name="ce2">
            <text:p>18923</text:p>
          </table:table-cell>
          <table:table-cell office:value-type="float" office:value="2425" table:style-name="ce1">
            <text:p>2425</text:p>
          </table:table-cell>
          <table:table-cell office:value-type="float" office:value="-9.3327321911632097" table:formula="of:=IF(ISNUMBER([.V78]);100*([.L78]-[.V78])/[.L78];&quot;&quot;)" table:style-name="ce5">
            <text:p>-9.3</text:p>
          </table:table-cell>
          <table:table-cell table:number-columns-repeated="1636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39" table:style-name="ce2">
            <text:p>239</text:p>
          </table:table-cell>
          <table:table-cell office:value-type="float" office:value="6338162" table:style-name="ce1">
            <text:p>6338162</text:p>
          </table:table-cell>
          <table:table-cell office:value-type="float" office:value="52.72" table:style-name="ce1">
            <text:p>52.72</text:p>
          </table:table-cell>
          <table:table-cell office:value-type="float" office:value="7.84" table:style-name="ce1">
            <text:p>7.84</text:p>
          </table:table-cell>
          <table:table-cell office:value-type="float" office:value="1954" table:style-name="ce1">
            <text:p>1954</text:p>
          </table:table-cell>
          <table:table-cell office:value-type="float" office:value="2009" table:style-name="ce1">
            <text:p>200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769" table:style-name="ce1">
            <text:p>1769</text:p>
          </table:table-cell>
          <table:table-cell office:value-type="float" office:value="1400" table:formula="of:=IF(ISNUMBER([.V79]);[.V79];[.N79])" table:style-name="ce1">
            <text:p>1400</text:p>
          </table:table-cell>
          <table:table-cell office:value-type="float" office:value="675" table:style-name="ce1">
            <text:p>675</text:p>
          </table:table-cell>
          <table:table-cell office:value-type="float" office:value="62" table:style-name="ce1">
            <text:p>62</text:p>
          </table:table-cell>
          <table:table-cell office:value-type="float" office:value="20.859242509892596" table:formula="of:=IF(ISNUMBER([.W79]);[.W79];[.O79])" table:style-name="ce6">
            <text:p>21</text:p>
          </table:table-cell>
          <table:table-cell office:value-type="float" office:value="4175067" table:style-name="ce3">
            <text:p>4175067</text:p>
          </table:table-cell>
          <table:table-cell office:value-type="float" office:value="3292284" table:style-name="ce3">
            <text:p>3292284</text:p>
          </table:table-cell>
          <table:table-cell office:value-type="float" office:value="4172500" table:style-name="ce7">
            <text:p>4172500</text:p>
          </table:table-cell>
          <table:table-cell office:value-type="float" office:value="3287500" table:style-name="ce7">
            <text:p>3287500</text:p>
          </table:table-cell>
          <table:table-cell office:value-type="float" office:value="18925" table:style-name="ce2">
            <text:p>18925</text:p>
          </table:table-cell>
          <table:table-cell office:value-type="float" office:value="1400" table:style-name="ce1">
            <text:p>1400</text:p>
          </table:table-cell>
          <table:table-cell office:value-type="float" office:value="20.859242509892596" table:formula="of:=IF(ISNUMBER([.V79]);100*([.L79]-[.V79])/[.L79];&quot;&quot;)" table:style-name="ce5">
            <text:p>20.9</text:p>
          </table:table-cell>
          <table:table-cell table:number-columns-repeated="1636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41" table:style-name="ce2">
            <text:p>241</text:p>
          </table:table-cell>
          <table:table-cell office:value-type="float" office:value="6338200" table:style-name="ce1">
            <text:p>6338200</text:p>
          </table:table-cell>
          <table:table-cell office:value-type="float" office:value="52.602223000000002" table:style-name="ce1">
            <text:p>52.602223</text:p>
          </table:table-cell>
          <table:table-cell office:value-type="float" office:value="6.8570589999999996" table:style-name="ce1">
            <text:p>6.857059</text:p>
          </table:table-cell>
          <table:table-cell office:value-type="float" office:value="1949" table:style-name="ce1">
            <text:p>1949</text:p>
          </table:table-cell>
          <table:table-cell office:value-type="float" office:value="2012" table:style-name="ce1">
            <text:p>20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687" table:style-name="ce1">
            <text:p>1687</text:p>
          </table:table-cell>
          <table:table-cell office:value-type="float" office:value="1775" table:formula="of:=IF(ISNUMBER([.V80]);[.V80];[.N80])" table:style-name="ce1">
            <text:p>1775</text:p>
          </table:table-cell>
          <table:table-cell office:value-type="float" office:value="1775" table:style-name="ce1">
            <text:p>1775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80]);[.W80];[.O80])" table:style-name="ce6">
            <text:p>-5</text:p>
          </table:table-cell>
          <table:table-cell office:value-type="float" office:value="4108129" table:style-name="ce3">
            <text:p>4108129</text:p>
          </table:table-cell>
          <table:table-cell office:value-type="float" office:value="3281610" table:style-name="ce3">
            <text:p>3281610</text:p>
          </table:table-cell>
          <table:table-cell office:value-type="float" office:value="4108129" table:style-name="ce1">
            <text:p>4108129</text:p>
          </table:table-cell>
          <table:table-cell office:value-type="float" office:value="3281610" table:style-name="ce1">
            <text:p>3281610</text:p>
          </table:table-cell>
          <table:table-cell office:value-type="float" office:value="19025" table:style-name="ce2">
            <text:p>19025</text:p>
          </table:table-cell>
          <table:table-cell table:style-name="ce1"/>
          <table:table-cell office:value-type="string" office:string-value="" table:formula="of:=IF(ISNUMBER([.V80]);100*([.L80]-[.V80])/[.L80];&quot;&quot;)" table:style-name="ce5"/>
          <table:table-cell table:number-columns-repeated="1636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43" table:style-name="ce2">
            <text:p>243</text:p>
          </table:table-cell>
          <table:table-cell office:value-type="float" office:value="6338250" table:style-name="ce1">
            <text:p>6338250</text:p>
          </table:table-cell>
          <table:table-cell office:value-type="float" office:value="53.339365999999998" table:style-name="ce1">
            <text:p>53.339366</text:p>
          </table:table-cell>
          <table:table-cell office:value-type="float" office:value="9.170121" table:style-name="ce1">
            <text:p>9.170121</text:p>
          </table:table-cell>
          <table:table-cell office:value-type="float" office:value="1960" table:style-name="ce1">
            <text:p>1960</text:p>
          </table:table-cell>
          <table:table-cell office:value-type="float" office:value="2012" table:style-name="ce1">
            <text:p>20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04" table:style-name="ce1">
            <text:p>604</text:p>
          </table:table-cell>
          <table:table-cell office:value-type="float" office:value="650" table:formula="of:=IF(ISNUMBER([.V81]);[.V81];[.N81])" table:style-name="ce1">
            <text:p>650</text:p>
          </table:table-cell>
          <table:table-cell office:value-type="float" office:value="650" table:style-name="ce1">
            <text:p>650</text:p>
          </table:table-cell>
          <table:table-cell office:value-type="float" office:value="-8" table:style-name="ce1">
            <text:p>-8</text:p>
          </table:table-cell>
          <table:table-cell office:value-type="float" office:value="-8" table:formula="of:=IF(ISNUMBER([.W81]);[.W81];[.O81])" table:style-name="ce6">
            <text:p>-8</text:p>
          </table:table-cell>
          <table:table-cell office:value-type="float" office:value="4265718" table:style-name="ce3">
            <text:p>4265718</text:p>
          </table:table-cell>
          <table:table-cell office:value-type="float" office:value="3359356" table:style-name="ce3">
            <text:p>3359356</text:p>
          </table:table-cell>
          <table:table-cell office:value-type="float" office:value="4265718" table:style-name="ce1">
            <text:p>4265718</text:p>
          </table:table-cell>
          <table:table-cell office:value-type="float" office:value="3359356" table:style-name="ce1">
            <text:p>3359356</text:p>
          </table:table-cell>
          <table:table-cell office:value-type="float" office:value="17430" table:style-name="ce2">
            <text:p>17430</text:p>
          </table:table-cell>
          <table:table-cell table:style-name="ce1"/>
          <table:table-cell office:value-type="string" office:string-value="" table:formula="of:=IF(ISNUMBER([.V81]);100*([.L81]-[.V81])/[.L81];&quot;&quot;)" table:style-name="ce5"/>
          <table:table-cell table:number-columns-repeated="1636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45" table:style-name="ce2">
            <text:p>245</text:p>
          </table:table-cell>
          <table:table-cell office:value-type="float" office:value="6340050" table:style-name="ce1">
            <text:p>6340050</text:p>
          </table:table-cell>
          <table:table-cell office:value-type="float" office:value="53.15" table:style-name="ce1">
            <text:p>53.15</text:p>
          </table:table-cell>
          <table:table-cell office:value-type="float" office:value="10.464" table:style-name="ce1">
            <text:p>10.464</text:p>
          </table:table-cell>
          <table:table-cell office:value-type="float" office:value="1955" table:style-name="ce1">
            <text:p>1955</text:p>
          </table:table-cell>
          <table:table-cell office:value-type="float" office:value="2012" table:style-name="ce1">
            <text:p>20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34" table:style-name="ce1">
            <text:p>1434</text:p>
          </table:table-cell>
          <table:table-cell office:value-type="float" office:value="1400" table:formula="of:=IF(ISNUMBER([.V82]);[.V82];[.N82])" table:style-name="ce1">
            <text:p>1400</text:p>
          </table:table-cell>
          <table:table-cell office:value-type="float" office:value="1400" table:style-name="ce1">
            <text:p>1400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IF(ISNUMBER([.W82]);[.W82];[.O82])" table:style-name="ce6">
            <text:p>2</text:p>
          </table:table-cell>
          <table:table-cell office:value-type="float" office:value="4352046" table:style-name="ce3">
            <text:p>4352046</text:p>
          </table:table-cell>
          <table:table-cell office:value-type="float" office:value="3338066" table:style-name="ce3">
            <text:p>3338066</text:p>
          </table:table-cell>
          <table:table-cell office:value-type="float" office:value="4352046" table:style-name="ce1">
            <text:p>4352046</text:p>
          </table:table-cell>
          <table:table-cell office:value-type="float" office:value="3338066" table:style-name="ce1">
            <text:p>3338066</text:p>
          </table:table-cell>
          <table:table-cell office:value-type="float" office:value="17841" table:style-name="ce2">
            <text:p>17841</text:p>
          </table:table-cell>
          <table:table-cell table:style-name="ce1"/>
          <table:table-cell office:value-type="string" office:string-value="" table:formula="of:=IF(ISNUMBER([.V82]);100*([.L82]-[.V82])/[.L82];&quot;&quot;)" table:style-name="ce5"/>
          <table:table-cell table:number-columns-repeated="1636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46" table:style-name="ce2">
            <text:p>246</text:p>
          </table:table-cell>
          <table:table-cell office:value-type="float" office:value="6340070" table:style-name="ce1">
            <text:p>6340070</text:p>
          </table:table-cell>
          <table:table-cell office:value-type="float" office:value="53.418911999999999" table:style-name="ce1">
            <text:p>53.418912</text:p>
          </table:table-cell>
          <table:table-cell office:value-type="float" office:value="10.8454" table:style-name="ce1">
            <text:p>10.8454</text:p>
          </table:table-cell>
          <table:table-cell office:value-type="float" office:value="1956" table:style-name="ce1">
            <text:p>1956</text:p>
          </table:table-cell>
          <table:table-cell office:value-type="float" office:value="2012" table:style-name="ce1">
            <text:p>20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08" table:style-name="ce1">
            <text:p>608</text:p>
          </table:table-cell>
          <table:table-cell office:value-type="float" office:value="700" table:formula="of:=IF(ISNUMBER([.V83]);[.V83];[.N83])" table:style-name="ce1">
            <text:p>700</text:p>
          </table:table-cell>
          <table:table-cell office:value-type="float" office:value="700" table:style-name="ce1">
            <text:p>700</text:p>
          </table:table-cell>
          <table:table-cell office:value-type="float" office:value="-15" table:style-name="ce1">
            <text:p>-15</text:p>
          </table:table-cell>
          <table:table-cell office:value-type="float" office:value="-15" table:formula="of:=IF(ISNUMBER([.W83]);[.W83];[.O83])" table:style-name="ce6">
            <text:p>-15</text:p>
          </table:table-cell>
          <table:table-cell office:value-type="float" office:value="4377211" table:style-name="ce3">
            <text:p>4377211</text:p>
          </table:table-cell>
          <table:table-cell office:value-type="float" office:value="3368219" table:style-name="ce3">
            <text:p>3368219</text:p>
          </table:table-cell>
          <table:table-cell office:value-type="float" office:value="4377211" table:style-name="ce1">
            <text:p>4377211</text:p>
          </table:table-cell>
          <table:table-cell office:value-type="float" office:value="3368219" table:style-name="ce1">
            <text:p>3368219</text:p>
          </table:table-cell>
          <table:table-cell office:value-type="float" office:value="17225" table:style-name="ce2">
            <text:p>17225</text:p>
          </table:table-cell>
          <table:table-cell table:style-name="ce1"/>
          <table:table-cell office:value-type="string" office:string-value="" table:formula="of:=IF(ISNUMBER([.V83]);100*([.L83]-[.V83])/[.L83];&quot;&quot;)" table:style-name="ce5"/>
          <table:table-cell table:number-columns-repeated="1636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47" table:style-name="ce2">
            <text:p>247</text:p>
          </table:table-cell>
          <table:table-cell office:value-type="float" office:value="6340110" table:style-name="ce1">
            <text:p>6340110</text:p>
          </table:table-cell>
          <table:table-cell office:value-type="float" office:value="53.232275000000001" table:style-name="ce1">
            <text:p>53.232275</text:p>
          </table:table-cell>
          <table:table-cell office:value-type="float" office:value="10.888809999999999" table:style-name="ce1">
            <text:p>10.88881</text:p>
          </table:table-cell>
          <table:table-cell office:value-type="float" office:value="1874" table:style-name="ce1">
            <text:p>1874</text:p>
          </table:table-cell>
          <table:table-cell office:value-type="float" office:value="2013" table:style-name="ce1">
            <text:p>2013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31950" table:style-name="ce1">
            <text:p>131950</text:p>
          </table:table-cell>
          <table:table-cell office:value-type="float" office:value="131400" table:formula="of:=IF(ISNUMBER([.V84]);[.V84];[.N84])" table:style-name="ce1">
            <text:p>131400</text:p>
          </table:table-cell>
          <table:table-cell office:value-type="float" office:value="131400" table:style-name="ce1">
            <text:p>1314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84]);[.W84];[.O84])" table:style-name="ce6">
            <text:p>0</text:p>
          </table:table-cell>
          <table:table-cell office:value-type="float" office:value="4380355" table:style-name="ce3">
            <text:p>4380355</text:p>
          </table:table-cell>
          <table:table-cell office:value-type="float" office:value="3347485" table:style-name="ce3">
            <text:p>3347485</text:p>
          </table:table-cell>
          <table:table-cell office:value-type="float" office:value="4380355" table:style-name="ce1">
            <text:p>4380355</text:p>
          </table:table-cell>
          <table:table-cell office:value-type="float" office:value="3347485" table:style-name="ce1">
            <text:p>3347485</text:p>
          </table:table-cell>
          <table:table-cell office:value-type="float" office:value="17645" table:style-name="ce2">
            <text:p>17645</text:p>
          </table:table-cell>
          <table:table-cell table:style-name="ce1"/>
          <table:table-cell office:value-type="string" office:string-value="" table:formula="of:=IF(ISNUMBER([.V84]);100*([.L84]-[.V84])/[.L84];&quot;&quot;)" table:style-name="ce5"/>
          <table:table-cell table:number-columns-repeated="1636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48" table:style-name="ce2">
            <text:p>248</text:p>
          </table:table-cell>
          <table:table-cell office:value-type="float" office:value="6340120" table:style-name="ce1">
            <text:p>6340120</text:p>
          </table:table-cell>
          <table:table-cell office:value-type="float" office:value="51.059736000000001" table:style-name="ce1">
            <text:p>51.059736</text:p>
          </table:table-cell>
          <table:table-cell office:value-type="float" office:value="13.738538999999999" table:style-name="ce1">
            <text:p>13.738539</text:p>
          </table:table-cell>
          <table:table-cell office:value-type="float" office:value="1806" table:style-name="ce1">
            <text:p>1806</text:p>
          </table:table-cell>
          <table:table-cell office:value-type="float" office:value="2013" table:style-name="ce1">
            <text:p>2013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3096" table:style-name="ce1">
            <text:p>53096</text:p>
          </table:table-cell>
          <table:table-cell office:value-type="float" office:value="53125" table:formula="of:=IF(ISNUMBER([.V85]);[.V85];[.N85])" table:style-name="ce1">
            <text:p>53125</text:p>
          </table:table-cell>
          <table:table-cell office:value-type="float" office:value="53125" table:style-name="ce1">
            <text:p>531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85]);[.W85];[.O85])" table:style-name="ce6">
            <text:p>0</text:p>
          </table:table-cell>
          <table:table-cell office:value-type="float" office:value="4582972" table:style-name="ce3">
            <text:p>4582972</text:p>
          </table:table-cell>
          <table:table-cell office:value-type="float" office:value="3112087" table:style-name="ce3">
            <text:p>3112087</text:p>
          </table:table-cell>
          <table:table-cell office:value-type="float" office:value="4582972" table:style-name="ce1">
            <text:p>4582972</text:p>
          </table:table-cell>
          <table:table-cell office:value-type="float" office:value="3112087" table:style-name="ce1">
            <text:p>3112087</text:p>
          </table:table-cell>
          <table:table-cell office:value-type="float" office:value="22475" table:style-name="ce2">
            <text:p>22475</text:p>
          </table:table-cell>
          <table:table-cell table:style-name="ce1"/>
          <table:table-cell office:value-type="string" office:string-value="" table:formula="of:=IF(ISNUMBER([.V85]);100*([.L85]-[.V85])/[.L85];&quot;&quot;)" table:style-name="ce5"/>
          <table:table-cell table:number-columns-repeated="1636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49" table:style-name="ce2">
            <text:p>249</text:p>
          </table:table-cell>
          <table:table-cell office:value-type="float" office:value="6340130" table:style-name="ce1">
            <text:p>6340130</text:p>
          </table:table-cell>
          <table:table-cell office:value-type="float" office:value="51.861817000000002" table:style-name="ce1">
            <text:p>51.861817</text:p>
          </table:table-cell>
          <table:table-cell office:value-type="float" office:value="12.646718999999999" table:style-name="ce1">
            <text:p>12.646719</text:p>
          </table:table-cell>
          <table:table-cell office:value-type="float" office:value="1950" table:style-name="ce1">
            <text:p>1950</text:p>
          </table:table-cell>
          <table:table-cell office:value-type="float" office:value="2013" table:style-name="ce1">
            <text:p>2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1879" table:style-name="ce1">
            <text:p>61879</text:p>
          </table:table-cell>
          <table:table-cell office:value-type="float" office:value="61600" table:formula="of:=IF(ISNUMBER([.V86]);[.V86];[.N86])" table:style-name="ce1">
            <text:p>61600</text:p>
          </table:table-cell>
          <table:table-cell office:value-type="float" office:value="61600" table:style-name="ce1">
            <text:p>616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86]);[.W86];[.O86])" table:style-name="ce6">
            <text:p>0</text:p>
          </table:table-cell>
          <table:table-cell office:value-type="float" office:value="4503284" table:style-name="ce3">
            <text:p>4503284</text:p>
          </table:table-cell>
          <table:table-cell office:value-type="float" office:value="3197933" table:style-name="ce3">
            <text:p>3197933</text:p>
          </table:table-cell>
          <table:table-cell office:value-type="float" office:value="4503284" table:style-name="ce1">
            <text:p>4503284</text:p>
          </table:table-cell>
          <table:table-cell office:value-type="float" office:value="3197933" table:style-name="ce1">
            <text:p>3197933</text:p>
          </table:table-cell>
          <table:table-cell office:value-type="float" office:value="20717" table:style-name="ce2">
            <text:p>20717</text:p>
          </table:table-cell>
          <table:table-cell table:style-name="ce1"/>
          <table:table-cell office:value-type="string" office:string-value="" table:formula="of:=IF(ISNUMBER([.V86]);100*([.L86]-[.V86])/[.L86];&quot;&quot;)" table:style-name="ce5"/>
          <table:table-cell table:number-columns-repeated="1636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50" table:style-name="ce2">
            <text:p>250</text:p>
          </table:table-cell>
          <table:table-cell office:value-type="float" office:value="6340140" table:style-name="ce1">
            <text:p>6340140</text:p>
          </table:table-cell>
          <table:table-cell office:value-type="float" office:value="51.990129000000003" table:style-name="ce1">
            <text:p>51.990129</text:p>
          </table:table-cell>
          <table:table-cell office:value-type="float" office:value="11.882562999999999" table:style-name="ce1">
            <text:p>11.882563</text:p>
          </table:table-cell>
          <table:table-cell office:value-type="float" office:value="1899" table:style-name="ce1">
            <text:p>1899</text:p>
          </table:table-cell>
          <table:table-cell office:value-type="float" office:value="2013" table:style-name="ce1">
            <text:p>20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4060" table:style-name="ce1">
            <text:p>94060</text:p>
          </table:table-cell>
          <table:table-cell office:value-type="float" office:value="94575" table:formula="of:=IF(ISNUMBER([.V87]);[.V87];[.N87])" table:style-name="ce1">
            <text:p>94575</text:p>
          </table:table-cell>
          <table:table-cell office:value-type="float" office:value="94575" table:style-name="ce1">
            <text:p>9457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87]);[.W87];[.O87])" table:style-name="ce6">
            <text:p>-1</text:p>
          </table:table-cell>
          <table:table-cell office:value-type="float" office:value="4450302" table:style-name="ce3">
            <text:p>4450302</text:p>
          </table:table-cell>
          <table:table-cell office:value-type="float" office:value="3210571" table:style-name="ce3">
            <text:p>3210571</text:p>
          </table:table-cell>
          <table:table-cell office:value-type="float" office:value="4450302" table:style-name="ce1">
            <text:p>4450302</text:p>
          </table:table-cell>
          <table:table-cell office:value-type="float" office:value="3210571" table:style-name="ce1">
            <text:p>3210571</text:p>
          </table:table-cell>
          <table:table-cell office:value-type="float" office:value="20391" table:style-name="ce2">
            <text:p>20391</text:p>
          </table:table-cell>
          <table:table-cell table:style-name="ce1"/>
          <table:table-cell office:value-type="string" office:string-value="" table:formula="of:=IF(ISNUMBER([.V87]);100*([.L87]-[.V87])/[.L87];&quot;&quot;)" table:style-name="ce5"/>
          <table:table-cell table:number-columns-repeated="1636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51" table:style-name="ce2">
            <text:p>251</text:p>
          </table:table-cell>
          <table:table-cell office:value-type="float" office:value="6340150" table:style-name="ce1">
            <text:p>6340150</text:p>
          </table:table-cell>
          <table:table-cell office:value-type="float" office:value="52.990828999999998" table:style-name="ce1">
            <text:p>52.990829</text:p>
          </table:table-cell>
          <table:table-cell office:value-type="float" office:value="11.759765" table:style-name="ce1">
            <text:p>11.759765</text:p>
          </table:table-cell>
          <table:table-cell office:value-type="float" office:value="1899" table:style-name="ce1">
            <text:p>1899</text:p>
          </table:table-cell>
          <table:table-cell office:value-type="float" office:value="2013" table:style-name="ce1">
            <text:p>20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23532" table:style-name="ce1">
            <text:p>123532</text:p>
          </table:table-cell>
          <table:table-cell office:value-type="float" office:value="123250" table:formula="of:=IF(ISNUMBER([.V88]);[.V88];[.N88])" table:style-name="ce1">
            <text:p>123250</text:p>
          </table:table-cell>
          <table:table-cell office:value-type="float" office:value="123250" table:style-name="ce1">
            <text:p>12325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88]);[.W88];[.O88])" table:style-name="ce6">
            <text:p>0</text:p>
          </table:table-cell>
          <table:table-cell office:value-type="float" office:value="4439164" table:style-name="ce3">
            <text:p>4439164</text:p>
          </table:table-cell>
          <table:table-cell office:value-type="float" office:value="3321685" table:style-name="ce3">
            <text:p>3321685</text:p>
          </table:table-cell>
          <table:table-cell office:value-type="float" office:value="4439164" table:style-name="ce1">
            <text:p>4439164</text:p>
          </table:table-cell>
          <table:table-cell office:value-type="float" office:value="3321685" table:style-name="ce1">
            <text:p>3321685</text:p>
          </table:table-cell>
          <table:table-cell office:value-type="float" office:value="18135" table:style-name="ce2">
            <text:p>18135</text:p>
          </table:table-cell>
          <table:table-cell table:style-name="ce1"/>
          <table:table-cell office:value-type="string" office:string-value="" table:formula="of:=IF(ISNUMBER([.V88]);100*([.L88]-[.V88])/[.L88];&quot;&quot;)" table:style-name="ce5"/>
          <table:table-cell table:number-columns-repeated="1636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2" table:style-name="ce2">
            <text:p>252</text:p>
          </table:table-cell>
          <table:table-cell office:value-type="float" office:value="6340160" table:style-name="ce1">
            <text:p>6340160</text:p>
          </table:table-cell>
          <table:table-cell office:value-type="float" office:value="52.546602999999998" table:style-name="ce1">
            <text:p>52.546603</text:p>
          </table:table-cell>
          <table:table-cell office:value-type="float" office:value="11.978396" table:style-name="ce1">
            <text:p>11.978396</text:p>
          </table:table-cell>
          <table:table-cell office:value-type="float" office:value="1960" table:style-name="ce1">
            <text:p>1960</text:p>
          </table:table-cell>
          <table:table-cell office:value-type="float" office:value="2013" table:style-name="ce1">
            <text:p>20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7780" table:style-name="ce1">
            <text:p>97780</text:p>
          </table:table-cell>
          <table:table-cell office:value-type="float" office:value="97875" table:formula="of:=IF(ISNUMBER([.V89]);[.V89];[.N89])" table:style-name="ce1">
            <text:p>97875</text:p>
          </table:table-cell>
          <table:table-cell office:value-type="float" office:value="97875" table:style-name="ce1">
            <text:p>9787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89]);[.W89];[.O89])" table:style-name="ce6">
            <text:p>0</text:p>
          </table:table-cell>
          <table:table-cell office:value-type="float" office:value="4455195" table:style-name="ce3">
            <text:p>4455195</text:p>
          </table:table-cell>
          <table:table-cell office:value-type="float" office:value="3272646" table:style-name="ce3">
            <text:p>3272646</text:p>
          </table:table-cell>
          <table:table-cell office:value-type="float" office:value="4455195" table:style-name="ce1">
            <text:p>4455195</text:p>
          </table:table-cell>
          <table:table-cell office:value-type="float" office:value="3272646" table:style-name="ce1">
            <text:p>3272646</text:p>
          </table:table-cell>
          <table:table-cell office:value-type="float" office:value="19220" table:style-name="ce2">
            <text:p>19220</text:p>
          </table:table-cell>
          <table:table-cell table:style-name="ce1"/>
          <table:table-cell office:value-type="string" office:string-value="" table:formula="of:=IF(ISNUMBER([.V89]);100*([.L89]-[.V89])/[.L89];&quot;&quot;)" table:style-name="ce5"/>
          <table:table-cell table:number-columns-repeated="1636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3" table:style-name="ce2">
            <text:p>253</text:p>
          </table:table-cell>
          <table:table-cell office:value-type="float" office:value="6340170" table:style-name="ce1">
            <text:p>6340170</text:p>
          </table:table-cell>
          <table:table-cell office:value-type="float" office:value="51.863160000000001" table:style-name="ce1">
            <text:p>51.86316</text:p>
          </table:table-cell>
          <table:table-cell office:value-type="float" office:value="12.059195000000001" table:style-name="ce1">
            <text:p>12.059195</text:p>
          </table:table-cell>
          <table:table-cell office:value-type="float" office:value="1935" table:style-name="ce1">
            <text:p>1935</text:p>
          </table:table-cell>
          <table:table-cell office:value-type="float" office:value="2013" table:style-name="ce1">
            <text:p>201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0093" table:style-name="ce1">
            <text:p>70093</text:p>
          </table:table-cell>
          <table:table-cell office:value-type="float" office:value="69850" table:formula="of:=IF(ISNUMBER([.V90]);[.V90];[.N90])" table:style-name="ce1">
            <text:p>69850</text:p>
          </table:table-cell>
          <table:table-cell office:value-type="float" office:value="69850" table:style-name="ce1">
            <text:p>6985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90]);[.W90];[.O90])" table:style-name="ce6">
            <text:p>0</text:p>
          </table:table-cell>
          <table:table-cell office:value-type="float" office:value="4462830" table:style-name="ce3">
            <text:p>4462830</text:p>
          </table:table-cell>
          <table:table-cell office:value-type="float" office:value="3196777" table:style-name="ce3">
            <text:p>3196777</text:p>
          </table:table-cell>
          <table:table-cell office:value-type="float" office:value="4462830" table:style-name="ce1">
            <text:p>4462830</text:p>
          </table:table-cell>
          <table:table-cell office:value-type="float" office:value="3196777" table:style-name="ce1">
            <text:p>3196777</text:p>
          </table:table-cell>
          <table:table-cell office:value-type="float" office:value="20709" table:style-name="ce2">
            <text:p>20709</text:p>
          </table:table-cell>
          <table:table-cell table:style-name="ce1"/>
          <table:table-cell office:value-type="string" office:string-value="" table:formula="of:=IF(ISNUMBER([.V90]);100*([.L90]-[.V90])/[.L90];&quot;&quot;)" table:style-name="ce5"/>
          <table:table-cell table:number-columns-repeated="1636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54" table:style-name="ce2">
            <text:p>254</text:p>
          </table:table-cell>
          <table:table-cell office:value-type="float" office:value="6340180" table:style-name="ce1">
            <text:p>6340180</text:p>
          </table:table-cell>
          <table:table-cell office:value-type="float" office:value="52.134999999999998" table:style-name="ce1">
            <text:p>52.135</text:p>
          </table:table-cell>
          <table:table-cell office:value-type="float" office:value="11.644" table:style-name="ce1">
            <text:p>11.644</text:p>
          </table:table-cell>
          <table:table-cell office:value-type="float" office:value="1930" table:style-name="ce1">
            <text:p>1930</text:p>
          </table:table-cell>
          <table:table-cell office:value-type="float" office:value="2013" table:style-name="ce1">
            <text:p>201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4942" table:style-name="ce1">
            <text:p>94942</text:p>
          </table:table-cell>
          <table:table-cell office:value-type="float" office:value="95125" table:formula="of:=IF(ISNUMBER([.V91]);[.V91];[.N91])" table:style-name="ce1">
            <text:p>95125</text:p>
          </table:table-cell>
          <table:table-cell office:value-type="float" office:value="95125" table:style-name="ce1">
            <text:p>951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91]);[.W91];[.O91])" table:style-name="ce6">
            <text:p>0</text:p>
          </table:table-cell>
          <table:table-cell office:value-type="float" office:value="4433556" table:style-name="ce3">
            <text:p>4433556</text:p>
          </table:table-cell>
          <table:table-cell office:value-type="float" office:value="3226291" table:style-name="ce3">
            <text:p>3226291</text:p>
          </table:table-cell>
          <table:table-cell office:value-type="float" office:value="4433556" table:style-name="ce1">
            <text:p>4433556</text:p>
          </table:table-cell>
          <table:table-cell office:value-type="float" office:value="3226291" table:style-name="ce1">
            <text:p>3226291</text:p>
          </table:table-cell>
          <table:table-cell office:value-type="float" office:value="20085" table:style-name="ce2">
            <text:p>20085</text:p>
          </table:table-cell>
          <table:table-cell table:style-name="ce1"/>
          <table:table-cell office:value-type="string" office:string-value="" table:formula="of:=IF(ISNUMBER([.V91]);100*([.L91]-[.V91])/[.L91];&quot;&quot;)" table:style-name="ce5"/>
          <table:table-cell table:number-columns-repeated="1636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55" table:style-name="ce2">
            <text:p>255</text:p>
          </table:table-cell>
          <table:table-cell office:value-type="float" office:value="6340190" table:style-name="ce1">
            <text:p>6340190</text:p>
          </table:table-cell>
          <table:table-cell office:value-type="float" office:value="51.558968" table:style-name="ce1">
            <text:p>51.558968</text:p>
          </table:table-cell>
          <table:table-cell office:value-type="float" office:value="13.010574999999999" table:style-name="ce1">
            <text:p>13.010575</text:p>
          </table:table-cell>
          <table:table-cell office:value-type="float" office:value="1935" table:style-name="ce1">
            <text:p>1935</text:p>
          </table:table-cell>
          <table:table-cell office:value-type="float" office:value="2013" table:style-name="ce1">
            <text:p>201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5211" table:style-name="ce1">
            <text:p>55211</text:p>
          </table:table-cell>
          <table:table-cell office:value-type="float" office:value="55575" table:formula="of:=IF(ISNUMBER([.V92]);[.V92];[.N92])" table:style-name="ce1">
            <text:p>55575</text:p>
          </table:table-cell>
          <table:table-cell office:value-type="float" office:value="55575" table:style-name="ce1">
            <text:p>5557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92]);[.W92];[.O92])" table:style-name="ce6">
            <text:p>-1</text:p>
          </table:table-cell>
          <table:table-cell office:value-type="float" office:value="4529717" table:style-name="ce3">
            <text:p>4529717</text:p>
          </table:table-cell>
          <table:table-cell office:value-type="float" office:value="3165234" table:style-name="ce3">
            <text:p>3165234</text:p>
          </table:table-cell>
          <table:table-cell office:value-type="float" office:value="4529717" table:style-name="ce1">
            <text:p>4529717</text:p>
          </table:table-cell>
          <table:table-cell office:value-type="float" office:value="3165234" table:style-name="ce1">
            <text:p>3165234</text:p>
          </table:table-cell>
          <table:table-cell office:value-type="float" office:value="21312" table:style-name="ce2">
            <text:p>21312</text:p>
          </table:table-cell>
          <table:table-cell table:style-name="ce1"/>
          <table:table-cell office:value-type="string" office:string-value="" table:formula="of:=IF(ISNUMBER([.V92]);100*([.L92]-[.V92])/[.L92];&quot;&quot;)" table:style-name="ce5"/>
          <table:table-cell table:number-columns-repeated="1636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56" table:style-name="ce2">
            <text:p>256</text:p>
          </table:table-cell>
          <table:table-cell office:value-type="float" office:value="6340200" table:style-name="ce1">
            <text:p>6340200</text:p>
          </table:table-cell>
          <table:table-cell office:value-type="float" office:value="51.226506000000001" table:style-name="ce1">
            <text:p>51.226506</text:p>
          </table:table-cell>
          <table:table-cell office:value-type="float" office:value="11.684707" table:style-name="ce1">
            <text:p>11.684707</text:p>
          </table:table-cell>
          <table:table-cell office:value-type="float" office:value="1945" table:style-name="ce1">
            <text:p>1945</text:p>
          </table:table-cell>
          <table:table-cell office:value-type="float" office:value="2015" table:style-name="ce1">
            <text:p>201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218" table:style-name="ce1">
            <text:p>6218</text:p>
          </table:table-cell>
          <table:table-cell office:value-type="float" office:value="6250" table:formula="of:=IF(ISNUMBER([.V93]);[.V93];[.N93])" table:style-name="ce1">
            <text:p>6250</text:p>
          </table:table-cell>
          <table:table-cell office:value-type="float" office:value="6250" table:style-name="ce1">
            <text:p>6250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93]);[.W93];[.O93])" table:style-name="ce6">
            <text:p>-1</text:p>
          </table:table-cell>
          <table:table-cell office:value-type="float" office:value="4438675" table:style-name="ce3">
            <text:p>4438675</text:p>
          </table:table-cell>
          <table:table-cell office:value-type="float" office:value="3125297" table:style-name="ce3">
            <text:p>3125297</text:p>
          </table:table-cell>
          <table:table-cell office:value-type="float" office:value="4438675" table:style-name="ce1">
            <text:p>4438675</text:p>
          </table:table-cell>
          <table:table-cell office:value-type="float" office:value="3125297" table:style-name="ce1">
            <text:p>3125297</text:p>
          </table:table-cell>
          <table:table-cell office:value-type="float" office:value="22134" table:style-name="ce2">
            <text:p>22134</text:p>
          </table:table-cell>
          <table:table-cell table:style-name="ce1"/>
          <table:table-cell office:value-type="string" office:string-value="" table:formula="of:=IF(ISNUMBER([.V93]);100*([.L93]-[.V93])/[.L93];&quot;&quot;)" table:style-name="ce5"/>
          <table:table-cell table:number-columns-repeated="1636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60" table:style-name="ce2">
            <text:p>260</text:p>
          </table:table-cell>
          <table:table-cell office:value-type="float" office:value="6340300" table:style-name="ce1">
            <text:p>6340300</text:p>
          </table:table-cell>
          <table:table-cell office:value-type="float" office:value="51.921706999999998" table:style-name="ce1">
            <text:p>51.921707</text:p>
          </table:table-cell>
          <table:table-cell office:value-type="float" office:value="11.812519999999999" table:style-name="ce1">
            <text:p>11.81252</text:p>
          </table:table-cell>
          <table:table-cell office:value-type="float" office:value="1931" table:style-name="ce1">
            <text:p>1931</text:p>
          </table:table-cell>
          <table:table-cell office:value-type="float" office:value="2013" table:style-name="ce1">
            <text:p>201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3719" table:style-name="ce1">
            <text:p>23719</text:p>
          </table:table-cell>
          <table:table-cell office:value-type="float" office:value="23750" table:formula="of:=IF(ISNUMBER([.V94]);[.V94];[.N94])" table:style-name="ce1">
            <text:p>23750</text:p>
          </table:table-cell>
          <table:table-cell office:value-type="float" office:value="23750" table:style-name="ce1">
            <text:p>2375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94]);[.W94];[.O94])" table:style-name="ce6">
            <text:p>0</text:p>
          </table:table-cell>
          <table:table-cell office:value-type="float" office:value="4445682" table:style-name="ce3">
            <text:p>4445682</text:p>
          </table:table-cell>
          <table:table-cell office:value-type="float" office:value="3202838" table:style-name="ce3">
            <text:p>3202838</text:p>
          </table:table-cell>
          <table:table-cell office:value-type="float" office:value="4445682" table:style-name="ce1">
            <text:p>4445682</text:p>
          </table:table-cell>
          <table:table-cell office:value-type="float" office:value="3202838" table:style-name="ce1">
            <text:p>3202838</text:p>
          </table:table-cell>
          <table:table-cell office:value-type="float" office:value="20604" table:style-name="ce2">
            <text:p>20604</text:p>
          </table:table-cell>
          <table:table-cell table:style-name="ce1"/>
          <table:table-cell office:value-type="string" office:string-value="" table:formula="of:=IF(ISNUMBER([.V94]);100*([.L94]-[.V94])/[.L94];&quot;&quot;)" table:style-name="ce5"/>
          <table:table-cell table:number-columns-repeated="1636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61" table:style-name="ce2">
            <text:p>261</text:p>
          </table:table-cell>
          <table:table-cell office:value-type="float" office:value="6340301" table:style-name="ce1">
            <text:p>6340301</text:p>
          </table:table-cell>
          <table:table-cell office:value-type="float" office:value="51.595440000000004" table:style-name="ce1">
            <text:p>51.59544</text:p>
          </table:table-cell>
          <table:table-cell office:value-type="float" office:value="11.954869" table:style-name="ce1">
            <text:p>11.954869</text:p>
          </table:table-cell>
          <table:table-cell office:value-type="float" office:value="1954" table:style-name="ce1">
            <text:p>1954</text:p>
          </table:table-cell>
          <table:table-cell office:value-type="float" office:value="2015" table:style-name="ce1">
            <text:p>20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7979" table:style-name="ce1">
            <text:p>17979</text:p>
          </table:table-cell>
          <table:table-cell office:value-type="float" office:value="18000" table:formula="of:=IF(ISNUMBER([.V95]);[.V95];[.N95])" table:style-name="ce1">
            <text:p>18000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-0.11680293675955281" table:formula="of:=IF(ISNUMBER([.W95]);[.W95];[.O95])" table:style-name="ce6">
            <text:p>0</text:p>
          </table:table-cell>
          <table:table-cell office:value-type="float" office:value="4456444" table:style-name="ce3">
            <text:p>4456444</text:p>
          </table:table-cell>
          <table:table-cell office:value-type="float" office:value="3166801" table:style-name="ce3">
            <text:p>3166801</text:p>
          </table:table-cell>
          <table:table-cell office:value-type="float" office:value="4456444" table:style-name="ce1">
            <text:p>4456444</text:p>
          </table:table-cell>
          <table:table-cell office:value-type="float" office:value="3157500" table:style-name="ce7">
            <text:p>3157500</text:p>
          </table:table-cell>
          <table:table-cell office:value-type="float" office:value="21498" table:style-name="ce2">
            <text:p>21498</text:p>
          </table:table-cell>
          <table:table-cell office:value-type="float" office:value="18000" table:style-name="ce1">
            <text:p>18000</text:p>
          </table:table-cell>
          <table:table-cell office:value-type="float" office:value="-0.11680293675955281" table:formula="of:=IF(ISNUMBER([.V95]);100*([.L95]-[.V95])/[.L95];&quot;&quot;)" table:style-name="ce5">
            <text:p>-0.1</text:p>
          </table:table-cell>
          <table:table-cell table:number-columns-repeated="1636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62" table:style-name="ce2">
            <text:p>262</text:p>
          </table:table-cell>
          <table:table-cell office:value-type="float" office:value="6340302" table:style-name="ce1">
            <text:p>6340302</text:p>
          </table:table-cell>
          <table:table-cell office:value-type="float" office:value="50.716568000000002" table:style-name="ce1">
            <text:p>50.716568</text:p>
          </table:table-cell>
          <table:table-cell office:value-type="float" office:value="11.33351" table:style-name="ce1">
            <text:p>11.33351</text:p>
          </table:table-cell>
          <table:table-cell office:value-type="float" office:value="1945" table:style-name="ce1">
            <text:p>1945</text:p>
          </table:table-cell>
          <table:table-cell office:value-type="float" office:value="2009" table:style-name="ce1">
            <text:p>200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678" table:style-name="ce1">
            <text:p>2678</text:p>
          </table:table-cell>
          <table:table-cell office:value-type="float" office:value="2800" table:formula="of:=IF(ISNUMBER([.V96]);[.V96];[.N96])" table:style-name="ce1">
            <text:p>2800</text:p>
          </table:table-cell>
          <table:table-cell office:value-type="float" office:value="2800" table:style-name="ce1">
            <text:p>2800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96]);[.W96];[.O96])" table:style-name="ce6">
            <text:p>-5</text:p>
          </table:table-cell>
          <table:table-cell office:value-type="float" office:value="4415176" table:style-name="ce3">
            <text:p>4415176</text:p>
          </table:table-cell>
          <table:table-cell office:value-type="float" office:value="3068071" table:style-name="ce3">
            <text:p>3068071</text:p>
          </table:table-cell>
          <table:table-cell office:value-type="float" office:value="4415176" table:style-name="ce1">
            <text:p>4415176</text:p>
          </table:table-cell>
          <table:table-cell office:value-type="float" office:value="3068071" table:style-name="ce1">
            <text:p>3068071</text:p>
          </table:table-cell>
          <table:table-cell office:value-type="float" office:value="23223" table:style-name="ce2">
            <text:p>23223</text:p>
          </table:table-cell>
          <table:table-cell table:style-name="ce1"/>
          <table:table-cell office:value-type="string" office:string-value="" table:formula="of:=IF(ISNUMBER([.V96]);100*([.L96]-[.V96])/[.L96];&quot;&quot;)" table:style-name="ce5"/>
          <table:table-cell table:number-columns-repeated="1636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65" table:style-name="ce2">
            <text:p>265</text:p>
          </table:table-cell>
          <table:table-cell office:value-type="float" office:value="6340320" table:style-name="ce1">
            <text:p>6340320</text:p>
          </table:table-cell>
          <table:table-cell office:value-type="float" office:value="51.071838999999997" table:style-name="ce1">
            <text:p>51.071839</text:p>
          </table:table-cell>
          <table:table-cell office:value-type="float" office:value="11.579321" table:style-name="ce1">
            <text:p>11.579321</text:p>
          </table:table-cell>
          <table:table-cell office:value-type="float" office:value="1922" table:style-name="ce1">
            <text:p>1922</text:p>
          </table:table-cell>
          <table:table-cell office:value-type="float" office:value="2014" table:style-name="ce1">
            <text:p>201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894.3" table:style-name="ce1">
            <text:p>894.3</text:p>
          </table:table-cell>
          <table:table-cell office:value-type="float" office:value="975" table:formula="of:=IF(ISNUMBER([.V97]);[.V97];[.N97])" table:style-name="ce1">
            <text:p>975</text:p>
          </table:table-cell>
          <table:table-cell office:value-type="float" office:value="975" table:style-name="ce1">
            <text:p>975</text:p>
          </table:table-cell>
          <table:table-cell office:value-type="float" office:value="-9" table:style-name="ce1">
            <text:p>-9</text:p>
          </table:table-cell>
          <table:table-cell office:value-type="float" office:value="-9" table:formula="of:=IF(ISNUMBER([.W97]);[.W97];[.O97])" table:style-name="ce6">
            <text:p>-9</text:p>
          </table:table-cell>
          <table:table-cell office:value-type="float" office:value="4431685" table:style-name="ce3">
            <text:p>4431685</text:p>
          </table:table-cell>
          <table:table-cell office:value-type="float" office:value="3107930" table:style-name="ce3">
            <text:p>3107930</text:p>
          </table:table-cell>
          <table:table-cell office:value-type="float" office:value="4431685" table:style-name="ce1">
            <text:p>4431685</text:p>
          </table:table-cell>
          <table:table-cell office:value-type="float" office:value="3107930" table:style-name="ce1">
            <text:p>3107930</text:p>
          </table:table-cell>
          <table:table-cell office:value-type="float" office:value="22566" table:style-name="ce2">
            <text:p>22566</text:p>
          </table:table-cell>
          <table:table-cell table:style-name="ce1"/>
          <table:table-cell office:value-type="string" office:string-value="" table:formula="of:=IF(ISNUMBER([.V97]);100*([.L97]-[.V97])/[.L97];&quot;&quot;)" table:style-name="ce5"/>
          <table:table-cell table:number-columns-repeated="1636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70" table:style-name="ce2">
            <text:p>270</text:p>
          </table:table-cell>
          <table:table-cell office:value-type="float" office:value="6340365" table:style-name="ce1">
            <text:p>6340365</text:p>
          </table:table-cell>
          <table:table-cell office:value-type="float" office:value="51.200614000000002" table:style-name="ce1">
            <text:p>51.200614</text:p>
          </table:table-cell>
          <table:table-cell office:value-type="float" office:value="12.38622" table:style-name="ce1">
            <text:p>12.38622</text:p>
          </table:table-cell>
          <table:table-cell office:value-type="float" office:value="1958" table:style-name="ce1">
            <text:p>1958</text:p>
          </table:table-cell>
          <table:table-cell office:value-type="float" office:value="2015" table:style-name="ce1">
            <text:p>20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359" table:style-name="ce1">
            <text:p>1359</text:p>
          </table:table-cell>
          <table:table-cell office:value-type="float" office:value="1250" table:formula="of:=IF(ISNUMBER([.V98]);[.V98];[.N98])" table:style-name="ce1">
            <text:p>1250</text:p>
          </table:table-cell>
          <table:table-cell office:value-type="float" office:value="1250" table:style-name="ce1">
            <text:p>1250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IF(ISNUMBER([.W98]);[.W98];[.O98])" table:style-name="ce6">
            <text:p>8</text:p>
          </table:table-cell>
          <table:table-cell office:value-type="float" office:value="4487751" table:style-name="ce3">
            <text:p>4487751</text:p>
          </table:table-cell>
          <table:table-cell office:value-type="float" office:value="3123783" table:style-name="ce3">
            <text:p>3123783</text:p>
          </table:table-cell>
          <table:table-cell office:value-type="float" office:value="4487751" table:style-name="ce1">
            <text:p>4487751</text:p>
          </table:table-cell>
          <table:table-cell office:value-type="float" office:value="3123783" table:style-name="ce1">
            <text:p>3123783</text:p>
          </table:table-cell>
          <table:table-cell office:value-type="float" office:value="22245" table:style-name="ce2">
            <text:p>22245</text:p>
          </table:table-cell>
          <table:table-cell table:style-name="ce1"/>
          <table:table-cell office:value-type="string" office:string-value="" table:formula="of:=IF(ISNUMBER([.V98]);100*([.L98]-[.V98])/[.L98];&quot;&quot;)" table:style-name="ce5"/>
          <table:table-cell table:number-columns-repeated="1636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5" table:style-name="ce2">
            <text:p>275</text:p>
          </table:table-cell>
          <table:table-cell office:value-type="float" office:value="6340501" table:style-name="ce1">
            <text:p>6340501</text:p>
          </table:table-cell>
          <table:table-cell office:value-type="float" office:value="52.609012999999997" table:style-name="ce1">
            <text:p>52.609013</text:p>
          </table:table-cell>
          <table:table-cell office:value-type="float" office:value="12.346825000000001" table:style-name="ce1">
            <text:p>12.346825</text:p>
          </table:table-cell>
          <table:table-cell office:value-type="float" office:value="1951" table:style-name="ce1">
            <text:p>1951</text:p>
          </table:table-cell>
          <table:table-cell office:value-type="float" office:value="2013" table:style-name="ce1">
            <text:p>20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9288" table:style-name="ce1">
            <text:p>19288</text:p>
          </table:table-cell>
          <table:table-cell office:value-type="float" office:value="18800" table:formula="of:=IF(ISNUMBER([.V99]);[.V99];[.N99])" table:style-name="ce1">
            <text:p>18800</text:p>
          </table:table-cell>
          <table:table-cell office:value-type="float" office:value="18800" table:style-name="ce1">
            <text:p>18800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ISNUMBER([.W99]);[.W99];[.O99])" table:style-name="ce6">
            <text:p>3</text:p>
          </table:table-cell>
          <table:table-cell office:value-type="float" office:value="4479951" table:style-name="ce3">
            <text:p>4479951</text:p>
          </table:table-cell>
          <table:table-cell office:value-type="float" office:value="3280330" table:style-name="ce3">
            <text:p>3280330</text:p>
          </table:table-cell>
          <table:table-cell office:value-type="float" office:value="4479951" table:style-name="ce1">
            <text:p>4479951</text:p>
          </table:table-cell>
          <table:table-cell office:value-type="float" office:value="3280330" table:style-name="ce1">
            <text:p>3280330</text:p>
          </table:table-cell>
          <table:table-cell office:value-type="float" office:value="19040" table:style-name="ce2">
            <text:p>19040</text:p>
          </table:table-cell>
          <table:table-cell table:style-name="ce1"/>
          <table:table-cell office:value-type="string" office:string-value="" table:formula="of:=IF(ISNUMBER([.V99]);100*([.L99]-[.V99])/[.L99];&quot;&quot;)" table:style-name="ce5"/>
          <table:table-cell table:number-columns-repeated="1636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6" table:style-name="ce2">
            <text:p>276</text:p>
          </table:table-cell>
          <table:table-cell office:value-type="float" office:value="6340510" table:style-name="ce1">
            <text:p>6340510</text:p>
          </table:table-cell>
          <table:table-cell office:value-type="float" office:value="52.478085" table:style-name="ce1">
            <text:p>52.478085</text:p>
          </table:table-cell>
          <table:table-cell office:value-type="float" office:value="12.845305" table:style-name="ce1">
            <text:p>12.845305</text:p>
          </table:table-cell>
          <table:table-cell office:value-type="float" office:value="1936" table:style-name="ce1">
            <text:p>1936</text:p>
          </table:table-cell>
          <table:table-cell office:value-type="float" office:value="2013" table:style-name="ce1">
            <text:p>201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6173" table:style-name="ce1">
            <text:p>16173</text:p>
          </table:table-cell>
          <table:table-cell office:value-type="float" office:value="16025" table:formula="of:=IF(ISNUMBER([.V100]);[.V100];[.N100])" table:style-name="ce1">
            <text:p>16025</text:p>
          </table:table-cell>
          <table:table-cell office:value-type="float" office:value="16025" table:style-name="ce1">
            <text:p>1602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100]);[.W100];[.O100])" table:style-name="ce6">
            <text:p>1</text:p>
          </table:table-cell>
          <table:table-cell office:value-type="float" office:value="4514268" table:style-name="ce3">
            <text:p>4514268</text:p>
          </table:table-cell>
          <table:table-cell office:value-type="float" office:value="3266976" table:style-name="ce3">
            <text:p>3266976</text:p>
          </table:table-cell>
          <table:table-cell office:value-type="float" office:value="4514268" table:style-name="ce1">
            <text:p>4514268</text:p>
          </table:table-cell>
          <table:table-cell office:value-type="float" office:value="3266976" table:style-name="ce1">
            <text:p>3266976</text:p>
          </table:table-cell>
          <table:table-cell office:value-type="float" office:value="19309" table:style-name="ce2">
            <text:p>19309</text:p>
          </table:table-cell>
          <table:table-cell table:style-name="ce1"/>
          <table:table-cell office:value-type="string" office:string-value="" table:formula="of:=IF(ISNUMBER([.V100]);100*([.L100]-[.V100])/[.L100];&quot;&quot;)" table:style-name="ce5"/>
          <table:table-cell table:number-columns-repeated="1636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77" table:style-name="ce2">
            <text:p>277</text:p>
          </table:table-cell>
          <table:table-cell office:value-type="float" office:value="6340600" table:style-name="ce1">
            <text:p>6340600</text:p>
          </table:table-cell>
          <table:table-cell office:value-type="float" office:value="51.591000000000001" table:style-name="ce1">
            <text:p>51.591</text:p>
          </table:table-cell>
          <table:table-cell office:value-type="float" office:value="12.581" table:style-name="ce1">
            <text:p>12.581</text:p>
          </table:table-cell>
          <table:table-cell office:value-type="float" office:value="1960" table:style-name="ce1">
            <text:p>1960</text:p>
          </table:table-cell>
          <table:table-cell office:value-type="float" office:value="2012" table:style-name="ce1">
            <text:p>20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171" table:style-name="ce1">
            <text:p>6171</text:p>
          </table:table-cell>
          <table:table-cell office:value-type="float" office:value="6350" table:formula="of:=IF(ISNUMBER([.V101]);[.V101];[.N101])" table:style-name="ce1">
            <text:p>6350</text:p>
          </table:table-cell>
          <table:table-cell office:value-type="float" office:value="6350" table:style-name="ce1">
            <text:p>6350</text:p>
          </table:table-cell>
          <table:table-cell office:value-type="float" office:value="-3" table:style-name="ce1">
            <text:p>-3</text:p>
          </table:table-cell>
          <table:table-cell office:value-type="float" office:value="-3" table:formula="of:=IF(ISNUMBER([.W101]);[.W101];[.O101])" table:style-name="ce6">
            <text:p>-3</text:p>
          </table:table-cell>
          <table:table-cell office:value-type="float" office:value="4499826" table:style-name="ce3">
            <text:p>4499826</text:p>
          </table:table-cell>
          <table:table-cell office:value-type="float" office:value="3167655" table:style-name="ce3">
            <text:p>3167655</text:p>
          </table:table-cell>
          <table:table-cell office:value-type="float" office:value="4499826" table:style-name="ce1">
            <text:p>4499826</text:p>
          </table:table-cell>
          <table:table-cell office:value-type="float" office:value="3167655" table:style-name="ce1">
            <text:p>3167655</text:p>
          </table:table-cell>
          <table:table-cell office:value-type="float" office:value="21310" table:style-name="ce2">
            <text:p>21310</text:p>
          </table:table-cell>
          <table:table-cell table:style-name="ce1"/>
          <table:table-cell office:value-type="string" office:string-value="" table:formula="of:=IF(ISNUMBER([.V101]);100*([.L101]-[.V101])/[.L101];&quot;&quot;)" table:style-name="ce5"/>
          <table:table-cell table:number-columns-repeated="1636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79" table:style-name="ce2">
            <text:p>279</text:p>
          </table:table-cell>
          <table:table-cell office:value-type="float" office:value="6340611" table:style-name="ce1">
            <text:p>6340611</text:p>
          </table:table-cell>
          <table:table-cell office:value-type="float" office:value="52.463000000000001" table:style-name="ce1">
            <text:p>52.463</text:p>
          </table:table-cell>
          <table:table-cell office:value-type="float" office:value="13.856" table:style-name="ce1">
            <text:p>13.856</text:p>
          </table:table-cell>
          <table:table-cell office:value-type="float" office:value="1955" table:style-name="ce1">
            <text:p>1955</text:p>
          </table:table-cell>
          <table:table-cell office:value-type="float" office:value="2011" table:style-name="ce1">
            <text:p>20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707" table:style-name="ce1">
            <text:p>9707</text:p>
          </table:table-cell>
          <table:table-cell office:value-type="float" office:value="9550" table:formula="of:=IF(ISNUMBER([.V102]);[.V102];[.N102])" table:style-name="ce1">
            <text:p>9550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1.6173895127227773" table:formula="of:=IF(ISNUMBER([.W102]);[.W102];[.O102])" table:style-name="ce6">
            <text:p>2</text:p>
          </table:table-cell>
          <table:table-cell office:value-type="float" office:value="4582944" table:style-name="ce3">
            <text:p>4582944</text:p>
          </table:table-cell>
          <table:table-cell office:value-type="float" office:value="3268460" table:style-name="ce3">
            <text:p>3268460</text:p>
          </table:table-cell>
          <table:table-cell office:value-type="float" office:value="4572500" table:style-name="ce7">
            <text:p>4572500</text:p>
          </table:table-cell>
          <table:table-cell office:value-type="float" office:value="3262500" table:style-name="ce7">
            <text:p>3262500</text:p>
          </table:table-cell>
          <table:table-cell office:value-type="float" office:value="19418" table:style-name="ce2">
            <text:p>19418</text:p>
          </table:table-cell>
          <table:table-cell office:value-type="float" office:value="9550" table:style-name="ce1">
            <text:p>9550</text:p>
          </table:table-cell>
          <table:table-cell office:value-type="float" office:value="1.6173895127227773" table:formula="of:=IF(ISNUMBER([.V102]);100*([.L102]-[.V102])/[.L102];&quot;&quot;)" table:style-name="ce5">
            <text:p>1.6</text:p>
          </table:table-cell>
          <table:table-cell table:number-columns-repeated="1636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81" table:style-name="ce2">
            <text:p>281</text:p>
          </table:table-cell>
          <table:table-cell office:value-type="float" office:value="6340620" table:style-name="ce1">
            <text:p>6340620</text:p>
          </table:table-cell>
          <table:table-cell office:value-type="float" office:value="51.006825999999997" table:style-name="ce1">
            <text:p>51.006826</text:p>
          </table:table-cell>
          <table:table-cell office:value-type="float" office:value="12.772550000000001" table:style-name="ce1">
            <text:p>12.77255</text:p>
          </table:table-cell>
          <table:table-cell office:value-type="float" office:value="1909" table:style-name="ce1">
            <text:p>1909</text:p>
          </table:table-cell>
          <table:table-cell office:value-type="float" office:value="2011" table:style-name="ce1">
            <text:p>2011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107" table:style-name="ce1">
            <text:p>2107</text:p>
          </table:table-cell>
          <table:table-cell office:value-type="float" office:value="2125" table:formula="of:=IF(ISNUMBER([.V103]);[.V103];[.N103])" table:style-name="ce1">
            <text:p>2125</text:p>
          </table:table-cell>
          <table:table-cell office:value-type="float" office:value="2125" table:style-name="ce1">
            <text:p>212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103]);[.W103];[.O103])" table:style-name="ce6">
            <text:p>-1</text:p>
          </table:table-cell>
          <table:table-cell office:value-type="float" office:value="4515548" table:style-name="ce3">
            <text:p>4515548</text:p>
          </table:table-cell>
          <table:table-cell office:value-type="float" office:value="3103190" table:style-name="ce3">
            <text:p>3103190</text:p>
          </table:table-cell>
          <table:table-cell office:value-type="float" office:value="4515548" table:style-name="ce1">
            <text:p>4515548</text:p>
          </table:table-cell>
          <table:table-cell office:value-type="float" office:value="3103190" table:style-name="ce1">
            <text:p>3103190</text:p>
          </table:table-cell>
          <table:table-cell office:value-type="float" office:value="22666" table:style-name="ce2">
            <text:p>22666</text:p>
          </table:table-cell>
          <table:table-cell table:style-name="ce1"/>
          <table:table-cell office:value-type="string" office:string-value="" table:formula="of:=IF(ISNUMBER([.V103]);100*([.L103]-[.V103])/[.L103];&quot;&quot;)" table:style-name="ce5"/>
          <table:table-cell table:number-columns-repeated="1636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82" table:style-name="ce2">
            <text:p>282</text:p>
          </table:table-cell>
          <table:table-cell office:value-type="float" office:value="6340621" table:style-name="ce1">
            <text:p>6340621</text:p>
          </table:table-cell>
          <table:table-cell office:value-type="float" office:value="50.740901999999998" table:style-name="ce1">
            <text:p>50.740902</text:p>
          </table:table-cell>
          <table:table-cell office:value-type="float" office:value="12.493608" table:style-name="ce1">
            <text:p>12.493608</text:p>
          </table:table-cell>
          <table:table-cell office:value-type="float" office:value="1927" table:style-name="ce1">
            <text:p>1927</text:p>
          </table:table-cell>
          <table:table-cell office:value-type="float" office:value="2012" table:style-name="ce1">
            <text:p>201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029.7" table:style-name="ce1">
            <text:p>1029.7</text:p>
          </table:table-cell>
          <table:table-cell office:value-type="float" office:value="1025" table:formula="of:=IF(ISNUMBER([.V104]);[.V104];[.N104])" table:style-name="ce1">
            <text:p>1025</text:p>
          </table:table-cell>
          <table:table-cell office:value-type="float" office:value="1025" table:style-name="ce1">
            <text:p>10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04]);[.W104];[.O104])" table:style-name="ce6">
            <text:p>0</text:p>
          </table:table-cell>
          <table:table-cell office:value-type="float" office:value="4496986" table:style-name="ce3">
            <text:p>4496986</text:p>
          </table:table-cell>
          <table:table-cell office:value-type="float" office:value="3072917" table:style-name="ce3">
            <text:p>3072917</text:p>
          </table:table-cell>
          <table:table-cell office:value-type="float" office:value="4496986" table:style-name="ce1">
            <text:p>4496986</text:p>
          </table:table-cell>
          <table:table-cell office:value-type="float" office:value="3072917" table:style-name="ce1">
            <text:p>3072917</text:p>
          </table:table-cell>
          <table:table-cell office:value-type="float" office:value="23149" table:style-name="ce2">
            <text:p>23149</text:p>
          </table:table-cell>
          <table:table-cell table:style-name="ce1"/>
          <table:table-cell office:value-type="string" office:string-value="" table:formula="of:=IF(ISNUMBER([.V104]);100*([.L104]-[.V104])/[.L104];&quot;&quot;)" table:style-name="ce5"/>
          <table:table-cell table:number-columns-repeated="1636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86" table:style-name="ce2">
            <text:p>286</text:p>
          </table:table-cell>
          <table:table-cell office:value-type="float" office:value="6340700" table:style-name="ce1">
            <text:p>6340700</text:p>
          </table:table-cell>
          <table:table-cell office:value-type="float" office:value="51.518745000000003" table:style-name="ce1">
            <text:p>51.518745</text:p>
          </table:table-cell>
          <table:table-cell office:value-type="float" office:value="13.395111999999999" table:style-name="ce1">
            <text:p>13.395112</text:p>
          </table:table-cell>
          <table:table-cell office:value-type="float" office:value="1960" table:style-name="ce1">
            <text:p>1960</text:p>
          </table:table-cell>
          <table:table-cell office:value-type="float" office:value="2012" table:style-name="ce1">
            <text:p>20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184" table:style-name="ce1">
            <text:p>3184</text:p>
          </table:table-cell>
          <table:table-cell office:value-type="float" office:value="3125" table:formula="of:=IF(ISNUMBER([.V105]);[.V105];[.N105])" table:style-name="ce1">
            <text:p>3125</text:p>
          </table:table-cell>
          <table:table-cell office:value-type="float" office:value="3800" table:style-name="ce1">
            <text:p>3800</text:p>
          </table:table-cell>
          <table:table-cell office:value-type="float" office:value="-19" table:style-name="ce1">
            <text:p>-19</text:p>
          </table:table-cell>
          <table:table-cell office:value-type="float" office:value="1.8530150753768844" table:formula="of:=IF(ISNUMBER([.W105]);[.W105];[.O105])" table:style-name="ce6">
            <text:p>2</text:p>
          </table:table-cell>
          <table:table-cell office:value-type="float" office:value="4556563" table:style-name="ce3">
            <text:p>4556563</text:p>
          </table:table-cell>
          <table:table-cell office:value-type="float" office:value="3161932" table:style-name="ce3">
            <text:p>3161932</text:p>
          </table:table-cell>
          <table:table-cell office:value-type="float" office:value="4556563" table:style-name="ce1">
            <text:p>4556563</text:p>
          </table:table-cell>
          <table:table-cell office:value-type="float" office:value="3157500" table:style-name="ce7">
            <text:p>3157500</text:p>
          </table:table-cell>
          <table:table-cell office:value-type="float" office:value="21503" table:style-name="ce2">
            <text:p>21503</text:p>
          </table:table-cell>
          <table:table-cell office:value-type="float" office:value="3125" table:style-name="ce1">
            <text:p>3125</text:p>
          </table:table-cell>
          <table:table-cell office:value-type="float" office:value="1.8530150753768844" table:formula="of:=IF(ISNUMBER([.V105]);100*([.L105]-[.V105])/[.L105];&quot;&quot;)" table:style-name="ce5">
            <text:p>1.9</text:p>
          </table:table-cell>
          <table:table-cell table:number-columns-repeated="1636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7" table:style-name="ce2">
            <text:p>287</text:p>
          </table:table-cell>
          <table:table-cell office:value-type="float" office:value="6340800" table:style-name="ce1">
            <text:p>6340800</text:p>
          </table:table-cell>
          <table:table-cell office:value-type="float" office:value="51.576999999999998" table:style-name="ce1">
            <text:p>51.577</text:p>
          </table:table-cell>
          <table:table-cell office:value-type="float" office:value="14.37" table:style-name="ce1">
            <text:p>14.37</text:p>
          </table:table-cell>
          <table:table-cell office:value-type="float" office:value="1960" table:style-name="ce1">
            <text:p>1960</text:p>
          </table:table-cell>
          <table:table-cell office:value-type="float" office:value="2011" table:style-name="ce1">
            <text:p>20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092" table:style-name="ce1">
            <text:p>2092</text:p>
          </table:table-cell>
          <table:table-cell office:value-type="float" office:value="2250" table:formula="of:=IF(ISNUMBER([.V106]);[.V106];[.N106])" table:style-name="ce1">
            <text:p>2250</text:p>
          </table:table-cell>
          <table:table-cell office:value-type="float" office:value="2250" table:style-name="ce1">
            <text:p>2250</text:p>
          </table:table-cell>
          <table:table-cell office:value-type="float" office:value="-8" table:style-name="ce1">
            <text:p>-8</text:p>
          </table:table-cell>
          <table:table-cell office:value-type="float" office:value="-8" table:formula="of:=IF(ISNUMBER([.W106]);[.W106];[.O106])" table:style-name="ce6">
            <text:p>-8</text:p>
          </table:table-cell>
          <table:table-cell office:value-type="float" office:value="4623734" table:style-name="ce3">
            <text:p>4623734</text:p>
          </table:table-cell>
          <table:table-cell office:value-type="float" office:value="3172001" table:style-name="ce3">
            <text:p>3172001</text:p>
          </table:table-cell>
          <table:table-cell office:value-type="float" office:value="4623734" table:style-name="ce1">
            <text:p>4623734</text:p>
          </table:table-cell>
          <table:table-cell office:value-type="float" office:value="3172001" table:style-name="ce1">
            <text:p>3172001</text:p>
          </table:table-cell>
          <table:table-cell office:value-type="float" office:value="21223" table:style-name="ce2">
            <text:p>21223</text:p>
          </table:table-cell>
          <table:table-cell table:style-name="ce1"/>
          <table:table-cell office:value-type="string" office:string-value="" table:formula="of:=IF(ISNUMBER([.V106]);100*([.L106]-[.V106])/[.L106];&quot;&quot;)" table:style-name="ce5"/>
          <table:table-cell table:number-columns-repeated="1636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88" table:style-name="ce2">
            <text:p>288</text:p>
          </table:table-cell>
          <table:table-cell office:value-type="float" office:value="6340810" table:style-name="ce1">
            <text:p>6340810</text:p>
          </table:table-cell>
          <table:table-cell office:value-type="float" office:value="51.405506000000003" table:style-name="ce1">
            <text:p>51.405506</text:p>
          </table:table-cell>
          <table:table-cell office:value-type="float" office:value="14.574671" table:style-name="ce1">
            <text:p>14.574671</text:p>
          </table:table-cell>
          <table:table-cell office:value-type="float" office:value="1926" table:style-name="ce1">
            <text:p>1926</text:p>
          </table:table-cell>
          <table:table-cell office:value-type="float" office:value="2012" table:style-name="ce1">
            <text:p>201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39" table:style-name="ce1">
            <text:p>639</text:p>
          </table:table-cell>
          <table:table-cell office:value-type="float" office:value="675" table:formula="of:=IF(ISNUMBER([.V107]);[.V107];[.N107])" table:style-name="ce1">
            <text:p>675</text:p>
          </table:table-cell>
          <table:table-cell office:value-type="float" office:value="1650" table:style-name="ce1">
            <text:p>1650</text:p>
          </table:table-cell>
          <table:table-cell office:value-type="float" office:value="-158" table:style-name="ce1">
            <text:p>-158</text:p>
          </table:table-cell>
          <table:table-cell office:value-type="float" office:value="-5.6338028169014081" table:formula="of:=IF(ISNUMBER([.W107]);[.W107];[.O107])" table:style-name="ce6">
            <text:p>-6</text:p>
          </table:table-cell>
          <table:table-cell office:value-type="float" office:value="4639084" table:style-name="ce3">
            <text:p>4639084</text:p>
          </table:table-cell>
          <table:table-cell office:value-type="float" office:value="3153821" table:style-name="ce3">
            <text:p>3153821</text:p>
          </table:table-cell>
          <table:table-cell office:value-type="float" office:value="4642500" table:style-name="ce7">
            <text:p>4642500</text:p>
          </table:table-cell>
          <table:table-cell office:value-type="float" office:value="3153821" table:style-name="ce1">
            <text:p>3153821</text:p>
          </table:table-cell>
          <table:table-cell office:value-type="float" office:value="21623" table:style-name="ce2">
            <text:p>21623</text:p>
          </table:table-cell>
          <table:table-cell office:value-type="float" office:value="675" table:style-name="ce1">
            <text:p>675</text:p>
          </table:table-cell>
          <table:table-cell office:value-type="float" office:value="-5.6338028169014081" table:formula="of:=IF(ISNUMBER([.V107]);100*([.L107]-[.V107])/[.L107];&quot;&quot;)" table:style-name="ce5">
            <text:p>-5.6</text:p>
          </table:table-cell>
          <table:table-cell table:number-columns-repeated="1636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89" table:style-name="ce2">
            <text:p>289</text:p>
          </table:table-cell>
          <table:table-cell office:value-type="float" office:value="6341500" table:style-name="ce1">
            <text:p>6341500</text:p>
          </table:table-cell>
          <table:table-cell office:value-type="float" office:value="53.792563000000001" table:style-name="ce1">
            <text:p>53.792563</text:p>
          </table:table-cell>
          <table:table-cell office:value-type="float" office:value="13.315602999999999" table:style-name="ce1">
            <text:p>13.315603</text:p>
          </table:table-cell>
          <table:table-cell office:value-type="float" office:value="1954" table:style-name="ce1">
            <text:p>1954</text:p>
          </table:table-cell>
          <table:table-cell office:value-type="float" office:value="2011" table:style-name="ce1">
            <text:p>20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03" table:style-name="ce1">
            <text:p>1403</text:p>
          </table:table-cell>
          <table:table-cell office:value-type="float" office:value="1225" table:formula="of:=IF(ISNUMBER([.V108]);[.V108];[.N108])" table:style-name="ce1">
            <text:p>1225</text:p>
          </table:table-cell>
          <table:table-cell office:value-type="float" office:value="1775" table:style-name="ce1">
            <text:p>1775</text:p>
          </table:table-cell>
          <table:table-cell office:value-type="float" office:value="-27" table:style-name="ce1">
            <text:p>-27</text:p>
          </table:table-cell>
          <table:table-cell office:value-type="float" office:value="12.687099073414112" table:formula="of:=IF(ISNUMBER([.W108]);[.W108];[.O108])" table:style-name="ce6">
            <text:p>13</text:p>
          </table:table-cell>
          <table:table-cell office:value-type="float" office:value="4539448" table:style-name="ce3">
            <text:p>4539448</text:p>
          </table:table-cell>
          <table:table-cell office:value-type="float" office:value="3414473" table:style-name="ce3">
            <text:p>3414473</text:p>
          </table:table-cell>
          <table:table-cell office:value-type="float" office:value="4539448" table:style-name="ce1">
            <text:p>4539448</text:p>
          </table:table-cell>
          <table:table-cell office:value-type="float" office:value="3407500" table:style-name="ce7">
            <text:p>3407500</text:p>
          </table:table-cell>
          <table:table-cell office:value-type="float" office:value="16571" table:style-name="ce2">
            <text:p>16571</text:p>
          </table:table-cell>
          <table:table-cell office:value-type="float" office:value="1225" table:style-name="ce1">
            <text:p>1225</text:p>
          </table:table-cell>
          <table:table-cell office:value-type="float" office:value="12.687099073414112" table:formula="of:=IF(ISNUMBER([.V108]);100*([.L108]-[.V108])/[.L108];&quot;&quot;)" table:style-name="ce5">
            <text:p>12.7</text:p>
          </table:table-cell>
          <table:table-cell table:number-columns-repeated="1636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96" table:style-name="ce2">
            <text:p>296</text:p>
          </table:table-cell>
          <table:table-cell office:value-type="float" office:value="6342130" table:style-name="ce1">
            <text:p>6342130</text:p>
          </table:table-cell>
          <table:table-cell office:value-type="float" office:value="48.783234999999998" table:style-name="ce1">
            <text:p>48.783235</text:p>
          </table:table-cell>
          <table:table-cell office:value-type="float" office:value="10.692384000000001" table:style-name="ce1">
            <text:p>10.692384</text:p>
          </table:table-cell>
          <table:table-cell office:value-type="float" office:value="1939" table:style-name="ce1">
            <text:p>1939</text:p>
          </table:table-cell>
          <table:table-cell office:value-type="float" office:value="2012" table:style-name="ce1">
            <text:p>201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578" table:style-name="ce1">
            <text:p>1578</text:p>
          </table:table-cell>
          <table:table-cell office:value-type="float" office:value="1650" table:formula="of:=IF(ISNUMBER([.V109]);[.V109];[.N109])" table:style-name="ce1">
            <text:p>1650</text:p>
          </table:table-cell>
          <table:table-cell office:value-type="float" office:value="1650" table:style-name="ce1">
            <text:p>1650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109]);[.W109];[.O109])" table:style-name="ce6">
            <text:p>-5</text:p>
          </table:table-cell>
          <table:table-cell office:value-type="float" office:value="4371899" table:style-name="ce3">
            <text:p>4371899</text:p>
          </table:table-cell>
          <table:table-cell office:value-type="float" office:value="2852453" table:style-name="ce3">
            <text:p>2852453</text:p>
          </table:table-cell>
          <table:table-cell office:value-type="float" office:value="4371899" table:style-name="ce1">
            <text:p>4371899</text:p>
          </table:table-cell>
          <table:table-cell office:value-type="float" office:value="2852453" table:style-name="ce1">
            <text:p>2852453</text:p>
          </table:table-cell>
          <table:table-cell office:value-type="float" office:value="28806" table:style-name="ce2">
            <text:p>28806</text:p>
          </table:table-cell>
          <table:table-cell table:style-name="ce1"/>
          <table:table-cell office:value-type="string" office:string-value="" table:formula="of:=IF(ISNUMBER([.V109]);100*([.L109]-[.V109])/[.L109];&quot;&quot;)" table:style-name="ce5"/>
          <table:table-cell table:number-columns-repeated="1636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97" table:style-name="ce2">
            <text:p>297</text:p>
          </table:table-cell>
          <table:table-cell office:value-type="float" office:value="6342200" table:style-name="ce1">
            <text:p>6342200</text:p>
          </table:table-cell>
          <table:table-cell office:value-type="float" office:value="47.730410999999997" table:style-name="ce1">
            <text:p>47.730411</text:p>
          </table:table-cell>
          <table:table-cell office:value-type="float" office:value="10.316864000000001" table:style-name="ce1">
            <text:p>10.316864</text:p>
          </table:table-cell>
          <table:table-cell office:value-type="float" office:value="1900" table:style-name="ce1">
            <text:p>1900</text:p>
          </table:table-cell>
          <table:table-cell office:value-type="float" office:value="2012" table:style-name="ce1">
            <text:p>201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54.6" table:style-name="ce1">
            <text:p>954.6</text:p>
          </table:table-cell>
          <table:table-cell office:value-type="float" office:value="950" table:formula="of:=IF(ISNUMBER([.V110]);[.V110];[.N110])" table:style-name="ce1">
            <text:p>950</text:p>
          </table:table-cell>
          <table:table-cell office:value-type="float" office:value="1100" table:style-name="ce1">
            <text:p>1100</text:p>
          </table:table-cell>
          <table:table-cell office:value-type="float" office:value="-15" table:style-name="ce1">
            <text:p>-15</text:p>
          </table:table-cell>
          <table:table-cell office:value-type="float" office:value="0.48187722606327493" table:formula="of:=IF(ISNUMBER([.W110]);[.W110];[.O110])" table:style-name="ce6">
            <text:p>0</text:p>
          </table:table-cell>
          <table:table-cell office:value-type="float" office:value="4344784" table:style-name="ce3">
            <text:p>4344784</text:p>
          </table:table-cell>
          <table:table-cell office:value-type="float" office:value="2735251" table:style-name="ce3">
            <text:p>2735251</text:p>
          </table:table-cell>
          <table:table-cell office:value-type="float" office:value="4347500" table:style-name="ce7">
            <text:p>4347500</text:p>
          </table:table-cell>
          <table:table-cell office:value-type="float" office:value="2732500" table:style-name="ce7">
            <text:p>2732500</text:p>
          </table:table-cell>
          <table:table-cell office:value-type="float" office:value="31969" table:style-name="ce2">
            <text:p>31969</text:p>
          </table:table-cell>
          <table:table-cell office:value-type="float" office:value="950" table:style-name="ce1">
            <text:p>950</text:p>
          </table:table-cell>
          <table:table-cell office:value-type="float" office:value="0.48187722606327493" table:formula="of:=IF(ISNUMBER([.V110]);100*([.L110]-[.V110])/[.L110];&quot;&quot;)" table:style-name="ce5">
            <text:p>0.5</text:p>
          </table:table-cell>
          <table:table-cell table:number-columns-repeated="1636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99" table:style-name="ce2">
            <text:p>299</text:p>
          </table:table-cell>
          <table:table-cell office:value-type="float" office:value="6342500" table:style-name="ce1">
            <text:p>6342500</text:p>
          </table:table-cell>
          <table:table-cell office:value-type="float" office:value="48.753999999999998" table:style-name="ce1">
            <text:p>48.754</text:p>
          </table:table-cell>
          <table:table-cell office:value-type="float" office:value="11.422000000000001" table:style-name="ce1">
            <text:p>11.422</text:p>
          </table:table-cell>
          <table:table-cell office:value-type="float" office:value="1923" table:style-name="ce1">
            <text:p>1923</text:p>
          </table:table-cell>
          <table:table-cell office:value-type="float" office:value="2007" table:style-name="ce1">
            <text:p>200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0001" table:style-name="ce1">
            <text:p>20001</text:p>
          </table:table-cell>
          <table:table-cell office:value-type="float" office:value="20225" table:formula="of:=IF(ISNUMBER([.V111]);[.V111];[.N111])" table:style-name="ce1">
            <text:p>20225</text:p>
          </table:table-cell>
          <table:table-cell office:value-type="float" office:value="375" table:style-name="ce1">
            <text:p>375</text:p>
          </table:table-cell>
          <table:table-cell office:value-type="float" office:value="98" table:style-name="ce1">
            <text:p>98</text:p>
          </table:table-cell>
          <table:table-cell office:value-type="float" office:value="-1.11994400279986" table:formula="of:=IF(ISNUMBER([.W111]);[.W111];[.O111])" table:style-name="ce6">
            <text:p>-1</text:p>
          </table:table-cell>
          <table:table-cell office:value-type="float" office:value="4425590" table:style-name="ce3">
            <text:p>4425590</text:p>
          </table:table-cell>
          <table:table-cell office:value-type="float" office:value="2849973" table:style-name="ce3">
            <text:p>2849973</text:p>
          </table:table-cell>
          <table:table-cell office:value-type="float" office:value="4422500" table:style-name="ce7">
            <text:p>4422500</text:p>
          </table:table-cell>
          <table:table-cell office:value-type="float" office:value="2847500" table:style-name="ce7">
            <text:p>2847500</text:p>
          </table:table-cell>
          <table:table-cell office:value-type="float" office:value="29000" table:style-name="ce2">
            <text:p>29000</text:p>
          </table:table-cell>
          <table:table-cell office:value-type="float" office:value="20225" table:style-name="ce1">
            <text:p>20225</text:p>
          </table:table-cell>
          <table:table-cell office:value-type="float" office:value="-1.11994400279986" table:formula="of:=IF(ISNUMBER([.V111]);100*([.L111]-[.V111])/[.L111];&quot;&quot;)" table:style-name="ce5">
            <text:p>-1.1</text:p>
          </table:table-cell>
          <table:table-cell table:number-columns-repeated="1636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00" table:style-name="ce2">
            <text:p>300</text:p>
          </table:table-cell>
          <table:table-cell office:value-type="float" office:value="6342501" table:style-name="ce1">
            <text:p>6342501</text:p>
          </table:table-cell>
          <table:table-cell office:value-type="float" office:value="48.568396999999997" table:style-name="ce1">
            <text:p>48.568397</text:p>
          </table:table-cell>
          <table:table-cell office:value-type="float" office:value="10.500529999999999" table:style-name="ce1">
            <text:p>10.50053</text:p>
          </table:table-cell>
          <table:table-cell office:value-type="float" office:value="1923" table:style-name="ce1">
            <text:p>1923</text:p>
          </table:table-cell>
          <table:table-cell office:value-type="float" office:value="2012" table:style-name="ce1">
            <text:p>201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1315" table:style-name="ce1">
            <text:p>11315</text:p>
          </table:table-cell>
          <table:table-cell office:value-type="float" office:value="11425" table:formula="of:=IF(ISNUMBER([.V112]);[.V112];[.N112])" table:style-name="ce1">
            <text:p>11425</text:p>
          </table:table-cell>
          <table:table-cell office:value-type="float" office:value="11425" table:style-name="ce1">
            <text:p>1142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112]);[.W112];[.O112])" table:style-name="ce6">
            <text:p>-1</text:p>
          </table:table-cell>
          <table:table-cell office:value-type="float" office:value="4357954" table:style-name="ce3">
            <text:p>4357954</text:p>
          </table:table-cell>
          <table:table-cell office:value-type="float" office:value="2828457" table:style-name="ce3">
            <text:p>2828457</text:p>
          </table:table-cell>
          <table:table-cell office:value-type="float" office:value="4357954" table:style-name="ce1">
            <text:p>4357954</text:p>
          </table:table-cell>
          <table:table-cell office:value-type="float" office:value="2828457" table:style-name="ce1">
            <text:p>2828457</text:p>
          </table:table-cell>
          <table:table-cell office:value-type="float" office:value="29627" table:style-name="ce2">
            <text:p>29627</text:p>
          </table:table-cell>
          <table:table-cell table:style-name="ce1"/>
          <table:table-cell office:value-type="string" office:string-value="" table:formula="of:=IF(ISNUMBER([.V112]);100*([.L112]-[.V112])/[.L112];&quot;&quot;)" table:style-name="ce5"/>
          <table:table-cell table:number-columns-repeated="1636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01" table:style-name="ce2">
            <text:p>301</text:p>
          </table:table-cell>
          <table:table-cell office:value-type="float" office:value="6342502" table:style-name="ce1">
            <text:p>6342502</text:p>
          </table:table-cell>
          <table:table-cell office:value-type="float" office:value="48.266271000000003" table:style-name="ce1">
            <text:p>48.266271</text:p>
          </table:table-cell>
          <table:table-cell office:value-type="float" office:value="9.731446" table:style-name="ce1">
            <text:p>9.731446</text:p>
          </table:table-cell>
          <table:table-cell office:value-type="float" office:value="1929" table:style-name="ce1">
            <text:p>1929</text:p>
          </table:table-cell>
          <table:table-cell office:value-type="float" office:value="2013" table:style-name="ce1">
            <text:p>201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036" table:style-name="ce1">
            <text:p>4036</text:p>
          </table:table-cell>
          <table:table-cell office:value-type="float" office:value="4075" table:formula="of:=IF(ISNUMBER([.V113]);[.V113];[.N113])" table:style-name="ce1">
            <text:p>4075</text:p>
          </table:table-cell>
          <table:table-cell office:value-type="float" office:value="4075" table:style-name="ce1">
            <text:p>407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113]);[.W113];[.O113])" table:style-name="ce6">
            <text:p>-1</text:p>
          </table:table-cell>
          <table:table-cell office:value-type="float" office:value="4301053" table:style-name="ce3">
            <text:p>4301053</text:p>
          </table:table-cell>
          <table:table-cell office:value-type="float" office:value="2794787" table:style-name="ce3">
            <text:p>2794787</text:p>
          </table:table-cell>
          <table:table-cell office:value-type="float" office:value="4301053" table:style-name="ce1">
            <text:p>4301053</text:p>
          </table:table-cell>
          <table:table-cell office:value-type="float" office:value="2794787" table:style-name="ce1">
            <text:p>2794787</text:p>
          </table:table-cell>
          <table:table-cell office:value-type="float" office:value="30477" table:style-name="ce2">
            <text:p>30477</text:p>
          </table:table-cell>
          <table:table-cell table:style-name="ce1"/>
          <table:table-cell office:value-type="string" office:string-value="" table:formula="of:=IF(ISNUMBER([.V113]);100*([.L113]-[.V113])/[.L113];&quot;&quot;)" table:style-name="ce5"/>
          <table:table-cell table:number-columns-repeated="1636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02" table:style-name="ce2">
            <text:p>302</text:p>
          </table:table-cell>
          <table:table-cell office:value-type="float" office:value="6342510" table:style-name="ce1">
            <text:p>6342510</text:p>
          </table:table-cell>
          <table:table-cell office:value-type="float" office:value="48.406967999999999" table:style-name="ce1">
            <text:p>48.406968</text:p>
          </table:table-cell>
          <table:table-cell office:value-type="float" office:value="10.888009" table:style-name="ce1">
            <text:p>10.888009</text:p>
          </table:table-cell>
          <table:table-cell office:value-type="float" office:value="1959" table:style-name="ce1">
            <text:p>1959</text:p>
          </table:table-cell>
          <table:table-cell office:value-type="float" office:value="2012" table:style-name="ce1">
            <text:p>20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800" table:style-name="ce1">
            <text:p>3800</text:p>
          </table:table-cell>
          <table:table-cell office:value-type="float" office:value="4100" table:formula="of:=IF(ISNUMBER([.V114]);[.V114];[.N114])" table:style-name="ce1">
            <text:p>4100</text:p>
          </table:table-cell>
          <table:table-cell office:value-type="float" office:value="4100" table:style-name="ce1">
            <text:p>4100</text:p>
          </table:table-cell>
          <table:table-cell office:value-type="float" office:value="-8" table:style-name="ce1">
            <text:p>-8</text:p>
          </table:table-cell>
          <table:table-cell office:value-type="float" office:value="-8" table:formula="of:=IF(ISNUMBER([.W114]);[.W114];[.O114])" table:style-name="ce6">
            <text:p>-8</text:p>
          </table:table-cell>
          <table:table-cell office:value-type="float" office:value="4386771" table:style-name="ce3">
            <text:p>4386771</text:p>
          </table:table-cell>
          <table:table-cell office:value-type="float" office:value="2810784" table:style-name="ce3">
            <text:p>2810784</text:p>
          </table:table-cell>
          <table:table-cell office:value-type="float" office:value="4386771" table:style-name="ce1">
            <text:p>4386771</text:p>
          </table:table-cell>
          <table:table-cell office:value-type="float" office:value="2810784" table:style-name="ce1">
            <text:p>2810784</text:p>
          </table:table-cell>
          <table:table-cell office:value-type="float" office:value="30026" table:style-name="ce2">
            <text:p>30026</text:p>
          </table:table-cell>
          <table:table-cell table:style-name="ce1"/>
          <table:table-cell office:value-type="string" office:string-value="" table:formula="of:=IF(ISNUMBER([.V114]);100*([.L114]-[.V114])/[.L114];&quot;&quot;)" table:style-name="ce5"/>
          <table:table-cell table:number-columns-repeated="1636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03" table:style-name="ce2">
            <text:p>303</text:p>
          </table:table-cell>
          <table:table-cell office:value-type="float" office:value="6342512" table:style-name="ce1">
            <text:p>6342512</text:p>
          </table:table-cell>
          <table:table-cell office:value-type="float" office:value="47.696641999999997" table:style-name="ce1">
            <text:p>47.696642</text:p>
          </table:table-cell>
          <table:table-cell office:value-type="float" office:value="10.799034000000001" table:style-name="ce1">
            <text:p>10.799034</text:p>
          </table:table-cell>
          <table:table-cell office:value-type="float" office:value="1950" table:style-name="ce1">
            <text:p>1950</text:p>
          </table:table-cell>
          <table:table-cell office:value-type="float" office:value="2012" table:style-name="ce1">
            <text:p>20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713.9" table:style-name="ce1">
            <text:p>1713.9</text:p>
          </table:table-cell>
          <table:table-cell office:value-type="float" office:value="1900" table:formula="of:=IF(ISNUMBER([.V115]);[.V115];[.N115])" table:style-name="ce1">
            <text:p>1900</text:p>
          </table:table-cell>
          <table:table-cell office:value-type="float" office:value="1900" table:style-name="ce1">
            <text:p>1900</text:p>
          </table:table-cell>
          <table:table-cell office:value-type="float" office:value="-11" table:style-name="ce1">
            <text:p>-11</text:p>
          </table:table-cell>
          <table:table-cell office:value-type="float" office:value="-11" table:formula="of:=IF(ISNUMBER([.W115]);[.W115];[.O115])" table:style-name="ce6">
            <text:p>-11</text:p>
          </table:table-cell>
          <table:table-cell office:value-type="float" office:value="4381013" table:style-name="ce3">
            <text:p>4381013</text:p>
          </table:table-cell>
          <table:table-cell office:value-type="float" office:value="2731771" table:style-name="ce3">
            <text:p>2731771</text:p>
          </table:table-cell>
          <table:table-cell office:value-type="float" office:value="4381013" table:style-name="ce1">
            <text:p>4381013</text:p>
          </table:table-cell>
          <table:table-cell office:value-type="float" office:value="2731771" table:style-name="ce1">
            <text:p>2731771</text:p>
          </table:table-cell>
          <table:table-cell office:value-type="float" office:value="31970" table:style-name="ce2">
            <text:p>31970</text:p>
          </table:table-cell>
          <table:table-cell table:style-name="ce1"/>
          <table:table-cell office:value-type="string" office:string-value="" table:formula="of:=IF(ISNUMBER([.V115]);100*([.L115]-[.V115])/[.L115];&quot;&quot;)" table:style-name="ce5"/>
          <table:table-cell table:number-columns-repeated="1636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04" table:style-name="ce2">
            <text:p>304</text:p>
          </table:table-cell>
          <table:table-cell office:value-type="float" office:value="6342513" table:style-name="ce1">
            <text:p>6342513</text:p>
          </table:table-cell>
          <table:table-cell office:value-type="float" office:value="48.041521000000003" table:style-name="ce1">
            <text:p>48.041521</text:p>
          </table:table-cell>
          <table:table-cell office:value-type="float" office:value="10.875078" table:style-name="ce1">
            <text:p>10.875078</text:p>
          </table:table-cell>
          <table:table-cell office:value-type="float" office:value="1900" table:style-name="ce1">
            <text:p>1900</text:p>
          </table:table-cell>
          <table:table-cell office:value-type="float" office:value="2012" table:style-name="ce1">
            <text:p>201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295" table:style-name="ce1">
            <text:p>2295</text:p>
          </table:table-cell>
          <table:table-cell office:value-type="float" office:value="2350" table:formula="of:=IF(ISNUMBER([.V116]);[.V116];[.N116])" table:style-name="ce1">
            <text:p>2350</text:p>
          </table:table-cell>
          <table:table-cell office:value-type="float" office:value="2350" table:style-name="ce1">
            <text:p>2350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116]);[.W116];[.O116])" table:style-name="ce6">
            <text:p>-2</text:p>
          </table:table-cell>
          <table:table-cell office:value-type="float" office:value="4386283" table:style-name="ce3">
            <text:p>4386283</text:p>
          </table:table-cell>
          <table:table-cell office:value-type="float" office:value="2770158" table:style-name="ce3">
            <text:p>2770158</text:p>
          </table:table-cell>
          <table:table-cell office:value-type="float" office:value="4386283" table:style-name="ce1">
            <text:p>4386283</text:p>
          </table:table-cell>
          <table:table-cell office:value-type="float" office:value="2770158" table:style-name="ce1">
            <text:p>2770158</text:p>
          </table:table-cell>
          <table:table-cell office:value-type="float" office:value="30971" table:style-name="ce2">
            <text:p>30971</text:p>
          </table:table-cell>
          <table:table-cell table:style-name="ce1"/>
          <table:table-cell office:value-type="string" office:string-value="" table:formula="of:=IF(ISNUMBER([.V116]);100*([.L116]-[.V116])/[.L116];&quot;&quot;)" table:style-name="ce5"/>
          <table:table-cell table:number-columns-repeated="1636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05" table:style-name="ce2">
            <text:p>305</text:p>
          </table:table-cell>
          <table:table-cell office:value-type="float" office:value="6342520" table:style-name="ce1">
            <text:p>6342520</text:p>
          </table:table-cell>
          <table:table-cell office:value-type="float" office:value="48.888542999999999" table:style-name="ce1">
            <text:p>48.888543</text:p>
          </table:table-cell>
          <table:table-cell office:value-type="float" office:value="11.196752999999999" table:style-name="ce1">
            <text:p>11.196753</text:p>
          </table:table-cell>
          <table:table-cell office:value-type="float" office:value="1940" table:style-name="ce1">
            <text:p>1940</text:p>
          </table:table-cell>
          <table:table-cell office:value-type="float" office:value="2010" table:style-name="ce1">
            <text:p>201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office:value-type="float" office:value="1425" table:formula="of:=IF(ISNUMBER([.V117]);[.V117];[.N117])" table:style-name="ce1">
            <text:p>1425</text:p>
          </table:table-cell>
          <table:table-cell office:value-type="float" office:value="1425" table:style-name="ce1">
            <text:p>1425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117]);[.W117];[.O117])" table:style-name="ce6">
            <text:p>-2</text:p>
          </table:table-cell>
          <table:table-cell office:value-type="float" office:value="4408787" table:style-name="ce3">
            <text:p>4408787</text:p>
          </table:table-cell>
          <table:table-cell office:value-type="float" office:value="2864634" table:style-name="ce3">
            <text:p>2864634</text:p>
          </table:table-cell>
          <table:table-cell office:value-type="float" office:value="4408787" table:style-name="ce1">
            <text:p>4408787</text:p>
          </table:table-cell>
          <table:table-cell office:value-type="float" office:value="2864634" table:style-name="ce1">
            <text:p>2864634</text:p>
          </table:table-cell>
          <table:table-cell office:value-type="float" office:value="28476" table:style-name="ce2">
            <text:p>28476</text:p>
          </table:table-cell>
          <table:table-cell table:style-name="ce1"/>
          <table:table-cell office:value-type="string" office:string-value="" table:formula="of:=IF(ISNUMBER([.V117]);100*([.L117]-[.V117])/[.L117];&quot;&quot;)" table:style-name="ce5"/>
          <table:table-cell table:number-columns-repeated="1636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06" table:style-name="ce2">
            <text:p>306</text:p>
          </table:table-cell>
          <table:table-cell office:value-type="float" office:value="6342522" table:style-name="ce1">
            <text:p>6342522</text:p>
          </table:table-cell>
          <table:table-cell office:value-type="float" office:value="48.953203999999999" table:style-name="ce1">
            <text:p>48.953204</text:p>
          </table:table-cell>
          <table:table-cell office:value-type="float" office:value="10.913473" table:style-name="ce1">
            <text:p>10.913473</text:p>
          </table:table-cell>
          <table:table-cell office:value-type="float" office:value="1941" table:style-name="ce1">
            <text:p>1941</text:p>
          </table:table-cell>
          <table:table-cell office:value-type="float" office:value="2010" table:style-name="ce1">
            <text:p>201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82" table:style-name="ce1">
            <text:p>982</text:p>
          </table:table-cell>
          <table:table-cell office:value-type="float" office:value="1125" table:formula="of:=IF(ISNUMBER([.V118]);[.V118];[.N118])" table:style-name="ce1">
            <text:p>1125</text:p>
          </table:table-cell>
          <table:table-cell office:value-type="float" office:value="1125" table:style-name="ce1">
            <text:p>1125</text:p>
          </table:table-cell>
          <table:table-cell office:value-type="float" office:value="-15" table:style-name="ce1">
            <text:p>-15</text:p>
          </table:table-cell>
          <table:table-cell office:value-type="float" office:value="-15" table:formula="of:=IF(ISNUMBER([.W118]);[.W118];[.O118])" table:style-name="ce6">
            <text:p>-15</text:p>
          </table:table-cell>
          <table:table-cell office:value-type="float" office:value="4387921" table:style-name="ce3">
            <text:p>4387921</text:p>
          </table:table-cell>
          <table:table-cell office:value-type="float" office:value="2871525" table:style-name="ce3">
            <text:p>2871525</text:p>
          </table:table-cell>
          <table:table-cell office:value-type="float" office:value="4387921" table:style-name="ce1">
            <text:p>4387921</text:p>
          </table:table-cell>
          <table:table-cell office:value-type="float" office:value="2871525" table:style-name="ce1">
            <text:p>2871525</text:p>
          </table:table-cell>
          <table:table-cell office:value-type="float" office:value="28119" table:style-name="ce2">
            <text:p>28119</text:p>
          </table:table-cell>
          <table:table-cell table:style-name="ce1"/>
          <table:table-cell office:value-type="string" office:string-value="" table:formula="of:=IF(ISNUMBER([.V118]);100*([.L118]-[.V118])/[.L118];&quot;&quot;)" table:style-name="ce5"/>
          <table:table-cell table:number-columns-repeated="1636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07" table:style-name="ce2">
            <text:p>307</text:p>
          </table:table-cell>
          <table:table-cell office:value-type="float" office:value="6342600" table:style-name="ce1">
            <text:p>6342600</text:p>
          </table:table-cell>
          <table:table-cell office:value-type="float" office:value="49.023575999999998" table:style-name="ce1">
            <text:p>49.023576</text:p>
          </table:table-cell>
          <table:table-cell office:value-type="float" office:value="12.138699000000001" table:style-name="ce1">
            <text:p>12.138699</text:p>
          </table:table-cell>
          <table:table-cell office:value-type="float" office:value="1923" table:style-name="ce1">
            <text:p>1923</text:p>
          </table:table-cell>
          <table:table-cell office:value-type="float" office:value="2013" table:style-name="ce1">
            <text:p>201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5399" table:style-name="ce1">
            <text:p>35399</text:p>
          </table:table-cell>
          <table:table-cell office:value-type="float" office:value="35525" table:formula="of:=IF(ISNUMBER([.V119]);[.V119];[.N119])" table:style-name="ce1">
            <text:p>35525</text:p>
          </table:table-cell>
          <table:table-cell office:value-type="float" office:value="35525" table:style-name="ce1">
            <text:p>355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19]);[.W119];[.O119])" table:style-name="ce6">
            <text:p>0</text:p>
          </table:table-cell>
          <table:table-cell office:value-type="float" office:value="4477437" table:style-name="ce3">
            <text:p>4477437</text:p>
          </table:table-cell>
          <table:table-cell office:value-type="float" office:value="2881206" table:style-name="ce3">
            <text:p>2881206</text:p>
          </table:table-cell>
          <table:table-cell office:value-type="float" office:value="4477437" table:style-name="ce1">
            <text:p>4477437</text:p>
          </table:table-cell>
          <table:table-cell office:value-type="float" office:value="2881206" table:style-name="ce1">
            <text:p>2881206</text:p>
          </table:table-cell>
          <table:table-cell office:value-type="float" office:value="27801" table:style-name="ce2">
            <text:p>27801</text:p>
          </table:table-cell>
          <table:table-cell table:style-name="ce1"/>
          <table:table-cell office:value-type="string" office:string-value="" table:formula="of:=IF(ISNUMBER([.V119]);100*([.L119]-[.V119])/[.L119];&quot;&quot;)" table:style-name="ce5"/>
          <table:table-cell table:number-columns-repeated="1636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08" table:style-name="ce2">
            <text:p>308</text:p>
          </table:table-cell>
          <table:table-cell office:value-type="float" office:value="6342610" table:style-name="ce1">
            <text:p>6342610</text:p>
          </table:table-cell>
          <table:table-cell office:value-type="float" office:value="49.118264000000003" table:style-name="ce1">
            <text:p>49.118264</text:p>
          </table:table-cell>
          <table:table-cell office:value-type="float" office:value="11.936343000000001" table:style-name="ce1">
            <text:p>11.936343</text:p>
          </table:table-cell>
          <table:table-cell office:value-type="float" office:value="1920" table:style-name="ce1">
            <text:p>1920</text:p>
          </table:table-cell>
          <table:table-cell office:value-type="float" office:value="2012" table:style-name="ce1">
            <text:p>201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426" table:style-name="ce1">
            <text:p>5426</text:p>
          </table:table-cell>
          <table:table-cell office:value-type="float" office:value="5425" table:formula="of:=IF(ISNUMBER([.V120]);[.V120];[.N120])" table:style-name="ce1">
            <text:p>5425</text:p>
          </table:table-cell>
          <table:table-cell office:value-type="float" office:value="5425" table:style-name="ce1">
            <text:p>54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20]);[.W120];[.O120])" table:style-name="ce6">
            <text:p>0</text:p>
          </table:table-cell>
          <table:table-cell office:value-type="float" office:value="4462368" table:style-name="ce3">
            <text:p>4462368</text:p>
          </table:table-cell>
          <table:table-cell office:value-type="float" office:value="2891321" table:style-name="ce3">
            <text:p>2891321</text:p>
          </table:table-cell>
          <table:table-cell office:value-type="float" office:value="4462368" table:style-name="ce1">
            <text:p>4462368</text:p>
          </table:table-cell>
          <table:table-cell office:value-type="float" office:value="2891321" table:style-name="ce1">
            <text:p>2891321</text:p>
          </table:table-cell>
          <table:table-cell office:value-type="float" office:value="27507" table:style-name="ce2">
            <text:p>27507</text:p>
          </table:table-cell>
          <table:table-cell table:style-name="ce1"/>
          <table:table-cell office:value-type="string" office:string-value="" table:formula="of:=IF(ISNUMBER([.V120]);100*([.L120]-[.V120])/[.L120];&quot;&quot;)" table:style-name="ce5"/>
          <table:table-cell table:number-columns-repeated="1636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09" table:style-name="ce2">
            <text:p>309</text:p>
          </table:table-cell>
          <table:table-cell office:value-type="float" office:value="6342611" table:style-name="ce1">
            <text:p>6342611</text:p>
          </table:table-cell>
          <table:table-cell office:value-type="float" office:value="49.535609000000001" table:style-name="ce1">
            <text:p>49.535609</text:p>
          </table:table-cell>
          <table:table-cell office:value-type="float" office:value="12.15395" table:style-name="ce1">
            <text:p>12.15395</text:p>
          </table:table-cell>
          <table:table-cell office:value-type="float" office:value="1940" table:style-name="ce1">
            <text:p>1940</text:p>
          </table:table-cell>
          <table:table-cell office:value-type="float" office:value="2012" table:style-name="ce1">
            <text:p>201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004" table:style-name="ce1">
            <text:p>2004</text:p>
          </table:table-cell>
          <table:table-cell office:value-type="float" office:value="1975" table:formula="of:=IF(ISNUMBER([.V121]);[.V121];[.N121])" table:style-name="ce1">
            <text:p>1975</text:p>
          </table:table-cell>
          <table:table-cell office:value-type="float" office:value="1975" table:style-name="ce1">
            <text:p>197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121]);[.W121];[.O121])" table:style-name="ce6">
            <text:p>1</text:p>
          </table:table-cell>
          <table:table-cell office:value-type="float" office:value="4476915" table:style-name="ce3">
            <text:p>4476915</text:p>
          </table:table-cell>
          <table:table-cell office:value-type="float" office:value="2938151" table:style-name="ce3">
            <text:p>2938151</text:p>
          </table:table-cell>
          <table:table-cell office:value-type="float" office:value="4476915" table:style-name="ce1">
            <text:p>4476915</text:p>
          </table:table-cell>
          <table:table-cell office:value-type="float" office:value="2938151" table:style-name="ce1">
            <text:p>2938151</text:p>
          </table:table-cell>
          <table:table-cell office:value-type="float" office:value="26150" table:style-name="ce2">
            <text:p>26150</text:p>
          </table:table-cell>
          <table:table-cell table:style-name="ce1"/>
          <table:table-cell office:value-type="string" office:string-value="" table:formula="of:=IF(ISNUMBER([.V121]);100*([.L121]-[.V121])/[.L121];&quot;&quot;)" table:style-name="ce5"/>
          <table:table-cell table:number-columns-repeated="1636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10" table:style-name="ce2">
            <text:p>310</text:p>
          </table:table-cell>
          <table:table-cell office:value-type="float" office:value="6342620" table:style-name="ce1">
            <text:p>6342620</text:p>
          </table:table-cell>
          <table:table-cell office:value-type="float" office:value="49.127955" table:style-name="ce1">
            <text:p>49.127955</text:p>
          </table:table-cell>
          <table:table-cell office:value-type="float" office:value="12.129441" table:style-name="ce1">
            <text:p>12.129441</text:p>
          </table:table-cell>
          <table:table-cell office:value-type="float" office:value="1900" table:style-name="ce1">
            <text:p>1900</text:p>
          </table:table-cell>
          <table:table-cell office:value-type="float" office:value="2008" table:style-name="ce1">
            <text:p>2008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658" table:style-name="ce1">
            <text:p>2658</text:p>
          </table:table-cell>
          <table:table-cell office:value-type="float" office:value="2800" table:formula="of:=IF(ISNUMBER([.V122]);[.V122];[.N122])" table:style-name="ce1">
            <text:p>2800</text:p>
          </table:table-cell>
          <table:table-cell office:value-type="float" office:value="2800" table:style-name="ce1">
            <text:p>2800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122]);[.W122];[.O122])" table:style-name="ce6">
            <text:p>-5</text:p>
          </table:table-cell>
          <table:table-cell office:value-type="float" office:value="4476431" table:style-name="ce3">
            <text:p>4476431</text:p>
          </table:table-cell>
          <table:table-cell office:value-type="float" office:value="2892787" table:style-name="ce3">
            <text:p>2892787</text:p>
          </table:table-cell>
          <table:table-cell office:value-type="float" office:value="4476431" table:style-name="ce1">
            <text:p>4476431</text:p>
          </table:table-cell>
          <table:table-cell office:value-type="float" office:value="2892787" table:style-name="ce1">
            <text:p>2892787</text:p>
          </table:table-cell>
          <table:table-cell office:value-type="float" office:value="27508" table:style-name="ce2">
            <text:p>27508</text:p>
          </table:table-cell>
          <table:table-cell table:style-name="ce1"/>
          <table:table-cell office:value-type="string" office:string-value="" table:formula="of:=IF(ISNUMBER([.V122]);100*([.L122]-[.V122])/[.L122];&quot;&quot;)" table:style-name="ce5"/>
          <table:table-cell table:number-columns-repeated="1636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13" table:style-name="ce2">
            <text:p>313</text:p>
          </table:table-cell>
          <table:table-cell office:value-type="float" office:value="6342650" table:style-name="ce1">
            <text:p>6342650</text:p>
          </table:table-cell>
          <table:table-cell office:value-type="float" office:value="48.460684000000001" table:style-name="ce1">
            <text:p>48.460684</text:p>
          </table:table-cell>
          <table:table-cell office:value-type="float" office:value="11.865228999999999" table:style-name="ce1">
            <text:p>11.865229</text:p>
          </table:table-cell>
          <table:table-cell office:value-type="float" office:value="1925" table:style-name="ce1">
            <text:p>1925</text:p>
          </table:table-cell>
          <table:table-cell office:value-type="float" office:value="2012" table:style-name="ce1">
            <text:p>201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043" table:style-name="ce1">
            <text:p>3043</text:p>
          </table:table-cell>
          <table:table-cell office:value-type="float" office:value="3200" table:formula="of:=IF(ISNUMBER([.V123]);[.V123];[.N123])" table:style-name="ce1">
            <text:p>3200</text:p>
          </table:table-cell>
          <table:table-cell office:value-type="float" office:value="3200" table:style-name="ce1">
            <text:p>3200</text:p>
          </table:table-cell>
          <table:table-cell office:value-type="float" office:value="-5" table:style-name="ce1">
            <text:p>-5</text:p>
          </table:table-cell>
          <table:table-cell office:value-type="float" office:value="-5" table:formula="of:=IF(ISNUMBER([.W123]);[.W123];[.O123])" table:style-name="ce6">
            <text:p>-5</text:p>
          </table:table-cell>
          <table:table-cell office:value-type="float" office:value="4458989" table:style-name="ce3">
            <text:p>4458989</text:p>
          </table:table-cell>
          <table:table-cell office:value-type="float" office:value="2818103" table:style-name="ce3">
            <text:p>2818103</text:p>
          </table:table-cell>
          <table:table-cell office:value-type="float" office:value="4458989" table:style-name="ce1">
            <text:p>4458989</text:p>
          </table:table-cell>
          <table:table-cell office:value-type="float" office:value="2818103" table:style-name="ce1">
            <text:p>2818103</text:p>
          </table:table-cell>
          <table:table-cell office:value-type="float" office:value="29902" table:style-name="ce2">
            <text:p>29902</text:p>
          </table:table-cell>
          <table:table-cell table:style-name="ce1"/>
          <table:table-cell office:value-type="string" office:string-value="" table:formula="of:=IF(ISNUMBER([.V123]);100*([.L123]-[.V123])/[.L123];&quot;&quot;)" table:style-name="ce5"/>
          <table:table-cell table:number-columns-repeated="1636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15" table:style-name="ce2">
            <text:p>315</text:p>
          </table:table-cell>
          <table:table-cell office:value-type="float" office:value="6342670" table:style-name="ce1">
            <text:p>6342670</text:p>
          </table:table-cell>
          <table:table-cell office:value-type="float" office:value="48.606248000000001" table:style-name="ce1">
            <text:p>48.606248</text:p>
          </table:table-cell>
          <table:table-cell office:value-type="float" office:value="12.693803000000001" table:style-name="ce1">
            <text:p>12.693803</text:p>
          </table:table-cell>
          <table:table-cell office:value-type="float" office:value="1962" table:style-name="ce1">
            <text:p>1962</text:p>
          </table:table-cell>
          <table:table-cell office:value-type="float" office:value="2012" table:style-name="ce1">
            <text:p>20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19.5" table:style-name="ce1">
            <text:p>719.5</text:p>
          </table:table-cell>
          <table:table-cell office:value-type="float" office:value="825" table:formula="of:=IF(ISNUMBER([.V124]);[.V124];[.N124])" table:style-name="ce1">
            <text:p>825</text:p>
          </table:table-cell>
          <table:table-cell office:value-type="float" office:value="825" table:style-name="ce1">
            <text:p>825</text:p>
          </table:table-cell>
          <table:table-cell office:value-type="float" office:value="-15" table:style-name="ce1">
            <text:p>-15</text:p>
          </table:table-cell>
          <table:table-cell office:value-type="float" office:value="-15" table:formula="of:=IF(ISNUMBER([.W124]);[.W124];[.O124])" table:style-name="ce6">
            <text:p>-15</text:p>
          </table:table-cell>
          <table:table-cell office:value-type="float" office:value="4519683" table:style-name="ce3">
            <text:p>4519683</text:p>
          </table:table-cell>
          <table:table-cell office:value-type="float" office:value="2836169" table:style-name="ce3">
            <text:p>2836169</text:p>
          </table:table-cell>
          <table:table-cell office:value-type="float" office:value="4519683" table:style-name="ce1">
            <text:p>4519683</text:p>
          </table:table-cell>
          <table:table-cell office:value-type="float" office:value="2836169" table:style-name="ce1">
            <text:p>2836169</text:p>
          </table:table-cell>
          <table:table-cell office:value-type="float" office:value="29338" table:style-name="ce2">
            <text:p>29338</text:p>
          </table:table-cell>
          <table:table-cell table:style-name="ce1"/>
          <table:table-cell office:value-type="string" office:string-value="" table:formula="of:=IF(ISNUMBER([.V124]);100*([.L124]-[.V124])/[.L124];&quot;&quot;)" table:style-name="ce5"/>
          <table:table-cell table:number-columns-repeated="1636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17" table:style-name="ce2">
            <text:p>317</text:p>
          </table:table-cell>
          <table:table-cell office:value-type="float" office:value="6342800" table:style-name="ce1">
            <text:p>6342800</text:p>
          </table:table-cell>
          <table:table-cell office:value-type="float" office:value="48.676622999999999" table:style-name="ce1">
            <text:p>48.676623</text:p>
          </table:table-cell>
          <table:table-cell office:value-type="float" office:value="13.115161000000001" table:style-name="ce1">
            <text:p>13.115161</text:p>
          </table:table-cell>
          <table:table-cell office:value-type="float" office:value="1900" table:style-name="ce1">
            <text:p>1900</text:p>
          </table:table-cell>
          <table:table-cell office:value-type="float" office:value="2013" table:style-name="ce1">
            <text:p>2013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7496" table:style-name="ce1">
            <text:p>47496</text:p>
          </table:table-cell>
          <table:table-cell office:value-type="float" office:value="47525" table:formula="of:=IF(ISNUMBER([.V125]);[.V125];[.N125])" table:style-name="ce1">
            <text:p>475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-6.1057773286171464E-2" table:formula="of:=IF(ISNUMBER([.W125]);[.W125];[.O125])" table:style-name="ce6">
            <text:p>0</text:p>
          </table:table-cell>
          <table:table-cell office:value-type="float" office:value="4550418" table:style-name="ce3">
            <text:p>4550418</text:p>
          </table:table-cell>
          <table:table-cell office:value-type="float" office:value="2845210" table:style-name="ce3">
            <text:p>2845210</text:p>
          </table:table-cell>
          <table:table-cell office:value-type="float" office:value="4547500" table:style-name="ce7">
            <text:p>4547500</text:p>
          </table:table-cell>
          <table:table-cell office:value-type="float" office:value="2847500" table:style-name="ce7">
            <text:p>2847500</text:p>
          </table:table-cell>
          <table:table-cell office:value-type="float" office:value="29007" table:style-name="ce2">
            <text:p>29007</text:p>
          </table:table-cell>
          <table:table-cell office:value-type="float" office:value="47525" table:style-name="ce1">
            <text:p>47525</text:p>
          </table:table-cell>
          <table:table-cell office:value-type="float" office:value="-6.1057773286171464E-2" table:formula="of:=IF(ISNUMBER([.V125]);100*([.L125]-[.V125])/[.L125];&quot;&quot;)" table:style-name="ce5">
            <text:p>-0.1</text:p>
          </table:table-cell>
          <table:table-cell table:number-columns-repeated="1636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20" table:style-name="ce2">
            <text:p>320</text:p>
          </table:table-cell>
          <table:table-cell office:value-type="float" office:value="6342900" table:style-name="ce1">
            <text:p>6342900</text:p>
          </table:table-cell>
          <table:table-cell office:value-type="float" office:value="48.5824" table:style-name="ce1">
            <text:p>48.5824</text:p>
          </table:table-cell>
          <table:table-cell office:value-type="float" office:value="13.504360999999999" table:style-name="ce1">
            <text:p>13.504361</text:p>
          </table:table-cell>
          <table:table-cell office:value-type="float" office:value="1900" table:style-name="ce1">
            <text:p>1900</text:p>
          </table:table-cell>
          <table:table-cell office:value-type="float" office:value="2013" table:style-name="ce1">
            <text:p>2013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6653" table:style-name="ce1">
            <text:p>76653</text:p>
          </table:table-cell>
          <table:table-cell office:value-type="float" office:value="76800" table:formula="of:=IF(ISNUMBER([.V126]);[.V126];[.N126])" table:style-name="ce1">
            <text:p>76800</text:p>
          </table:table-cell>
          <table:table-cell office:value-type="float" office:value="76800" table:style-name="ce1">
            <text:p>768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26]);[.W126];[.O126])" table:style-name="ce6">
            <text:p>0</text:p>
          </table:table-cell>
          <table:table-cell office:value-type="float" office:value="4579544" table:style-name="ce3">
            <text:p>4579544</text:p>
          </table:table-cell>
          <table:table-cell office:value-type="float" office:value="2836032" table:style-name="ce3">
            <text:p>2836032</text:p>
          </table:table-cell>
          <table:table-cell office:value-type="float" office:value="4579544" table:style-name="ce1">
            <text:p>4579544</text:p>
          </table:table-cell>
          <table:table-cell office:value-type="float" office:value="2836032" table:style-name="ce1">
            <text:p>2836032</text:p>
          </table:table-cell>
          <table:table-cell office:value-type="float" office:value="29348" table:style-name="ce2">
            <text:p>29348</text:p>
          </table:table-cell>
          <table:table-cell table:style-name="ce1"/>
          <table:table-cell office:value-type="string" office:string-value="" table:formula="of:=IF(ISNUMBER([.V126]);100*([.L126]-[.V126])/[.L126];&quot;&quot;)" table:style-name="ce5"/>
          <table:table-cell table:number-columns-repeated="1636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21" table:style-name="ce2">
            <text:p>321</text:p>
          </table:table-cell>
          <table:table-cell office:value-type="float" office:value="6342910" table:style-name="ce1">
            <text:p>6342910</text:p>
          </table:table-cell>
          <table:table-cell office:value-type="float" office:value="48.946956999999998" table:style-name="ce1">
            <text:p>48.946957</text:p>
          </table:table-cell>
          <table:table-cell office:value-type="float" office:value="12.014934999999999" table:style-name="ce1">
            <text:p>12.014935</text:p>
          </table:table-cell>
          <table:table-cell office:value-type="float" office:value="1925" table:style-name="ce1">
            <text:p>1925</text:p>
          </table:table-cell>
          <table:table-cell office:value-type="float" office:value="2009" table:style-name="ce1">
            <text:p>200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6448" table:style-name="ce1">
            <text:p>26448</text:p>
          </table:table-cell>
          <table:table-cell office:value-type="float" office:value="26525" table:formula="of:=IF(ISNUMBER([.V127]);[.V127];[.N127])" table:style-name="ce1">
            <text:p>26525</text:p>
          </table:table-cell>
          <table:table-cell office:value-type="float" office:value="26525" table:style-name="ce1">
            <text:p>2652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27]);[.W127];[.O127])" table:style-name="ce6">
            <text:p>0</text:p>
          </table:table-cell>
          <table:table-cell office:value-type="float" office:value="4468616" table:style-name="ce3">
            <text:p>4468616</text:p>
          </table:table-cell>
          <table:table-cell office:value-type="float" office:value="2872435" table:style-name="ce3">
            <text:p>2872435</text:p>
          </table:table-cell>
          <table:table-cell office:value-type="float" office:value="4468616" table:style-name="ce1">
            <text:p>4468616</text:p>
          </table:table-cell>
          <table:table-cell office:value-type="float" office:value="2872435" table:style-name="ce1">
            <text:p>2872435</text:p>
          </table:table-cell>
          <table:table-cell office:value-type="float" office:value="28125" table:style-name="ce2">
            <text:p>28125</text:p>
          </table:table-cell>
          <table:table-cell table:style-name="ce1"/>
          <table:table-cell office:value-type="string" office:string-value="" table:formula="of:=IF(ISNUMBER([.V127]);100*([.L127]-[.V127])/[.L127];&quot;&quot;)" table:style-name="ce5"/>
          <table:table-cell table:number-columns-repeated="1636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22" table:style-name="ce2">
            <text:p>322</text:p>
          </table:table-cell>
          <table:table-cell office:value-type="float" office:value="6342920" table:style-name="ce1">
            <text:p>6342920</text:p>
          </table:table-cell>
          <table:table-cell office:value-type="float" office:value="48.879753000000001" table:style-name="ce1">
            <text:p>48.879753</text:p>
          </table:table-cell>
          <table:table-cell office:value-type="float" office:value="12.747222000000001" table:style-name="ce1">
            <text:p>12.747222</text:p>
          </table:table-cell>
          <table:table-cell office:value-type="float" office:value="1925" table:style-name="ce1">
            <text:p>1925</text:p>
          </table:table-cell>
          <table:table-cell office:value-type="float" office:value="2012" table:style-name="ce1">
            <text:p>201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37687" table:style-name="ce1">
            <text:p>37687</text:p>
          </table:table-cell>
          <table:table-cell office:value-type="float" office:value="37750" table:formula="of:=IF(ISNUMBER([.V128]);[.V128];[.N128])" table:style-name="ce1">
            <text:p>37750</text:p>
          </table:table-cell>
          <table:table-cell office:value-type="float" office:value="37750" table:style-name="ce1">
            <text:p>3775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NUMBER([.W128]);[.W128];[.O128])" table:style-name="ce6">
            <text:p>0</text:p>
          </table:table-cell>
          <table:table-cell office:value-type="float" office:value="4522512" table:style-name="ce3">
            <text:p>4522512</text:p>
          </table:table-cell>
          <table:table-cell office:value-type="float" office:value="2866702" table:style-name="ce3">
            <text:p>2866702</text:p>
          </table:table-cell>
          <table:table-cell office:value-type="float" office:value="4522512" table:style-name="ce1">
            <text:p>4522512</text:p>
          </table:table-cell>
          <table:table-cell office:value-type="float" office:value="2866702" table:style-name="ce1">
            <text:p>2866702</text:p>
          </table:table-cell>
          <table:table-cell office:value-type="float" office:value="28306" table:style-name="ce2">
            <text:p>28306</text:p>
          </table:table-cell>
          <table:table-cell table:style-name="ce1"/>
          <table:table-cell office:value-type="string" office:string-value="" table:formula="of:=IF(ISNUMBER([.V128]);100*([.L128]-[.V128])/[.L128];&quot;&quot;)" table:style-name="ce5"/>
          <table:table-cell table:number-columns-repeated="1636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23" table:style-name="ce2">
            <text:p>323</text:p>
          </table:table-cell>
          <table:table-cell office:value-type="float" office:value="6342925" table:style-name="ce1">
            <text:p>6342925</text:p>
          </table:table-cell>
          <table:table-cell office:value-type="float" office:value="48.673749999999998" table:style-name="ce1">
            <text:p>48.67375</text:p>
          </table:table-cell>
          <table:table-cell office:value-type="float" office:value="12.693681" table:style-name="ce1">
            <text:p>12.693681</text:p>
          </table:table-cell>
          <table:table-cell office:value-type="float" office:value="1925" table:style-name="ce1">
            <text:p>1925</text:p>
          </table:table-cell>
          <table:table-cell office:value-type="float" office:value="2011" table:style-name="ce1">
            <text:p>20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8467" table:style-name="ce1">
            <text:p>8467</text:p>
          </table:table-cell>
          <table:table-cell office:value-type="float" office:value="8650" table:formula="of:=IF(ISNUMBER([.V129]);[.V129];[.N129])" table:style-name="ce1">
            <text:p>8650</text:p>
          </table:table-cell>
          <table:table-cell office:value-type="float" office:value="8650" table:style-name="ce1">
            <text:p>8650</text:p>
          </table:table-cell>
          <table:table-cell office:value-type="float" office:value="-2" table:style-name="ce1">
            <text:p>-2</text:p>
          </table:table-cell>
          <table:table-cell office:value-type="float" office:value="-2" table:formula="of:=IF(ISNUMBER([.W129]);[.W129];[.O129])" table:style-name="ce6">
            <text:p>-2</text:p>
          </table:table-cell>
          <table:table-cell office:value-type="float" office:value="4519406" table:style-name="ce3">
            <text:p>4519406</text:p>
          </table:table-cell>
          <table:table-cell office:value-type="float" office:value="2843668" table:style-name="ce3">
            <text:p>2843668</text:p>
          </table:table-cell>
          <table:table-cell office:value-type="float" office:value="4519406" table:style-name="ce1">
            <text:p>4519406</text:p>
          </table:table-cell>
          <table:table-cell office:value-type="float" office:value="2843668" table:style-name="ce1">
            <text:p>2843668</text:p>
          </table:table-cell>
          <table:table-cell office:value-type="float" office:value="29182" table:style-name="ce2">
            <text:p>29182</text:p>
          </table:table-cell>
          <table:table-cell table:style-name="ce1"/>
          <table:table-cell office:value-type="string" office:string-value="" table:formula="of:=IF(ISNUMBER([.V129]);100*([.L129]-[.V129])/[.L129];&quot;&quot;)" table:style-name="ce5"/>
          <table:table-cell table:number-columns-repeated="1636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24" table:style-name="ce2">
            <text:p>324</text:p>
          </table:table-cell>
          <table:table-cell office:value-type="float" office:value="6342927" table:style-name="ce1">
            <text:p>6342927</text:p>
          </table:table-cell>
          <table:table-cell office:value-type="float" office:value="47.779215000000001" table:style-name="ce1">
            <text:p>47.779215</text:p>
          </table:table-cell>
          <table:table-cell office:value-type="float" office:value="11.540251" table:style-name="ce1">
            <text:p>11.540251</text:p>
          </table:table-cell>
          <table:table-cell office:value-type="float" office:value="1958" table:style-name="ce1">
            <text:p>1958</text:p>
          </table:table-cell>
          <table:table-cell office:value-type="float" office:value="2012" table:style-name="ce1">
            <text:p>20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558.8" table:style-name="ce1">
            <text:p>1558.8</text:p>
          </table:table-cell>
          <table:table-cell office:value-type="float" office:value="1575" table:formula="of:=IF(ISNUMBER([.V130]);[.V130];[.N130])" table:style-name="ce1">
            <text:p>1575</text:p>
          </table:table-cell>
          <table:table-cell office:value-type="float" office:value="1575" table:style-name="ce1">
            <text:p>1575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130]);[.W130];[.O130])" table:style-name="ce6">
            <text:p>-1</text:p>
          </table:table-cell>
          <table:table-cell office:value-type="float" office:value="4436491" table:style-name="ce3">
            <text:p>4436491</text:p>
          </table:table-cell>
          <table:table-cell office:value-type="float" office:value="2741825" table:style-name="ce3">
            <text:p>2741825</text:p>
          </table:table-cell>
          <table:table-cell office:value-type="float" office:value="4436491" table:style-name="ce1">
            <text:p>4436491</text:p>
          </table:table-cell>
          <table:table-cell office:value-type="float" office:value="2741825" table:style-name="ce1">
            <text:p>2741825</text:p>
          </table:table-cell>
          <table:table-cell office:value-type="float" office:value="31719" table:style-name="ce2">
            <text:p>31719</text:p>
          </table:table-cell>
          <table:table-cell table:style-name="ce1"/>
          <table:table-cell office:value-type="string" office:string-value="" table:formula="of:=IF(ISNUMBER([.V130]);100*([.L130]-[.V130])/[.L130];&quot;&quot;)" table:style-name="ce5"/>
          <table:table-cell table:number-columns-repeated="1636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26" table:style-name="ce2">
            <text:p>326</text:p>
          </table:table-cell>
          <table:table-cell office:value-type="float" office:value="6342930" table:style-name="ce1">
            <text:p>6342930</text:p>
          </table:table-cell>
          <table:table-cell office:value-type="float" office:value="47.665754" table:style-name="ce1">
            <text:p>47.665754</text:p>
          </table:table-cell>
          <table:table-cell office:value-type="float" office:value="11.362965000000001" table:style-name="ce1">
            <text:p>11.362965</text:p>
          </table:table-cell>
          <table:table-cell office:value-type="float" office:value="1910" table:style-name="ce1">
            <text:p>1910</text:p>
          </table:table-cell>
          <table:table-cell office:value-type="float" office:value="2012" table:style-name="ce1">
            <text:p>2012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84.9" table:style-name="ce1">
            <text:p>684.9</text:p>
          </table:table-cell>
          <table:table-cell office:value-type="float" office:value="675" table:formula="of:=IF(ISNUMBER([.V131]);[.V131];[.N131])" table:style-name="ce1">
            <text:p>675</text:p>
          </table:table-cell>
          <table:table-cell office:value-type="float" office:value="675" table:style-name="ce1">
            <text:p>67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ISNUMBER([.W131]);[.W131];[.O131])" table:style-name="ce6">
            <text:p>1</text:p>
          </table:table-cell>
          <table:table-cell office:value-type="float" office:value="4423425" table:style-name="ce3">
            <text:p>4423425</text:p>
          </table:table-cell>
          <table:table-cell office:value-type="float" office:value="2728959" table:style-name="ce3">
            <text:p>2728959</text:p>
          </table:table-cell>
          <table:table-cell office:value-type="float" office:value="4423425" table:style-name="ce1">
            <text:p>4423425</text:p>
          </table:table-cell>
          <table:table-cell office:value-type="float" office:value="2728959" table:style-name="ce1">
            <text:p>2728959</text:p>
          </table:table-cell>
          <table:table-cell office:value-type="float" office:value="32115" table:style-name="ce2">
            <text:p>32115</text:p>
          </table:table-cell>
          <table:table-cell table:style-name="ce1"/>
          <table:table-cell office:value-type="string" office:string-value="" table:formula="of:=IF(ISNUMBER([.V131]);100*([.L131]-[.V131])/[.L131];&quot;&quot;)" table:style-name="ce5"/>
          <table:table-cell table:number-columns-repeated="1636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28" table:style-name="ce2">
            <text:p>328</text:p>
          </table:table-cell>
          <table:table-cell office:value-type="float" office:value="6342970" table:style-name="ce1">
            <text:p>6342970</text:p>
          </table:table-cell>
          <table:table-cell office:value-type="float" office:value="48.072465000000001" table:style-name="ce1">
            <text:p>48.072465</text:p>
          </table:table-cell>
          <table:table-cell office:value-type="float" office:value="9.3960860000000004" table:style-name="ce1">
            <text:p>9.396086</text:p>
          </table:table-cell>
          <table:table-cell office:value-type="float" office:value="1929" table:style-name="ce1">
            <text:p>1929</text:p>
          </table:table-cell>
          <table:table-cell office:value-type="float" office:value="2013" table:style-name="ce1">
            <text:p>201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647.01" table:style-name="ce1">
            <text:p>2647.01</text:p>
          </table:table-cell>
          <table:table-cell office:value-type="float" office:value="2925" table:formula="of:=IF(ISNUMBER([.V132]);[.V132];[.N132])" table:style-name="ce1">
            <text:p>2925</text:p>
          </table:table-cell>
          <table:table-cell office:value-type="float" office:value="2925" table:style-name="ce1">
            <text:p>2925</text:p>
          </table:table-cell>
          <table:table-cell office:value-type="float" office:value="-11" table:style-name="ce1">
            <text:p>-11</text:p>
          </table:table-cell>
          <table:table-cell office:value-type="float" office:value="-11" table:formula="of:=IF(ISNUMBER([.W132]);[.W132];[.O132])" table:style-name="ce6">
            <text:p>-11</text:p>
          </table:table-cell>
          <table:table-cell office:value-type="float" office:value="4275973" table:style-name="ce3">
            <text:p>4275973</text:p>
          </table:table-cell>
          <table:table-cell office:value-type="float" office:value="2773395" table:style-name="ce3">
            <text:p>2773395</text:p>
          </table:table-cell>
          <table:table-cell office:value-type="float" office:value="4275973" table:style-name="ce1">
            <text:p>4275973</text:p>
          </table:table-cell>
          <table:table-cell office:value-type="float" office:value="2773395" table:style-name="ce1">
            <text:p>2773395</text:p>
          </table:table-cell>
          <table:table-cell office:value-type="float" office:value="30968" table:style-name="ce2">
            <text:p>30968</text:p>
          </table:table-cell>
          <table:table-cell table:style-name="ce1"/>
          <table:table-cell office:value-type="string" office:string-value="" table:formula="of:=IF(ISNUMBER([.V132]);100*([.L132]-[.V132])/[.L132];&quot;&quot;)" table:style-name="ce5"/>
          <table:table-cell table:number-columns-repeated="1636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29" table:style-name="ce2">
            <text:p>329</text:p>
          </table:table-cell>
          <table:table-cell office:value-type="float" office:value="6342980" table:style-name="ce1">
            <text:p>6342980</text:p>
          </table:table-cell>
          <table:table-cell office:value-type="float" office:value="47.93" table:style-name="ce1">
            <text:p>47.93</text:p>
          </table:table-cell>
          <table:table-cell office:value-type="float" office:value="8.68" table:style-name="ce1">
            <text:p>8.68</text:p>
          </table:table-cell>
          <table:table-cell office:value-type="float" office:value="1922" table:style-name="ce1">
            <text:p>1922</text:p>
          </table:table-cell>
          <table:table-cell office:value-type="float" office:value="2008" table:style-name="ce1">
            <text:p>200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759.88" table:style-name="ce1">
            <text:p>759.88</text:p>
          </table:table-cell>
          <table:table-cell office:value-type="float" office:value="825" table:formula="of:=IF(ISNUMBER([.V133]);[.V133];[.N133])" table:style-name="ce1">
            <text:p>825</text:p>
          </table:table-cell>
          <table:table-cell office:value-type="float" office:value="825" table:style-name="ce1">
            <text:p>825</text:p>
          </table:table-cell>
          <table:table-cell office:value-type="float" office:value="-9" table:style-name="ce1">
            <text:p>-9</text:p>
          </table:table-cell>
          <table:table-cell office:value-type="float" office:value="-9" table:formula="of:=IF(ISNUMBER([.W133]);[.W133];[.O133])" table:style-name="ce6">
            <text:p>-9</text:p>
          </table:table-cell>
          <table:table-cell office:value-type="float" office:value="4222313" table:style-name="ce3">
            <text:p>4222313</text:p>
          </table:table-cell>
          <table:table-cell office:value-type="float" office:value="2758260" table:style-name="ce3">
            <text:p>2758260</text:p>
          </table:table-cell>
          <table:table-cell office:value-type="float" office:value="4222313" table:style-name="ce1">
            <text:p>4222313</text:p>
          </table:table-cell>
          <table:table-cell office:value-type="float" office:value="2758260" table:style-name="ce1">
            <text:p>2758260</text:p>
          </table:table-cell>
          <table:table-cell office:value-type="float" office:value="31352" table:style-name="ce2">
            <text:p>31352</text:p>
          </table:table-cell>
          <table:table-cell table:style-name="ce1"/>
          <table:table-cell office:value-type="string" office:string-value="" table:formula="of:=IF(ISNUMBER([.V133]);100*([.L133]-[.V133])/[.L133];&quot;&quot;)" table:style-name="ce5"/>
          <table:table-cell table:number-columns-repeated="1636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30" table:style-name="ce2">
            <text:p>330</text:p>
          </table:table-cell>
          <table:table-cell office:value-type="float" office:value="6343100" table:style-name="ce1">
            <text:p>6343100</text:p>
          </table:table-cell>
          <table:table-cell office:value-type="float" office:value="48.059300999999998" table:style-name="ce1">
            <text:p>48.059301</text:p>
          </table:table-cell>
          <table:table-cell office:value-type="float" office:value="12.234239000000001" table:style-name="ce1">
            <text:p>12.234239</text:p>
          </table:table-cell>
          <table:table-cell office:value-type="float" office:value="1826" table:style-name="ce1">
            <text:p>1826</text:p>
          </table:table-cell>
          <table:table-cell office:value-type="float" office:value="2012" table:style-name="ce1">
            <text:p>2012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1983" table:style-name="ce1">
            <text:p>11983</text:p>
          </table:table-cell>
          <table:table-cell office:value-type="float" office:value="12150" table:formula="of:=IF(ISNUMBER([.V134]);[.V134];[.N134])" table:style-name="ce1">
            <text:p>12150</text:p>
          </table:table-cell>
          <table:table-cell office:value-type="float" office:value="12150" table:style-name="ce1">
            <text:p>12150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134]);[.W134];[.O134])" table:style-name="ce6">
            <text:p>-1</text:p>
          </table:table-cell>
          <table:table-cell office:value-type="float" office:value="4487597" table:style-name="ce3">
            <text:p>4487597</text:p>
          </table:table-cell>
          <table:table-cell office:value-type="float" office:value="2774267" table:style-name="ce3">
            <text:p>2774267</text:p>
          </table:table-cell>
          <table:table-cell office:value-type="float" office:value="4487597" table:style-name="ce1">
            <text:p>4487597</text:p>
          </table:table-cell>
          <table:table-cell office:value-type="float" office:value="2774267" table:style-name="ce1">
            <text:p>2774267</text:p>
          </table:table-cell>
          <table:table-cell office:value-type="float" office:value="30976" table:style-name="ce2">
            <text:p>30976</text:p>
          </table:table-cell>
          <table:table-cell table:style-name="ce1"/>
          <table:table-cell office:value-type="string" office:string-value="" table:formula="of:=IF(ISNUMBER([.V134]);100*([.L134]-[.V134])/[.L134];&quot;&quot;)" table:style-name="ce5"/>
          <table:table-cell table:number-columns-repeated="1636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32" table:style-name="ce2">
            <text:p>332</text:p>
          </table:table-cell>
          <table:table-cell office:value-type="float" office:value="6343500" table:style-name="ce1">
            <text:p>6343500</text:p>
          </table:table-cell>
          <table:table-cell office:value-type="float" office:value="48.158628" table:style-name="ce1">
            <text:p>48.158628</text:p>
          </table:table-cell>
          <table:table-cell office:value-type="float" office:value="12.834334999999999" table:style-name="ce1">
            <text:p>12.834335</text:p>
          </table:table-cell>
          <table:table-cell office:value-type="float" office:value="1826" table:style-name="ce1">
            <text:p>1826</text:p>
          </table:table-cell>
          <table:table-cell office:value-type="float" office:value="2012" table:style-name="ce1">
            <text:p>2012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6649" table:style-name="ce1">
            <text:p>6649</text:p>
          </table:table-cell>
          <table:table-cell office:value-type="float" office:value="6700" table:formula="of:=IF(ISNUMBER([.V135]);[.V135];[.N135])" table:style-name="ce1">
            <text:p>6700</text:p>
          </table:table-cell>
          <table:table-cell office:value-type="float" office:value="6700" table:style-name="ce1">
            <text:p>6700</text:p>
          </table:table-cell>
          <table:table-cell office:value-type="float" office:value="-1" table:style-name="ce1">
            <text:p>-1</text:p>
          </table:table-cell>
          <table:table-cell office:value-type="float" office:value="-1" table:formula="of:=IF(ISNUMBER([.W135]);[.W135];[.O135])" table:style-name="ce6">
            <text:p>-1</text:p>
          </table:table-cell>
          <table:table-cell office:value-type="float" office:value="4531908" table:style-name="ce3">
            <text:p>4531908</text:p>
          </table:table-cell>
          <table:table-cell office:value-type="float" office:value="2786834" table:style-name="ce3">
            <text:p>2786834</text:p>
          </table:table-cell>
          <table:table-cell office:value-type="float" office:value="4531908" table:style-name="ce1">
            <text:p>4531908</text:p>
          </table:table-cell>
          <table:table-cell office:value-type="float" office:value="2786834" table:style-name="ce1">
            <text:p>2786834</text:p>
          </table:table-cell>
          <table:table-cell office:value-type="float" office:value="30608" table:style-name="ce2">
            <text:p>30608</text:p>
          </table:table-cell>
          <table:table-cell table:style-name="ce1"/>
          <table:table-cell office:value-type="string" office:string-value="" table:formula="of:=IF(ISNUMBER([.V135]);100*([.L135]-[.V135])/[.L135];&quot;&quot;)" table:style-name="ce5"/>
          <table:table-cell table:number-columns-repeated="1636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34" table:style-name="ce2">
            <text:p>334</text:p>
          </table:table-cell>
          <table:table-cell office:value-type="float" office:value="6343560" table:style-name="ce1">
            <text:p>6343560</text:p>
          </table:table-cell>
          <table:table-cell office:value-type="float" office:value="47.681176999999998" table:style-name="ce1">
            <text:p>47.681177</text:p>
          </table:table-cell>
          <table:table-cell office:value-type="float" office:value="12.822811" table:style-name="ce1">
            <text:p>12.822811</text:p>
          </table:table-cell>
          <table:table-cell office:value-type="float" office:value="1900" table:style-name="ce1">
            <text:p>1900</text:p>
          </table:table-cell>
          <table:table-cell office:value-type="float" office:value="2012" table:style-name="ce1">
            <text:p>201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27.3" table:style-name="ce1">
            <text:p>927.3</text:p>
          </table:table-cell>
          <table:table-cell office:value-type="float" office:value="800" table:formula="of:=IF(ISNUMBER([.V136]);[.V136];[.N136])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14" table:style-name="ce1">
            <text:p>14</text:p>
          </table:table-cell>
          <table:table-cell office:value-type="float" office:value="14" table:formula="of:=IF(ISNUMBER([.W136]);[.W136];[.O136])" table:style-name="ce6">
            <text:p>14</text:p>
          </table:table-cell>
          <table:table-cell office:value-type="float" office:value="4533022" table:style-name="ce3">
            <text:p>4533022</text:p>
          </table:table-cell>
          <table:table-cell office:value-type="float" office:value="2733774" table:style-name="ce3">
            <text:p>2733774</text:p>
          </table:table-cell>
          <table:table-cell office:value-type="float" office:value="4533022" table:style-name="ce1">
            <text:p>4533022</text:p>
          </table:table-cell>
          <table:table-cell office:value-type="float" office:value="2733774" table:style-name="ce1">
            <text:p>2733774</text:p>
          </table:table-cell>
          <table:table-cell office:value-type="float" office:value="31977" table:style-name="ce2">
            <text:p>31977</text:p>
          </table:table-cell>
          <table:table-cell table:style-name="ce1"/>
          <table:table-cell office:value-type="string" office:string-value="" table:formula="of:=IF(ISNUMBER([.V136]);100*([.L136]-[.V136])/[.L136];&quot;&quot;)" table:style-name="ce5"/>
          <table:table-cell table:number-columns-repeated="1636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35" table:style-name="ce2">
            <text:p>335</text:p>
          </table:table-cell>
          <table:table-cell office:value-type="float" office:value="6343570" table:style-name="ce1">
            <text:p>6343570</text:p>
          </table:table-cell>
          <table:table-cell office:value-type="float" office:value="47.78" table:style-name="ce1">
            <text:p>47.78</text:p>
          </table:table-cell>
          <table:table-cell office:value-type="float" office:value="12.48" table:style-name="ce1">
            <text:p>12.48</text:p>
          </table:table-cell>
          <table:table-cell office:value-type="float" office:value="1920" table:style-name="ce1">
            <text:p>1920</text:p>
          </table:table-cell>
          <table:table-cell office:value-type="float" office:value="2007" table:style-name="ce1">
            <text:p>200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951.9" table:style-name="ce1">
            <text:p>951.9</text:p>
          </table:table-cell>
          <table:table-cell office:value-type="float" office:value="925" table:formula="of:=IF(ISNUMBER([.V137]);[.V137];[.N137])" table:style-name="ce1">
            <text:p>925</text:p>
          </table:table-cell>
          <table:table-cell office:value-type="float" office:value="925" table:style-name="ce1">
            <text:p>925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IF(ISNUMBER([.W137]);[.W137];[.O137])" table:style-name="ce6">
            <text:p>3</text:p>
          </table:table-cell>
          <table:table-cell office:value-type="float" office:value="4506928" table:style-name="ce3">
            <text:p>4506928</text:p>
          </table:table-cell>
          <table:table-cell office:value-type="float" office:value="2743827" table:style-name="ce3">
            <text:p>2743827</text:p>
          </table:table-cell>
          <table:table-cell office:value-type="float" office:value="4506928" table:style-name="ce1">
            <text:p>4506928</text:p>
          </table:table-cell>
          <table:table-cell office:value-type="float" office:value="2743827" table:style-name="ce1">
            <text:p>2743827</text:p>
          </table:table-cell>
          <table:table-cell office:value-type="float" office:value="31721" table:style-name="ce2">
            <text:p>31721</text:p>
          </table:table-cell>
          <table:table-cell table:style-name="ce1"/>
          <table:table-cell office:value-type="string" office:string-value="" table:formula="of:=IF(ISNUMBER([.V137]);100*([.L137]-[.V137])/[.L137];&quot;&quot;)" table:style-name="ce5"/>
          <table:table-cell table:number-columns-repeated="1636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36" table:style-name="ce2">
            <text:p>336</text:p>
          </table:table-cell>
          <table:table-cell office:value-type="float" office:value="6343900" table:style-name="ce1">
            <text:p>6343900</text:p>
          </table:table-cell>
          <table:table-cell office:value-type="float" office:value="48.561498999999998" table:style-name="ce1">
            <text:p>48.561499</text:p>
          </table:table-cell>
          <table:table-cell office:value-type="float" office:value="13.444127" table:style-name="ce1">
            <text:p>13.444127</text:p>
          </table:table-cell>
          <table:table-cell office:value-type="float" office:value="1920" table:style-name="ce1">
            <text:p>1920</text:p>
          </table:table-cell>
          <table:table-cell office:value-type="float" office:value="2012" table:style-name="ce1">
            <text:p>201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26084" table:style-name="ce1">
            <text:p>26084</text:p>
          </table:table-cell>
          <table:table-cell office:value-type="float" office:value="26125" table:formula="of:=IF(ISNUMBER([.V138]);[.V138];[.N138])" table:style-name="ce1">
            <text:p>26125</text:p>
          </table:table-cell>
          <table:table-cell office:value-type="float" office:value="76775" table:style-name="ce1">
            <text:p>76775</text:p>
          </table:table-cell>
          <table:table-cell office:value-type="float" office:value="-194" table:style-name="ce1">
            <text:p>-194</text:p>
          </table:table-cell>
          <table:table-cell office:value-type="float" office:value="-0.15718448090783621" table:formula="of:=IF(ISNUMBER([.W138]);[.W138];[.O138])" table:style-name="ce6">
            <text:p>0</text:p>
          </table:table-cell>
          <table:table-cell office:value-type="float" office:value="4575210" table:style-name="ce3">
            <text:p>4575210</text:p>
          </table:table-cell>
          <table:table-cell office:value-type="float" office:value="2833502" table:style-name="ce3">
            <text:p>2833502</text:p>
          </table:table-cell>
          <table:table-cell office:value-type="float" office:value="4572500" table:style-name="ce7">
            <text:p>4572500</text:p>
          </table:table-cell>
          <table:table-cell office:value-type="float" office:value="2833502" table:style-name="ce1">
            <text:p>2833502</text:p>
          </table:table-cell>
          <table:table-cell office:value-type="float" office:value="29488" table:style-name="ce2">
            <text:p>29488</text:p>
          </table:table-cell>
          <table:table-cell office:value-type="float" office:value="26125" table:style-name="ce1">
            <text:p>26125</text:p>
          </table:table-cell>
          <table:table-cell office:value-type="float" office:value="-0.15718448090783621" table:formula="of:=IF(ISNUMBER([.V138]);100*([.L138]-[.V138])/[.L138];&quot;&quot;)" table:style-name="ce5">
            <text:p>-0.2</text:p>
          </table:table-cell>
          <table:table-cell table:number-columns-repeated="1636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43" table:style-name="ce2">
            <text:p>343</text:p>
          </table:table-cell>
          <table:table-cell office:value-type="float" office:value="6357010" table:style-name="ce1">
            <text:p>6357010</text:p>
          </table:table-cell>
          <table:table-cell office:value-type="float" office:value="52.872891000000003" table:style-name="ce1">
            <text:p>52.872891</text:p>
          </table:table-cell>
          <table:table-cell office:value-type="float" office:value="14.142113" table:style-name="ce1">
            <text:p>14.142113</text:p>
          </table:table-cell>
          <table:table-cell office:value-type="float" office:value="1920" table:style-name="ce1">
            <text:p>1920</text:p>
          </table:table-cell>
          <table:table-cell office:value-type="float" office:value="2013" table:style-name="ce1">
            <text:p>201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09564" table:style-name="ce1">
            <text:p>109564</text:p>
          </table:table-cell>
          <table:table-cell office:value-type="float" office:value="109875" table:formula="of:=IF(ISNUMBER([.V139]);[.V139];[.N139])" table:style-name="ce1">
            <text:p>109875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-0.28385236026432042" table:formula="of:=IF(ISNUMBER([.W139]);[.W139];[.O139])" table:style-name="ce6">
            <text:p>0</text:p>
          </table:table-cell>
          <table:table-cell office:value-type="float" office:value="4599744" table:style-name="ce3">
            <text:p>4599744</text:p>
          </table:table-cell>
          <table:table-cell office:value-type="float" office:value="3315076" table:style-name="ce3">
            <text:p>3315076</text:p>
          </table:table-cell>
          <table:table-cell office:value-type="float" office:value="4602500" table:style-name="ce7">
            <text:p>4602500</text:p>
          </table:table-cell>
          <table:table-cell office:value-type="float" office:value="3307500" table:style-name="ce7">
            <text:p>3307500</text:p>
          </table:table-cell>
          <table:table-cell office:value-type="float" office:value="18462" table:style-name="ce2">
            <text:p>18462</text:p>
          </table:table-cell>
          <table:table-cell office:value-type="float" office:value="109875" table:style-name="ce1">
            <text:p>109875</text:p>
          </table:table-cell>
          <table:table-cell office:value-type="float" office:value="-0.28385236026432042" table:formula="of:=IF(ISNUMBER([.V139]);100*([.L139]-[.V139])/[.L139];&quot;&quot;)" table:style-name="ce5">
            <text:p>-0.3</text:p>
          </table:table-cell>
          <table:table-cell table:number-columns-repeated="1636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44" table:style-name="ce2">
            <text:p>344</text:p>
          </table:table-cell>
          <table:table-cell office:value-type="float" office:value="6357500" table:style-name="ce1">
            <text:p>6357500</text:p>
          </table:table-cell>
          <table:table-cell office:value-type="float" office:value="52.152999999999999" table:style-name="ce1">
            <text:p>52.153</text:p>
          </table:table-cell>
          <table:table-cell office:value-type="float" office:value="14.688000000000001" table:style-name="ce1">
            <text:p>14.688</text:p>
          </table:table-cell>
          <table:table-cell office:value-type="float" office:value="1920" table:style-name="ce1">
            <text:p>1920</text:p>
          </table:table-cell>
          <table:table-cell office:value-type="float" office:value="2011" table:style-name="ce1">
            <text:p>201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52033" table:style-name="ce1">
            <text:p>52033</text:p>
          </table:table-cell>
          <table:table-cell office:value-type="float" office:value="51150" table:formula="of:=IF(ISNUMBER([.V140]);[.V140];[.N140])" table:style-name="ce1">
            <text:p>51150</text:p>
          </table:table-cell>
          <table:table-cell office:value-type="float" office:value="51150" table:style-name="ce1">
            <text:p>51150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IF(ISNUMBER([.W140]);[.W140];[.O140])" table:style-name="ce6">
            <text:p>2</text:p>
          </table:table-cell>
          <table:table-cell office:value-type="float" office:value="4641609" table:style-name="ce3">
            <text:p>4641609</text:p>
          </table:table-cell>
          <table:table-cell office:value-type="float" office:value="3237345" table:style-name="ce3">
            <text:p>3237345</text:p>
          </table:table-cell>
          <table:table-cell office:value-type="float" office:value="4641609" table:style-name="ce1">
            <text:p>4641609</text:p>
          </table:table-cell>
          <table:table-cell office:value-type="float" office:value="3237345" table:style-name="ce1">
            <text:p>3237345</text:p>
          </table:table-cell>
          <table:table-cell office:value-type="float" office:value="19908" table:style-name="ce2">
            <text:p>19908</text:p>
          </table:table-cell>
          <table:table-cell table:style-name="ce1"/>
          <table:table-cell office:value-type="string" office:string-value="" table:formula="of:=IF(ISNUMBER([.V140]);100*([.L140]-[.V140])/[.L140];&quot;&quot;)" table:style-name="ce5"/>
          <table:table-cell table:number-columns-repeated="1636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45" table:style-name="ce2">
            <text:p>345</text:p>
          </table:table-cell>
          <table:table-cell office:value-type="float" office:value="6357501" table:style-name="ce1">
            <text:p>6357501</text:p>
          </table:table-cell>
          <table:table-cell office:value-type="float" office:value="51.969270000000002" table:style-name="ce1">
            <text:p>51.96927</text:p>
          </table:table-cell>
          <table:table-cell office:value-type="float" office:value="14.706721999999999" table:style-name="ce1">
            <text:p>14.706722</text:p>
          </table:table-cell>
          <table:table-cell office:value-type="float" office:value="1959" table:style-name="ce1">
            <text:p>1959</text:p>
          </table:table-cell>
          <table:table-cell office:value-type="float" office:value="2012" table:style-name="ce1">
            <text:p>20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4125" table:style-name="ce1">
            <text:p>4125</text:p>
          </table:table-cell>
          <table:table-cell office:value-type="float" office:value="4275" table:formula="of:=IF(ISNUMBER([.V141]);[.V141];[.N141])" table:style-name="ce1">
            <text:p>4275</text:p>
          </table:table-cell>
          <table:table-cell office:value-type="float" office:value="4275" table:style-name="ce1">
            <text:p>4275</text:p>
          </table:table-cell>
          <table:table-cell office:value-type="float" office:value="-4" table:style-name="ce1">
            <text:p>-4</text:p>
          </table:table-cell>
          <table:table-cell office:value-type="float" office:value="-4" table:formula="of:=IF(ISNUMBER([.W141]);[.W141];[.O141])" table:style-name="ce6">
            <text:p>-4</text:p>
          </table:table-cell>
          <table:table-cell office:value-type="float" office:value="4644210" table:style-name="ce3">
            <text:p>4644210</text:p>
          </table:table-cell>
          <table:table-cell office:value-type="float" office:value="3217020" table:style-name="ce3">
            <text:p>3217020</text:p>
          </table:table-cell>
          <table:table-cell office:value-type="float" office:value="4644210" table:style-name="ce1">
            <text:p>4644210</text:p>
          </table:table-cell>
          <table:table-cell office:value-type="float" office:value="3217020" table:style-name="ce1">
            <text:p>3217020</text:p>
          </table:table-cell>
          <table:table-cell office:value-type="float" office:value="20294" table:style-name="ce2">
            <text:p>20294</text:p>
          </table:table-cell>
          <table:table-cell table:style-name="ce1"/>
          <table:table-cell office:value-type="string" office:string-value="" table:formula="of:=IF(ISNUMBER([.V141]);100*([.L141]-[.V141])/[.L141];&quot;&quot;)" table:style-name="ce5"/>
          <table:table-cell table:number-columns-repeated="1636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46" table:style-name="ce2">
            <text:p>346</text:p>
          </table:table-cell>
          <table:table-cell office:value-type="float" office:value="6357502" table:style-name="ce1">
            <text:p>6357502</text:p>
          </table:table-cell>
          <table:table-cell office:value-type="float" office:value="51.161160000000002" table:style-name="ce1">
            <text:p>51.16116</text:p>
          </table:table-cell>
          <table:table-cell office:value-type="float" office:value="14.993192000000001" table:style-name="ce1">
            <text:p>14.993192</text:p>
          </table:table-cell>
          <table:table-cell office:value-type="float" office:value="1912" table:style-name="ce1">
            <text:p>1912</text:p>
          </table:table-cell>
          <table:table-cell office:value-type="float" office:value="2012" table:style-name="ce1">
            <text:p>201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RDC</text:p>
          </table:table-cell>
          <table:table-cell office:value-type="float" office:value="1" table:style-name="ce1">
            <text:p>1</text:p>
          </table:table-cell>
          <table:table-cell office:value-type="float" office:value="1621" table:style-name="ce1">
            <text:p>1621</text:p>
          </table:table-cell>
          <table:table-cell office:value-type="float" office:value="1600" table:formula="of:=IF(ISNUMBER([.V142]);[.V142];[.N142])" table:style-name="ce1">
            <text:p>1600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float" office:value="1.2954966070326959" table:formula="of:=IF(ISNUMBER([.W142]);[.W142];[.O142])" table:style-name="ce6">
            <text:p>1</text:p>
          </table:table-cell>
          <table:table-cell office:value-type="float" office:value="4669985" table:style-name="ce3">
            <text:p>4669985</text:p>
          </table:table-cell>
          <table:table-cell office:value-type="float" office:value="3128597" table:style-name="ce3">
            <text:p>3128597</text:p>
          </table:table-cell>
          <table:table-cell office:value-type="float" office:value="4672500" table:style-name="ce7">
            <text:p>4672500</text:p>
          </table:table-cell>
          <table:table-cell office:value-type="float" office:value="3128597" table:style-name="ce1">
            <text:p>3128597</text:p>
          </table:table-cell>
          <table:table-cell office:value-type="float" office:value="22141" table:style-name="ce2">
            <text:p>22141</text:p>
          </table:table-cell>
          <table:table-cell office:value-type="float" office:value="1600" table:style-name="ce1">
            <text:p>1600</text:p>
          </table:table-cell>
          <table:table-cell office:value-type="float" office:value="1.2954966070326959" table:formula="of:=IF(ISNUMBER([.V142]);100*([.L142]-[.V142])/[.L142];&quot;&quot;)" table:style-name="ce5">
            <text:p>1.3</text:p>
          </table:table-cell>
          <table:table-cell table:number-columns-repeated="16361"/>
        </table:table-row>
        <table:table-row table:number-rows-repeated="1048196" table:style-name="ro2">
          <table:table-cell table:number-columns-repeated="16384"/>
        </table:table-row>
        <table:table-row table:number-rows-repeated="238" table:style-name="ro1">
          <table:table-cell table:number-columns-repeated="16"/>
          <table:table-cell table:number-columns-repeated="4" table:style-name="ce1"/>
          <table:table-cell table:style-name="ce2"/>
          <table:table-cell table:number-columns-repeated="16363" table:style-name="ce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Kees van Ginkel</meta:initial-creator>
    <dc:creator>Kees van Ginkel</dc:creator>
    <meta:creation-date>2021-01-21T16:42:21Z</meta:creation-date>
    <dc:date>2021-06-11T10:34:33Z</dc:date>
    <meta:editing-cycles>4</meta:editing-cycles>
    <meta:editing-duration>PT663S</meta:editing-duration>
  </office:meta>
</office:document-meta>
</file>